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0000ff"/>
    </style:style>
    <style:style style:name="T3" style:family="text">
      <style:text-properties style:text-overline-style="none" style:text-overline-color="font-color" style:text-line-through-mode="continuous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fr" fo:country="FR" style:font-name-complex="Lohit Devanagari" fo:text-shadow="none" style:font-name-asian="Noto Sans CJK SC" style:font-name="Liberation Sans"/>
    </style:style>
    <style:style style:name="T4" style:family="text">
      <style:text-properties style:text-overline-style="none" style:text-overline-color="font-color" style:text-line-through-mode="continuous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fr" fo:country="FR" style:font-name-complex="Lohit Devanagari" fo:text-shadow="none" style:font-name-asian="Noto Sans CJK SC" style:font-name="Liberation Sans" fo:color="#0000ff"/>
    </style:style>
    <style:style style:name="T5" style:family="text">
      <style:text-properties style:language-complex="hi" style:country-complex="IN" style:font-name="Liberation Sans" style:font-name-asian="Noto Sans CJK SC" fo:text-shadow="none" style:font-name-complex="Lohit Devanagari" fo:language="fr" fo:country="FR" fo:font-weight="normal" style:text-underline-style="none" style:text-underline-color="font-color" style:text-line-through-type="none" fo:font-style="normal" style:text-outline="false" fo:font-size="10pt" style:text-overline-style="none" style:text-overline-color="font-color" style:font-style-complex="normal" style:font-style-asian="normal" style:font-weight-complex="normal" style:font-weight-asian="normal" style:font-size-complex="10pt" style:font-size-asian="10pt" style:language-asian="zh" style:country-asian="CN" style:text-emphasize="none" style:font-relief="none" style:text-line-through-mode="continuous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Midi note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Midi note</text:p>
          </table:table-cell>
          <table:table-cell office:value-type="string" calcext:value-type="string">
            <text:p>Midi to voltage</text:p>
          </table:table-cell>
          <table:table-cell office:value-type="string" calcext:value-type="string">
            <text:p>Midi to voltage (simple)</text:p>
          </table:table-cell>
          <table:table-cell office:value-type="string" calcext:value-type="string">
            <text:p>Voltage to Midi </text:p>
          </table:table-cell>
          <table:table-cell office:value-type="string" calcext:value-type="string">
            <text:p>Voltage to frequency</text:p>
          </table:table-cell>
        </table:table-row>
        <table:table-row table:style-name="ro1">
          <table:table-cell table:number-columns-repeated="4"/>
          <table:table-cell table:formula="of:=([.F2]-0.5)*2" office:value-type="float" office:value="-1" calcext:value-type="float">
            <text:p>-1</text:p>
          </table:table-cell>
          <table:table-cell table:formula="of:=([.G2]-1)/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440*2^(([.G2] - 69)/12)" office:value-type="float" office:value="8.66195721802725" calcext:value-type="float">
            <text:p>8,66195721802725</text:p>
          </table:table-cell>
          <table:table-cell/>
          <table:table-cell office:value-type="float" office:value="1" calcext:value-type="float">
            <text:p>1</text:p>
          </table:table-cell>
          <table:table-cell table:formula="of:=((([.J2]-1)/128)-0.5)*2" office:value-type="float" office:value="-1" calcext:value-type="float">
            <text:p>-1</text:p>
          </table:table-cell>
          <table:table-cell table:formula="of:=([.J2]-1)/64-1" office:value-type="float" office:value="-1" calcext:value-type="float">
            <text:p>-1</text:p>
          </table:table-cell>
          <table:table-cell table:formula="of:=64*[.K2]+65" office:value-type="float" office:value="1" calcext:value-type="float">
            <text:p>1</text:p>
          </table:table-cell>
          <table:table-cell table:formula="of:=440*2^((64*[.E2]-4)/12)" office:value-type="float" office:value="8.66195721802725" calcext:value-type="float">
            <text:p>8,66195721802725</text:p>
          </table:table-cell>
        </table:table-row>
        <table:table-row table:style-name="ro1">
          <table:table-cell table:number-columns-repeated="4"/>
          <table:table-cell table:formula="of:=([.F3]-0.5)*2" office:value-type="float" office:value="-0.984375" calcext:value-type="float">
            <text:p>-0,984375</text:p>
          </table:table-cell>
          <table:table-cell table:formula="of:=([.G3]-1)/128" office:value-type="float" office:value="0.0078125" calcext:value-type="float">
            <text:p>0,0078125</text:p>
          </table:table-cell>
          <table:table-cell table:formula="of:=[.G2]+1" office:value-type="float" office:value="2" calcext:value-type="float">
            <text:p>2</text:p>
          </table:table-cell>
          <table:table-cell table:formula="of:=440*2^(([.G3] - 69)/12)" office:value-type="float" office:value="9.17702399741899" calcext:value-type="float">
            <text:p>9,17702399741899</text:p>
          </table:table-cell>
          <table:table-cell/>
          <table:table-cell table:formula="of:=[.J2]+1" office:value-type="float" office:value="2" calcext:value-type="float">
            <text:p>2</text:p>
          </table:table-cell>
          <table:table-cell table:formula="of:=((([.J3]-1)/128)-0.5)*2" office:value-type="float" office:value="-0.984375" calcext:value-type="float">
            <text:p>-0,984375</text:p>
          </table:table-cell>
          <table:table-cell table:formula="of:=([.J3]-1)/64-1" office:value-type="float" office:value="-0.984375" calcext:value-type="float">
            <text:p>-0,984375</text:p>
          </table:table-cell>
          <table:table-cell table:formula="of:=64*[.K3]+65" office:value-type="float" office:value="2" calcext:value-type="float">
            <text:p>2</text:p>
          </table:table-cell>
          <table:table-cell table:formula="of:=440*2^((64*[.E3]-4)/12)" office:value-type="float" office:value="9.17702399741899" calcext:value-type="float">
            <text:p>9,17702399741899</text:p>
          </table:table-cell>
        </table:table-row>
        <table:table-row table:style-name="ro1">
          <table:table-cell table:number-columns-repeated="4"/>
          <table:table-cell table:formula="of:=([.F4]-0.5)*2" office:value-type="float" office:value="-0.96875" calcext:value-type="float">
            <text:p>-0,96875</text:p>
          </table:table-cell>
          <table:table-cell table:formula="of:=([.G4]-1)/128" office:value-type="float" office:value="0.015625" calcext:value-type="float">
            <text:p>0,015625</text:p>
          </table:table-cell>
          <table:table-cell table:formula="of:=[.G3]+1" office:value-type="float" office:value="3" calcext:value-type="float">
            <text:p>3</text:p>
          </table:table-cell>
          <table:table-cell table:formula="of:=440*2^(([.G4] - 69)/12)" office:value-type="float" office:value="9.72271824131503" calcext:value-type="float">
            <text:p>9,72271824131503</text:p>
          </table:table-cell>
          <table:table-cell/>
          <table:table-cell table:formula="of:=[.J3]+1" office:value-type="float" office:value="3" calcext:value-type="float">
            <text:p>3</text:p>
          </table:table-cell>
          <table:table-cell table:formula="of:=((([.J4]-1)/128)-0.5)*2" office:value-type="float" office:value="-0.96875" calcext:value-type="float">
            <text:p>-0,96875</text:p>
          </table:table-cell>
          <table:table-cell table:formula="of:=([.J4]-1)/64-1" office:value-type="float" office:value="-0.96875" calcext:value-type="float">
            <text:p>-0,96875</text:p>
          </table:table-cell>
          <table:table-cell table:formula="of:=64*[.K4]+65" office:value-type="float" office:value="3" calcext:value-type="float">
            <text:p>3</text:p>
          </table:table-cell>
          <table:table-cell table:formula="of:=440*2^((64*[.E4]-4)/12)" office:value-type="float" office:value="9.72271824131503" calcext:value-type="float">
            <text:p>9,72271824131503</text:p>
          </table:table-cell>
        </table:table-row>
        <table:table-row table:style-name="ro1">
          <table:table-cell table:number-columns-repeated="4"/>
          <table:table-cell table:formula="of:=([.F5]-0.5)*2" office:value-type="float" office:value="-0.953125" calcext:value-type="float">
            <text:p>-0,953125</text:p>
          </table:table-cell>
          <table:table-cell table:formula="of:=([.G5]-1)/128" office:value-type="float" office:value="0.0234375" calcext:value-type="float">
            <text:p>0,0234375</text:p>
          </table:table-cell>
          <table:table-cell table:formula="of:=[.G4]+1" office:value-type="float" office:value="4" calcext:value-type="float">
            <text:p>4</text:p>
          </table:table-cell>
          <table:table-cell table:formula="of:=440*2^(([.G5] - 69)/12)" office:value-type="float" office:value="10.3008611535272" calcext:value-type="float">
            <text:p>10,3008611535272</text:p>
          </table:table-cell>
          <table:table-cell/>
          <table:table-cell table:formula="of:=[.J4]+1" office:value-type="float" office:value="4" calcext:value-type="float">
            <text:p>4</text:p>
          </table:table-cell>
          <table:table-cell table:formula="of:=((([.J5]-1)/128)-0.5)*2" office:value-type="float" office:value="-0.953125" calcext:value-type="float">
            <text:p>-0,953125</text:p>
          </table:table-cell>
          <table:table-cell table:formula="of:=([.J5]-1)/64-1" office:value-type="float" office:value="-0.953125" calcext:value-type="float">
            <text:p>-0,953125</text:p>
          </table:table-cell>
          <table:table-cell table:formula="of:=64*[.K5]+65" office:value-type="float" office:value="4" calcext:value-type="float">
            <text:p>4</text:p>
          </table:table-cell>
          <table:table-cell table:formula="of:=440*2^((64*[.E5]-4)/12)" office:value-type="float" office:value="10.3008611535272" calcext:value-type="float">
            <text:p>10,3008611535272</text:p>
          </table:table-cell>
        </table:table-row>
        <table:table-row table:style-name="ro1">
          <table:table-cell table:number-columns-repeated="4"/>
          <table:table-cell table:formula="of:=([.F6]-0.5)*2" office:value-type="float" office:value="-0.9375" calcext:value-type="float">
            <text:p>-0,9375</text:p>
          </table:table-cell>
          <table:table-cell table:formula="of:=([.G6]-1)/128" office:value-type="float" office:value="0.03125" calcext:value-type="float">
            <text:p>0,03125</text:p>
          </table:table-cell>
          <table:table-cell table:formula="of:=[.G5]+1" office:value-type="float" office:value="5" calcext:value-type="float">
            <text:p>5</text:p>
          </table:table-cell>
          <table:table-cell table:formula="of:=440*2^(([.G6] - 69)/12)" office:value-type="float" office:value="10.9133822322814" calcext:value-type="float">
            <text:p>10,9133822322814</text:p>
          </table:table-cell>
          <table:table-cell/>
          <table:table-cell table:formula="of:=[.J5]+1" office:value-type="float" office:value="5" calcext:value-type="float">
            <text:p>5</text:p>
          </table:table-cell>
          <table:table-cell table:formula="of:=((([.J6]-1)/128)-0.5)*2" office:value-type="float" office:value="-0.9375" calcext:value-type="float">
            <text:p>-0,9375</text:p>
          </table:table-cell>
          <table:table-cell table:formula="of:=([.J6]-1)/64-1" office:value-type="float" office:value="-0.9375" calcext:value-type="float">
            <text:p>-0,9375</text:p>
          </table:table-cell>
          <table:table-cell table:formula="of:=64*[.K6]+65" office:value-type="float" office:value="5" calcext:value-type="float">
            <text:p>5</text:p>
          </table:table-cell>
          <table:table-cell table:formula="of:=440*2^((64*[.E6]-4)/12)" office:value-type="float" office:value="10.9133822322814" calcext:value-type="float">
            <text:p>10,9133822322814</text:p>
          </table:table-cell>
        </table:table-row>
        <table:table-row table:style-name="ro1">
          <table:table-cell table:number-columns-repeated="4"/>
          <table:table-cell table:formula="of:=([.F7]-0.5)*2" office:value-type="float" office:value="-0.921875" calcext:value-type="float">
            <text:p>-0,921875</text:p>
          </table:table-cell>
          <table:table-cell table:formula="of:=([.G7]-1)/128" office:value-type="float" office:value="0.0390625" calcext:value-type="float">
            <text:p>0,0390625</text:p>
          </table:table-cell>
          <table:table-cell table:formula="of:=[.G6]+1" office:value-type="float" office:value="6" calcext:value-type="float">
            <text:p>6</text:p>
          </table:table-cell>
          <table:table-cell table:formula="of:=440*2^(([.G7] - 69)/12)" office:value-type="float" office:value="11.5623257097386" calcext:value-type="float">
            <text:p>11,5623257097386</text:p>
          </table:table-cell>
          <table:table-cell/>
          <table:table-cell table:formula="of:=[.J6]+1" office:value-type="float" office:value="6" calcext:value-type="float">
            <text:p>6</text:p>
          </table:table-cell>
          <table:table-cell table:formula="of:=((([.J7]-1)/128)-0.5)*2" office:value-type="float" office:value="-0.921875" calcext:value-type="float">
            <text:p>-0,921875</text:p>
          </table:table-cell>
          <table:table-cell table:formula="of:=([.J7]-1)/64-1" office:value-type="float" office:value="-0.921875" calcext:value-type="float">
            <text:p>-0,921875</text:p>
          </table:table-cell>
          <table:table-cell table:formula="of:=64*[.K7]+65" office:value-type="float" office:value="6" calcext:value-type="float">
            <text:p>6</text:p>
          </table:table-cell>
          <table:table-cell table:formula="of:=440*2^((64*[.E7]-4)/12)" office:value-type="float" office:value="11.5623257097386" calcext:value-type="float">
            <text:p>11,5623257097386</text:p>
          </table:table-cell>
        </table:table-row>
        <table:table-row table:style-name="ro1">
          <table:table-cell table:number-columns-repeated="4"/>
          <table:table-cell table:formula="of:=([.F8]-0.5)*2" office:value-type="float" office:value="-0.90625" calcext:value-type="float">
            <text:p>-0,90625</text:p>
          </table:table-cell>
          <table:table-cell table:formula="of:=([.G8]-1)/128" office:value-type="float" office:value="0.046875" calcext:value-type="float">
            <text:p>0,046875</text:p>
          </table:table-cell>
          <table:table-cell table:formula="of:=[.G7]+1" office:value-type="float" office:value="7" calcext:value-type="float">
            <text:p>7</text:p>
          </table:table-cell>
          <table:table-cell table:formula="of:=440*2^(([.G8] - 69)/12)" office:value-type="float" office:value="12.2498573744297" calcext:value-type="float">
            <text:p>12,2498573744297</text:p>
          </table:table-cell>
          <table:table-cell/>
          <table:table-cell table:formula="of:=[.J7]+1" office:value-type="float" office:value="7" calcext:value-type="float">
            <text:p>7</text:p>
          </table:table-cell>
          <table:table-cell table:formula="of:=((([.J8]-1)/128)-0.5)*2" office:value-type="float" office:value="-0.90625" calcext:value-type="float">
            <text:p>-0,90625</text:p>
          </table:table-cell>
          <table:table-cell table:formula="of:=([.J8]-1)/64-1" office:value-type="float" office:value="-0.90625" calcext:value-type="float">
            <text:p>-0,90625</text:p>
          </table:table-cell>
          <table:table-cell table:formula="of:=64*[.K8]+65" office:value-type="float" office:value="7" calcext:value-type="float">
            <text:p>7</text:p>
          </table:table-cell>
          <table:table-cell table:formula="of:=440*2^((64*[.E8]-4)/12)" office:value-type="float" office:value="12.2498573744297" calcext:value-type="float">
            <text:p>12,2498573744297</text:p>
          </table:table-cell>
        </table:table-row>
        <table:table-row table:style-name="ro1">
          <table:table-cell table:number-columns-repeated="4"/>
          <table:table-cell table:formula="of:=([.F9]-0.5)*2" office:value-type="float" office:value="-0.890625" calcext:value-type="float">
            <text:p>-0,890625</text:p>
          </table:table-cell>
          <table:table-cell table:formula="of:=([.G9]-1)/128" office:value-type="float" office:value="0.0546875" calcext:value-type="float">
            <text:p>0,0546875</text:p>
          </table:table-cell>
          <table:table-cell table:formula="of:=[.G8]+1" office:value-type="float" office:value="8" calcext:value-type="float">
            <text:p>8</text:p>
          </table:table-cell>
          <table:table-cell table:formula="of:=440*2^(([.G9] - 69)/12)" office:value-type="float" office:value="12.9782717993733" calcext:value-type="float">
            <text:p>12,9782717993733</text:p>
          </table:table-cell>
          <table:table-cell/>
          <table:table-cell table:formula="of:=[.J8]+1" office:value-type="float" office:value="8" calcext:value-type="float">
            <text:p>8</text:p>
          </table:table-cell>
          <table:table-cell table:formula="of:=((([.J9]-1)/128)-0.5)*2" office:value-type="float" office:value="-0.890625" calcext:value-type="float">
            <text:p>-0,890625</text:p>
          </table:table-cell>
          <table:table-cell table:formula="of:=([.J9]-1)/64-1" office:value-type="float" office:value="-0.890625" calcext:value-type="float">
            <text:p>-0,890625</text:p>
          </table:table-cell>
          <table:table-cell table:formula="of:=64*[.K9]+65" office:value-type="float" office:value="8" calcext:value-type="float">
            <text:p>8</text:p>
          </table:table-cell>
          <table:table-cell table:formula="of:=440*2^((64*[.E9]-4)/12)" office:value-type="float" office:value="12.9782717993733" calcext:value-type="float">
            <text:p>12,9782717993733</text:p>
          </table:table-cell>
        </table:table-row>
        <table:table-row table:style-name="ro1">
          <table:table-cell table:number-columns-repeated="4"/>
          <table:table-cell table:formula="of:=([.F10]-0.5)*2" office:value-type="float" office:value="-0.875" calcext:value-type="float">
            <text:p>-0,875</text:p>
          </table:table-cell>
          <table:table-cell table:formula="of:=([.G10]-1)/128" office:value-type="float" office:value="0.0625" calcext:value-type="float">
            <text:p>0,0625</text:p>
          </table:table-cell>
          <table:table-cell table:formula="of:=[.G9]+1" office:value-type="float" office:value="9" calcext:value-type="float">
            <text:p>9</text:p>
          </table:table-cell>
          <table:table-cell table:formula="of:=440*2^(([.G10] - 69)/12)" office:value-type="float" office:value="13.75" calcext:value-type="float">
            <text:p>13,75</text:p>
          </table:table-cell>
          <table:table-cell/>
          <table:table-cell table:formula="of:=[.J9]+1" office:value-type="float" office:value="9" calcext:value-type="float">
            <text:p>9</text:p>
          </table:table-cell>
          <table:table-cell table:formula="of:=((([.J10]-1)/128)-0.5)*2" office:value-type="float" office:value="-0.875" calcext:value-type="float">
            <text:p>-0,875</text:p>
          </table:table-cell>
          <table:table-cell table:formula="of:=([.J10]-1)/64-1" office:value-type="float" office:value="-0.875" calcext:value-type="float">
            <text:p>-0,875</text:p>
          </table:table-cell>
          <table:table-cell table:formula="of:=64*[.K10]+65" office:value-type="float" office:value="9" calcext:value-type="float">
            <text:p>9</text:p>
          </table:table-cell>
          <table:table-cell table:formula="of:=440*2^((64*[.E10]-4)/12)" office:value-type="float" office:value="13.75" calcext:value-type="float">
            <text:p>13,75</text:p>
          </table:table-cell>
        </table:table-row>
        <table:table-row table:style-name="ro1">
          <table:table-cell table:number-columns-repeated="4"/>
          <table:table-cell table:formula="of:=([.F11]-0.5)*2" office:value-type="float" office:value="-0.859375" calcext:value-type="float">
            <text:p>-0,859375</text:p>
          </table:table-cell>
          <table:table-cell table:formula="of:=([.G11]-1)/128" office:value-type="float" office:value="0.0703125" calcext:value-type="float">
            <text:p>0,0703125</text:p>
          </table:table-cell>
          <table:table-cell table:formula="of:=[.G10]+1" office:value-type="float" office:value="10" calcext:value-type="float">
            <text:p>10</text:p>
          </table:table-cell>
          <table:table-cell table:formula="of:=440*2^(([.G11] - 69)/12)" office:value-type="float" office:value="14.5676175474403" calcext:value-type="float">
            <text:p>14,5676175474403</text:p>
          </table:table-cell>
          <table:table-cell/>
          <table:table-cell table:formula="of:=[.J10]+1" office:value-type="float" office:value="10" calcext:value-type="float">
            <text:p>10</text:p>
          </table:table-cell>
          <table:table-cell table:formula="of:=((([.J11]-1)/128)-0.5)*2" office:value-type="float" office:value="-0.859375" calcext:value-type="float">
            <text:p>-0,859375</text:p>
          </table:table-cell>
          <table:table-cell table:formula="of:=([.J11]-1)/64-1" office:value-type="float" office:value="-0.859375" calcext:value-type="float">
            <text:p>-0,859375</text:p>
          </table:table-cell>
          <table:table-cell table:formula="of:=64*[.K11]+65" office:value-type="float" office:value="10" calcext:value-type="float">
            <text:p>10</text:p>
          </table:table-cell>
          <table:table-cell table:formula="of:=440*2^((64*[.E11]-4)/12)" office:value-type="float" office:value="14.5676175474403" calcext:value-type="float">
            <text:p>14,5676175474403</text:p>
          </table:table-cell>
        </table:table-row>
        <table:table-row table:style-name="ro1">
          <table:table-cell table:number-columns-repeated="4"/>
          <table:table-cell table:formula="of:=([.F12]-0.5)*2" office:value-type="float" office:value="-0.84375" calcext:value-type="float">
            <text:p>-0,84375</text:p>
          </table:table-cell>
          <table:table-cell table:formula="of:=([.G12]-1)/128" office:value-type="float" office:value="0.078125" calcext:value-type="float">
            <text:p>0,078125</text:p>
          </table:table-cell>
          <table:table-cell table:formula="of:=[.G11]+1" office:value-type="float" office:value="11" calcext:value-type="float">
            <text:p>11</text:p>
          </table:table-cell>
          <table:table-cell table:formula="of:=440*2^(([.G12] - 69)/12)" office:value-type="float" office:value="15.4338531642539" calcext:value-type="float">
            <text:p>15,4338531642539</text:p>
          </table:table-cell>
          <table:table-cell/>
          <table:table-cell table:formula="of:=[.J11]+1" office:value-type="float" office:value="11" calcext:value-type="float">
            <text:p>11</text:p>
          </table:table-cell>
          <table:table-cell table:formula="of:=((([.J12]-1)/128)-0.5)*2" office:value-type="float" office:value="-0.84375" calcext:value-type="float">
            <text:p>-0,84375</text:p>
          </table:table-cell>
          <table:table-cell table:formula="of:=([.J12]-1)/64-1" office:value-type="float" office:value="-0.84375" calcext:value-type="float">
            <text:p>-0,84375</text:p>
          </table:table-cell>
          <table:table-cell table:formula="of:=64*[.K12]+65" office:value-type="float" office:value="11" calcext:value-type="float">
            <text:p>11</text:p>
          </table:table-cell>
          <table:table-cell table:formula="of:=440*2^((64*[.E12]-4)/12)" office:value-type="float" office:value="15.4338531642539" calcext:value-type="float">
            <text:p>15,4338531642539</text:p>
          </table:table-cell>
        </table:table-row>
        <table:table-row table:style-name="ro1">
          <table:table-cell table:number-columns-repeated="4"/>
          <table:table-cell table:formula="of:=([.F13]-0.5)*2" office:value-type="float" office:value="-0.828125" calcext:value-type="float">
            <text:p>-0,828125</text:p>
          </table:table-cell>
          <table:table-cell table:formula="of:=([.G13]-1)/128" office:value-type="float" office:value="0.0859375" calcext:value-type="float">
            <text:p>0,0859375</text:p>
          </table:table-cell>
          <table:table-cell table:formula="of:=[.G12]+1" office:value-type="float" office:value="12" calcext:value-type="float">
            <text:p>12</text:p>
          </table:table-cell>
          <table:table-cell table:formula="of:=440*2^(([.G13] - 69)/12)" office:value-type="float" office:value="16.3515978312874" calcext:value-type="float">
            <text:p>16,3515978312874</text:p>
          </table:table-cell>
          <table:table-cell/>
          <table:table-cell table:formula="of:=[.J12]+1" office:value-type="float" office:value="12" calcext:value-type="float">
            <text:p>12</text:p>
          </table:table-cell>
          <table:table-cell table:formula="of:=((([.J13]-1)/128)-0.5)*2" office:value-type="float" office:value="-0.828125" calcext:value-type="float">
            <text:p>-0,828125</text:p>
          </table:table-cell>
          <table:table-cell table:formula="of:=([.J13]-1)/64-1" office:value-type="float" office:value="-0.828125" calcext:value-type="float">
            <text:p>-0,828125</text:p>
          </table:table-cell>
          <table:table-cell table:formula="of:=64*[.K13]+65" office:value-type="float" office:value="12" calcext:value-type="float">
            <text:p>12</text:p>
          </table:table-cell>
          <table:table-cell table:formula="of:=440*2^((64*[.E13]-4)/12)" office:value-type="float" office:value="16.3515978312874" calcext:value-type="float">
            <text:p>16,3515978312874</text:p>
          </table:table-cell>
        </table:table-row>
        <table:table-row table:style-name="ro1">
          <table:table-cell table:number-columns-repeated="4"/>
          <table:table-cell table:formula="of:=([.F14]-0.5)*2" office:value-type="float" office:value="-0.8125" calcext:value-type="float">
            <text:p>-0,8125</text:p>
          </table:table-cell>
          <table:table-cell table:formula="of:=([.G14]-1)/128" office:value-type="float" office:value="0.09375" calcext:value-type="float">
            <text:p>0,09375</text:p>
          </table:table-cell>
          <table:table-cell table:formula="of:=[.G13]+1" office:value-type="float" office:value="13" calcext:value-type="float">
            <text:p>13</text:p>
          </table:table-cell>
          <table:table-cell table:formula="of:=440*2^(([.G14] - 69)/12)" office:value-type="float" office:value="17.3239144360545" calcext:value-type="float">
            <text:p>17,3239144360545</text:p>
          </table:table-cell>
          <table:table-cell/>
          <table:table-cell table:formula="of:=[.J13]+1" office:value-type="float" office:value="13" calcext:value-type="float">
            <text:p>13</text:p>
          </table:table-cell>
          <table:table-cell table:formula="of:=((([.J14]-1)/128)-0.5)*2" office:value-type="float" office:value="-0.8125" calcext:value-type="float">
            <text:p>-0,8125</text:p>
          </table:table-cell>
          <table:table-cell table:formula="of:=([.J14]-1)/64-1" office:value-type="float" office:value="-0.8125" calcext:value-type="float">
            <text:p>-0,8125</text:p>
          </table:table-cell>
          <table:table-cell table:formula="of:=64*[.K14]+65" office:value-type="float" office:value="13" calcext:value-type="float">
            <text:p>13</text:p>
          </table:table-cell>
          <table:table-cell table:formula="of:=440*2^((64*[.E14]-4)/12)" office:value-type="float" office:value="17.3239144360545" calcext:value-type="float">
            <text:p>17,3239144360545</text:p>
          </table:table-cell>
        </table:table-row>
        <table:table-row table:style-name="ro1">
          <table:table-cell table:number-columns-repeated="4"/>
          <table:table-cell table:formula="of:=([.F15]-0.5)*2" office:value-type="float" office:value="-0.796875" calcext:value-type="float">
            <text:p>-0,796875</text:p>
          </table:table-cell>
          <table:table-cell table:formula="of:=([.G15]-1)/128" office:value-type="float" office:value="0.1015625" calcext:value-type="float">
            <text:p>0,1015625</text:p>
          </table:table-cell>
          <table:table-cell table:formula="of:=[.G14]+1" office:value-type="float" office:value="14" calcext:value-type="float">
            <text:p>14</text:p>
          </table:table-cell>
          <table:table-cell table:formula="of:=440*2^(([.G15] - 69)/12)" office:value-type="float" office:value="18.354047994838" calcext:value-type="float">
            <text:p>18,354047994838</text:p>
          </table:table-cell>
          <table:table-cell/>
          <table:table-cell table:formula="of:=[.J14]+1" office:value-type="float" office:value="14" calcext:value-type="float">
            <text:p>14</text:p>
          </table:table-cell>
          <table:table-cell table:formula="of:=((([.J15]-1)/128)-0.5)*2" office:value-type="float" office:value="-0.796875" calcext:value-type="float">
            <text:p>-0,796875</text:p>
          </table:table-cell>
          <table:table-cell table:formula="of:=([.J15]-1)/64-1" office:value-type="float" office:value="-0.796875" calcext:value-type="float">
            <text:p>-0,796875</text:p>
          </table:table-cell>
          <table:table-cell table:formula="of:=64*[.K15]+65" office:value-type="float" office:value="14" calcext:value-type="float">
            <text:p>14</text:p>
          </table:table-cell>
          <table:table-cell table:formula="of:=440*2^((64*[.E15]-4)/12)" office:value-type="float" office:value="18.354047994838" calcext:value-type="float">
            <text:p>18,354047994838</text:p>
          </table:table-cell>
        </table:table-row>
        <table:table-row table:style-name="ro1">
          <table:table-cell table:number-columns-repeated="4"/>
          <table:table-cell table:formula="of:=([.F16]-0.5)*2" office:value-type="float" office:value="-0.78125" calcext:value-type="float">
            <text:p>-0,78125</text:p>
          </table:table-cell>
          <table:table-cell table:formula="of:=([.G16]-1)/128" office:value-type="float" office:value="0.109375" calcext:value-type="float">
            <text:p>0,109375</text:p>
          </table:table-cell>
          <table:table-cell table:formula="of:=[.G15]+1" office:value-type="float" office:value="15" calcext:value-type="float">
            <text:p>15</text:p>
          </table:table-cell>
          <table:table-cell table:formula="of:=440*2^(([.G16] - 69)/12)" office:value-type="float" office:value="19.4454364826301" calcext:value-type="float">
            <text:p>19,4454364826301</text:p>
          </table:table-cell>
          <table:table-cell/>
          <table:table-cell table:formula="of:=[.J15]+1" office:value-type="float" office:value="15" calcext:value-type="float">
            <text:p>15</text:p>
          </table:table-cell>
          <table:table-cell table:formula="of:=((([.J16]-1)/128)-0.5)*2" office:value-type="float" office:value="-0.78125" calcext:value-type="float">
            <text:p>-0,78125</text:p>
          </table:table-cell>
          <table:table-cell table:formula="of:=([.J16]-1)/64-1" office:value-type="float" office:value="-0.78125" calcext:value-type="float">
            <text:p>-0,78125</text:p>
          </table:table-cell>
          <table:table-cell table:formula="of:=64*[.K16]+65" office:value-type="float" office:value="15" calcext:value-type="float">
            <text:p>15</text:p>
          </table:table-cell>
          <table:table-cell table:formula="of:=440*2^((64*[.E16]-4)/12)" office:value-type="float" office:value="19.4454364826301" calcext:value-type="float">
            <text:p>19,4454364826301</text:p>
          </table:table-cell>
        </table:table-row>
        <table:table-row table:style-name="ro1">
          <table:table-cell table:number-columns-repeated="4"/>
          <table:table-cell table:formula="of:=([.F17]-0.5)*2" office:value-type="float" office:value="-0.765625" calcext:value-type="float">
            <text:p>-0,765625</text:p>
          </table:table-cell>
          <table:table-cell table:formula="of:=([.G17]-1)/128" office:value-type="float" office:value="0.1171875" calcext:value-type="float">
            <text:p>0,1171875</text:p>
          </table:table-cell>
          <table:table-cell table:formula="of:=[.G16]+1" office:value-type="float" office:value="16" calcext:value-type="float">
            <text:p>16</text:p>
          </table:table-cell>
          <table:table-cell table:formula="of:=440*2^(([.G17] - 69)/12)" office:value-type="float" office:value="20.6017223070544" calcext:value-type="float">
            <text:p>20,6017223070544</text:p>
          </table:table-cell>
          <table:table-cell/>
          <table:table-cell table:formula="of:=[.J16]+1" office:value-type="float" office:value="16" calcext:value-type="float">
            <text:p>16</text:p>
          </table:table-cell>
          <table:table-cell table:formula="of:=((([.J17]-1)/128)-0.5)*2" office:value-type="float" office:value="-0.765625" calcext:value-type="float">
            <text:p>-0,765625</text:p>
          </table:table-cell>
          <table:table-cell table:formula="of:=([.J17]-1)/64-1" office:value-type="float" office:value="-0.765625" calcext:value-type="float">
            <text:p>-0,765625</text:p>
          </table:table-cell>
          <table:table-cell table:formula="of:=64*[.K17]+65" office:value-type="float" office:value="16" calcext:value-type="float">
            <text:p>16</text:p>
          </table:table-cell>
          <table:table-cell table:formula="of:=440*2^((64*[.E17]-4)/12)" office:value-type="float" office:value="20.6017223070544" calcext:value-type="float">
            <text:p>20,6017223070544</text:p>
          </table:table-cell>
        </table:table-row>
        <table:table-row table:style-name="ro1">
          <table:table-cell table:number-columns-repeated="4"/>
          <table:table-cell table:formula="of:=([.F18]-0.5)*2" office:value-type="float" office:value="-0.75" calcext:value-type="float">
            <text:p>-0,75</text:p>
          </table:table-cell>
          <table:table-cell table:formula="of:=([.G18]-1)/128" office:value-type="float" office:value="0.125" calcext:value-type="float">
            <text:p>0,125</text:p>
          </table:table-cell>
          <table:table-cell table:formula="of:=[.G17]+1" office:value-type="float" office:value="17" calcext:value-type="float">
            <text:p>17</text:p>
          </table:table-cell>
          <table:table-cell table:formula="of:=440*2^(([.G18] - 69)/12)" office:value-type="float" office:value="21.8267644645627" calcext:value-type="float">
            <text:p>21,8267644645627</text:p>
          </table:table-cell>
          <table:table-cell/>
          <table:table-cell table:formula="of:=[.J17]+1" office:value-type="float" office:value="17" calcext:value-type="float">
            <text:p>17</text:p>
          </table:table-cell>
          <table:table-cell table:formula="of:=((([.J18]-1)/128)-0.5)*2" office:value-type="float" office:value="-0.75" calcext:value-type="float">
            <text:p>-0,75</text:p>
          </table:table-cell>
          <table:table-cell table:formula="of:=([.J18]-1)/64-1" office:value-type="float" office:value="-0.75" calcext:value-type="float">
            <text:p>-0,75</text:p>
          </table:table-cell>
          <table:table-cell table:formula="of:=64*[.K18]+65" office:value-type="float" office:value="17" calcext:value-type="float">
            <text:p>17</text:p>
          </table:table-cell>
          <table:table-cell table:formula="of:=440*2^((64*[.E18]-4)/12)" office:value-type="float" office:value="21.8267644645627" calcext:value-type="float">
            <text:p>21,8267644645627</text:p>
          </table:table-cell>
        </table:table-row>
        <table:table-row table:style-name="ro1">
          <table:table-cell table:number-columns-repeated="4"/>
          <table:table-cell table:formula="of:=([.F19]-0.5)*2" office:value-type="float" office:value="-0.734375" calcext:value-type="float">
            <text:p>-0,734375</text:p>
          </table:table-cell>
          <table:table-cell table:formula="of:=([.G19]-1)/128" office:value-type="float" office:value="0.1328125" calcext:value-type="float">
            <text:p>0,1328125</text:p>
          </table:table-cell>
          <table:table-cell table:formula="of:=[.G18]+1" office:value-type="float" office:value="18" calcext:value-type="float">
            <text:p>18</text:p>
          </table:table-cell>
          <table:table-cell table:formula="of:=440*2^(([.G19] - 69)/12)" office:value-type="float" office:value="23.1246514194771" calcext:value-type="float">
            <text:p>23,1246514194771</text:p>
          </table:table-cell>
          <table:table-cell/>
          <table:table-cell table:formula="of:=[.J18]+1" office:value-type="float" office:value="18" calcext:value-type="float">
            <text:p>18</text:p>
          </table:table-cell>
          <table:table-cell table:formula="of:=((([.J19]-1)/128)-0.5)*2" office:value-type="float" office:value="-0.734375" calcext:value-type="float">
            <text:p>-0,734375</text:p>
          </table:table-cell>
          <table:table-cell table:formula="of:=([.J19]-1)/64-1" office:value-type="float" office:value="-0.734375" calcext:value-type="float">
            <text:p>-0,734375</text:p>
          </table:table-cell>
          <table:table-cell table:formula="of:=64*[.K19]+65" office:value-type="float" office:value="18" calcext:value-type="float">
            <text:p>18</text:p>
          </table:table-cell>
          <table:table-cell table:formula="of:=440*2^((64*[.E19]-4)/12)" office:value-type="float" office:value="23.1246514194771" calcext:value-type="float">
            <text:p>23,1246514194771</text:p>
          </table:table-cell>
        </table:table-row>
        <table:table-row table:style-name="ro1">
          <table:table-cell table:number-columns-repeated="4"/>
          <table:table-cell table:formula="of:=([.F20]-0.5)*2" office:value-type="float" office:value="-0.71875" calcext:value-type="float">
            <text:p>-0,71875</text:p>
          </table:table-cell>
          <table:table-cell table:formula="of:=([.G20]-1)/128" office:value-type="float" office:value="0.140625" calcext:value-type="float">
            <text:p>0,140625</text:p>
          </table:table-cell>
          <table:table-cell table:formula="of:=[.G19]+1" office:value-type="float" office:value="19" calcext:value-type="float">
            <text:p>19</text:p>
          </table:table-cell>
          <table:table-cell table:formula="of:=440*2^(([.G20] - 69)/12)" office:value-type="float" office:value="24.4997147488593" calcext:value-type="float">
            <text:p>24,4997147488593</text:p>
          </table:table-cell>
          <table:table-cell/>
          <table:table-cell table:formula="of:=[.J19]+1" office:value-type="float" office:value="19" calcext:value-type="float">
            <text:p>19</text:p>
          </table:table-cell>
          <table:table-cell table:formula="of:=((([.J20]-1)/128)-0.5)*2" office:value-type="float" office:value="-0.71875" calcext:value-type="float">
            <text:p>-0,71875</text:p>
          </table:table-cell>
          <table:table-cell table:formula="of:=([.J20]-1)/64-1" office:value-type="float" office:value="-0.71875" calcext:value-type="float">
            <text:p>-0,71875</text:p>
          </table:table-cell>
          <table:table-cell table:formula="of:=64*[.K20]+65" office:value-type="float" office:value="19" calcext:value-type="float">
            <text:p>19</text:p>
          </table:table-cell>
          <table:table-cell table:formula="of:=440*2^((64*[.E20]-4)/12)" office:value-type="float" office:value="24.4997147488593" calcext:value-type="float">
            <text:p>24,4997147488593</text:p>
          </table:table-cell>
        </table:table-row>
        <table:table-row table:style-name="ro1">
          <table:table-cell table:number-columns-repeated="4"/>
          <table:table-cell table:formula="of:=([.F21]-0.5)*2" office:value-type="float" office:value="-0.703125" calcext:value-type="float">
            <text:p>-0,703125</text:p>
          </table:table-cell>
          <table:table-cell table:formula="of:=([.G21]-1)/128" office:value-type="float" office:value="0.1484375" calcext:value-type="float">
            <text:p>0,1484375</text:p>
          </table:table-cell>
          <table:table-cell table:formula="of:=[.G20]+1" office:value-type="float" office:value="20" calcext:value-type="float">
            <text:p>20</text:p>
          </table:table-cell>
          <table:table-cell table:formula="of:=440*2^(([.G21] - 69)/12)" office:value-type="float" office:value="25.9565435987466" calcext:value-type="float">
            <text:p>25,9565435987466</text:p>
          </table:table-cell>
          <table:table-cell/>
          <table:table-cell table:formula="of:=[.J20]+1" office:value-type="float" office:value="20" calcext:value-type="float">
            <text:p>20</text:p>
          </table:table-cell>
          <table:table-cell table:formula="of:=((([.J21]-1)/128)-0.5)*2" office:value-type="float" office:value="-0.703125" calcext:value-type="float">
            <text:p>-0,703125</text:p>
          </table:table-cell>
          <table:table-cell table:formula="of:=([.J21]-1)/64-1" office:value-type="float" office:value="-0.703125" calcext:value-type="float">
            <text:p>-0,703125</text:p>
          </table:table-cell>
          <table:table-cell table:formula="of:=64*[.K21]+65" office:value-type="float" office:value="20" calcext:value-type="float">
            <text:p>20</text:p>
          </table:table-cell>
          <table:table-cell table:formula="of:=440*2^((64*[.E21]-4)/12)" office:value-type="float" office:value="25.9565435987466" calcext:value-type="float">
            <text:p>25,9565435987466</text:p>
          </table:table-cell>
        </table:table-row>
        <table:table-row table:style-name="ro1">
          <table:table-cell table:number-columns-repeated="4"/>
          <table:table-cell table:formula="of:=([.F22]-0.5)*2" office:value-type="float" office:value="-0.6875" calcext:value-type="float">
            <text:p>-0,6875</text:p>
          </table:table-cell>
          <table:table-cell table:formula="of:=([.G22]-1)/128" office:value-type="float" office:value="0.15625" calcext:value-type="float">
            <text:p>0,15625</text:p>
          </table:table-cell>
          <table:table-cell table:formula="of:=[.G21]+1" office:value-type="float" office:value="21" calcext:value-type="float">
            <text:p>21</text:p>
          </table:table-cell>
          <table:table-cell table:formula="of:=440*2^(([.G22] - 69)/12)" office:value-type="float" office:value="27.5" calcext:value-type="float">
            <text:p>27,5</text:p>
          </table:table-cell>
          <table:table-cell/>
          <table:table-cell table:formula="of:=[.J21]+1" office:value-type="float" office:value="21" calcext:value-type="float">
            <text:p>21</text:p>
          </table:table-cell>
          <table:table-cell table:formula="of:=((([.J22]-1)/128)-0.5)*2" office:value-type="float" office:value="-0.6875" calcext:value-type="float">
            <text:p>-0,6875</text:p>
          </table:table-cell>
          <table:table-cell table:formula="of:=([.J22]-1)/64-1" office:value-type="float" office:value="-0.6875" calcext:value-type="float">
            <text:p>-0,6875</text:p>
          </table:table-cell>
          <table:table-cell table:formula="of:=64*[.K22]+65" office:value-type="float" office:value="21" calcext:value-type="float">
            <text:p>21</text:p>
          </table:table-cell>
          <table:table-cell table:formula="of:=440*2^((64*[.E22]-4)/12)" office:value-type="float" office:value="27.5" calcext:value-type="float">
            <text:p>27,5</text:p>
          </table:table-cell>
        </table:table-row>
        <table:table-row table:style-name="ro1">
          <table:table-cell table:number-columns-repeated="4"/>
          <table:table-cell table:formula="of:=([.F23]-0.5)*2" office:value-type="float" office:value="-0.671875" calcext:value-type="float">
            <text:p>-0,671875</text:p>
          </table:table-cell>
          <table:table-cell table:formula="of:=([.G23]-1)/128" office:value-type="float" office:value="0.1640625" calcext:value-type="float">
            <text:p>0,1640625</text:p>
          </table:table-cell>
          <table:table-cell table:formula="of:=[.G22]+1" office:value-type="float" office:value="22" calcext:value-type="float">
            <text:p>22</text:p>
          </table:table-cell>
          <table:table-cell table:formula="of:=440*2^(([.G23] - 69)/12)" office:value-type="float" office:value="29.1352350948806" calcext:value-type="float">
            <text:p>29,1352350948806</text:p>
          </table:table-cell>
          <table:table-cell/>
          <table:table-cell table:formula="of:=[.J22]+1" office:value-type="float" office:value="22" calcext:value-type="float">
            <text:p>22</text:p>
          </table:table-cell>
          <table:table-cell table:formula="of:=((([.J23]-1)/128)-0.5)*2" office:value-type="float" office:value="-0.671875" calcext:value-type="float">
            <text:p>-0,671875</text:p>
          </table:table-cell>
          <table:table-cell table:formula="of:=([.J23]-1)/64-1" office:value-type="float" office:value="-0.671875" calcext:value-type="float">
            <text:p>-0,671875</text:p>
          </table:table-cell>
          <table:table-cell table:formula="of:=64*[.K23]+65" office:value-type="float" office:value="22" calcext:value-type="float">
            <text:p>22</text:p>
          </table:table-cell>
          <table:table-cell table:formula="of:=440*2^((64*[.E23]-4)/12)" office:value-type="float" office:value="29.1352350948806" calcext:value-type="float">
            <text:p>29,1352350948806</text:p>
          </table:table-cell>
        </table:table-row>
        <table:table-row table:style-name="ro1">
          <table:table-cell table:number-columns-repeated="4"/>
          <table:table-cell table:formula="of:=([.F24]-0.5)*2" office:value-type="float" office:value="-0.65625" calcext:value-type="float">
            <text:p>-0,65625</text:p>
          </table:table-cell>
          <table:table-cell table:formula="of:=([.G24]-1)/128" office:value-type="float" office:value="0.171875" calcext:value-type="float">
            <text:p>0,171875</text:p>
          </table:table-cell>
          <table:table-cell table:formula="of:=[.G23]+1" office:value-type="float" office:value="23" calcext:value-type="float">
            <text:p>23</text:p>
          </table:table-cell>
          <table:table-cell table:formula="of:=440*2^(([.G24] - 69)/12)" office:value-type="float" office:value="30.8677063285077" calcext:value-type="float">
            <text:p>30,8677063285077</text:p>
          </table:table-cell>
          <table:table-cell/>
          <table:table-cell table:formula="of:=[.J23]+1" office:value-type="float" office:value="23" calcext:value-type="float">
            <text:p>23</text:p>
          </table:table-cell>
          <table:table-cell table:formula="of:=((([.J24]-1)/128)-0.5)*2" office:value-type="float" office:value="-0.65625" calcext:value-type="float">
            <text:p>-0,65625</text:p>
          </table:table-cell>
          <table:table-cell table:formula="of:=([.J24]-1)/64-1" office:value-type="float" office:value="-0.65625" calcext:value-type="float">
            <text:p>-0,65625</text:p>
          </table:table-cell>
          <table:table-cell table:formula="of:=64*[.K24]+65" office:value-type="float" office:value="23" calcext:value-type="float">
            <text:p>23</text:p>
          </table:table-cell>
          <table:table-cell table:formula="of:=440*2^((64*[.E24]-4)/12)" office:value-type="float" office:value="30.8677063285077" calcext:value-type="float">
            <text:p>30,8677063285077</text:p>
          </table:table-cell>
        </table:table-row>
        <table:table-row table:style-name="ro1">
          <table:table-cell table:number-columns-repeated="4"/>
          <table:table-cell table:formula="of:=([.F25]-0.5)*2" office:value-type="float" office:value="-0.640625" calcext:value-type="float">
            <text:p>-0,640625</text:p>
          </table:table-cell>
          <table:table-cell table:formula="of:=([.G25]-1)/128" office:value-type="float" office:value="0.1796875" calcext:value-type="float">
            <text:p>0,1796875</text:p>
          </table:table-cell>
          <table:table-cell table:formula="of:=[.G24]+1" office:value-type="float" office:value="24" calcext:value-type="float">
            <text:p>24</text:p>
          </table:table-cell>
          <table:table-cell table:formula="of:=440*2^(([.G25] - 69)/12)" office:value-type="float" office:value="32.7031956625748" calcext:value-type="float">
            <text:p>32,7031956625748</text:p>
          </table:table-cell>
          <table:table-cell/>
          <table:table-cell table:formula="of:=[.J24]+1" office:value-type="float" office:value="24" calcext:value-type="float">
            <text:p>24</text:p>
          </table:table-cell>
          <table:table-cell table:formula="of:=((([.J25]-1)/128)-0.5)*2" office:value-type="float" office:value="-0.640625" calcext:value-type="float">
            <text:p>-0,640625</text:p>
          </table:table-cell>
          <table:table-cell table:formula="of:=([.J25]-1)/64-1" office:value-type="float" office:value="-0.640625" calcext:value-type="float">
            <text:p>-0,640625</text:p>
          </table:table-cell>
          <table:table-cell table:formula="of:=64*[.K25]+65" office:value-type="float" office:value="24" calcext:value-type="float">
            <text:p>24</text:p>
          </table:table-cell>
          <table:table-cell table:formula="of:=440*2^((64*[.E25]-4)/12)" office:value-type="float" office:value="32.7031956625748" calcext:value-type="float">
            <text:p>32,7031956625748</text:p>
          </table:table-cell>
        </table:table-row>
        <table:table-row table:style-name="ro1">
          <table:table-cell table:number-columns-repeated="4"/>
          <table:table-cell table:formula="of:=([.F26]-0.5)*2" office:value-type="float" office:value="-0.625" calcext:value-type="float">
            <text:p>-0,625</text:p>
          </table:table-cell>
          <table:table-cell table:formula="of:=([.G26]-1)/128" office:value-type="float" office:value="0.1875" calcext:value-type="float">
            <text:p>0,1875</text:p>
          </table:table-cell>
          <table:table-cell table:formula="of:=[.G25]+1" office:value-type="float" office:value="25" calcext:value-type="float">
            <text:p>25</text:p>
          </table:table-cell>
          <table:table-cell table:formula="of:=440*2^(([.G26] - 69)/12)" office:value-type="float" office:value="34.647828872109" calcext:value-type="float">
            <text:p>34,647828872109</text:p>
          </table:table-cell>
          <table:table-cell/>
          <table:table-cell table:formula="of:=[.J25]+1" office:value-type="float" office:value="25" calcext:value-type="float">
            <text:p>25</text:p>
          </table:table-cell>
          <table:table-cell table:formula="of:=((([.J26]-1)/128)-0.5)*2" office:value-type="float" office:value="-0.625" calcext:value-type="float">
            <text:p>-0,625</text:p>
          </table:table-cell>
          <table:table-cell table:formula="of:=([.J26]-1)/64-1" office:value-type="float" office:value="-0.625" calcext:value-type="float">
            <text:p>-0,625</text:p>
          </table:table-cell>
          <table:table-cell table:formula="of:=64*[.K26]+65" office:value-type="float" office:value="25" calcext:value-type="float">
            <text:p>25</text:p>
          </table:table-cell>
          <table:table-cell table:formula="of:=440*2^((64*[.E26]-4)/12)" office:value-type="float" office:value="34.647828872109" calcext:value-type="float">
            <text:p>34,647828872109</text:p>
          </table:table-cell>
        </table:table-row>
        <table:table-row table:style-name="ro1">
          <table:table-cell table:number-columns-repeated="4"/>
          <table:table-cell table:formula="of:=([.F27]-0.5)*2" office:value-type="float" office:value="-0.609375" calcext:value-type="float">
            <text:p>-0,609375</text:p>
          </table:table-cell>
          <table:table-cell table:formula="of:=([.G27]-1)/128" office:value-type="float" office:value="0.1953125" calcext:value-type="float">
            <text:p>0,1953125</text:p>
          </table:table-cell>
          <table:table-cell table:formula="of:=[.G26]+1" office:value-type="float" office:value="26" calcext:value-type="float">
            <text:p>26</text:p>
          </table:table-cell>
          <table:table-cell table:formula="of:=440*2^(([.G27] - 69)/12)" office:value-type="float" office:value="36.7080959896759" calcext:value-type="float">
            <text:p>36,7080959896759</text:p>
          </table:table-cell>
          <table:table-cell/>
          <table:table-cell table:formula="of:=[.J26]+1" office:value-type="float" office:value="26" calcext:value-type="float">
            <text:p>26</text:p>
          </table:table-cell>
          <table:table-cell table:formula="of:=((([.J27]-1)/128)-0.5)*2" office:value-type="float" office:value="-0.609375" calcext:value-type="float">
            <text:p>-0,609375</text:p>
          </table:table-cell>
          <table:table-cell table:formula="of:=([.J27]-1)/64-1" office:value-type="float" office:value="-0.609375" calcext:value-type="float">
            <text:p>-0,609375</text:p>
          </table:table-cell>
          <table:table-cell table:formula="of:=64*[.K27]+65" office:value-type="float" office:value="26" calcext:value-type="float">
            <text:p>26</text:p>
          </table:table-cell>
          <table:table-cell table:formula="of:=440*2^((64*[.E27]-4)/12)" office:value-type="float" office:value="36.7080959896759" calcext:value-type="float">
            <text:p>36,7080959896759</text:p>
          </table:table-cell>
        </table:table-row>
        <table:table-row table:style-name="ro1">
          <table:table-cell table:number-columns-repeated="4"/>
          <table:table-cell table:formula="of:=([.F28]-0.5)*2" office:value-type="float" office:value="-0.59375" calcext:value-type="float">
            <text:p>-0,59375</text:p>
          </table:table-cell>
          <table:table-cell table:formula="of:=([.G28]-1)/128" office:value-type="float" office:value="0.203125" calcext:value-type="float">
            <text:p>0,203125</text:p>
          </table:table-cell>
          <table:table-cell table:formula="of:=[.G27]+1" office:value-type="float" office:value="27" calcext:value-type="float">
            <text:p>27</text:p>
          </table:table-cell>
          <table:table-cell table:formula="of:=440*2^(([.G28] - 69)/12)" office:value-type="float" office:value="38.8908729652601" calcext:value-type="float">
            <text:p>38,8908729652601</text:p>
          </table:table-cell>
          <table:table-cell/>
          <table:table-cell table:formula="of:=[.J27]+1" office:value-type="float" office:value="27" calcext:value-type="float">
            <text:p>27</text:p>
          </table:table-cell>
          <table:table-cell table:formula="of:=((([.J28]-1)/128)-0.5)*2" office:value-type="float" office:value="-0.59375" calcext:value-type="float">
            <text:p>-0,59375</text:p>
          </table:table-cell>
          <table:table-cell table:formula="of:=([.J28]-1)/64-1" office:value-type="float" office:value="-0.59375" calcext:value-type="float">
            <text:p>-0,59375</text:p>
          </table:table-cell>
          <table:table-cell table:formula="of:=64*[.K28]+65" office:value-type="float" office:value="27" calcext:value-type="float">
            <text:p>27</text:p>
          </table:table-cell>
          <table:table-cell table:formula="of:=440*2^((64*[.E28]-4)/12)" office:value-type="float" office:value="38.8908729652601" calcext:value-type="float">
            <text:p>38,8908729652601</text:p>
          </table:table-cell>
        </table:table-row>
        <table:table-row table:style-name="ro1">
          <table:table-cell table:number-columns-repeated="4"/>
          <table:table-cell table:formula="of:=([.F29]-0.5)*2" office:value-type="float" office:value="-0.578125" calcext:value-type="float">
            <text:p>-0,578125</text:p>
          </table:table-cell>
          <table:table-cell table:formula="of:=([.G29]-1)/128" office:value-type="float" office:value="0.2109375" calcext:value-type="float">
            <text:p>0,2109375</text:p>
          </table:table-cell>
          <table:table-cell table:formula="of:=[.G28]+1" office:value-type="float" office:value="28" calcext:value-type="float">
            <text:p>28</text:p>
          </table:table-cell>
          <table:table-cell table:formula="of:=440*2^(([.G29] - 69)/12)" office:value-type="float" office:value="41.2034446141088" calcext:value-type="float">
            <text:p>41,2034446141088</text:p>
          </table:table-cell>
          <table:table-cell/>
          <table:table-cell table:formula="of:=[.J28]+1" office:value-type="float" office:value="28" calcext:value-type="float">
            <text:p>28</text:p>
          </table:table-cell>
          <table:table-cell table:formula="of:=((([.J29]-1)/128)-0.5)*2" office:value-type="float" office:value="-0.578125" calcext:value-type="float">
            <text:p>-0,578125</text:p>
          </table:table-cell>
          <table:table-cell table:formula="of:=([.J29]-1)/64-1" office:value-type="float" office:value="-0.578125" calcext:value-type="float">
            <text:p>-0,578125</text:p>
          </table:table-cell>
          <table:table-cell table:formula="of:=64*[.K29]+65" office:value-type="float" office:value="28" calcext:value-type="float">
            <text:p>28</text:p>
          </table:table-cell>
          <table:table-cell table:formula="of:=440*2^((64*[.E29]-4)/12)" office:value-type="float" office:value="41.2034446141088" calcext:value-type="float">
            <text:p>41,2034446141088</text:p>
          </table:table-cell>
        </table:table-row>
        <table:table-row table:style-name="ro1">
          <table:table-cell table:number-columns-repeated="4"/>
          <table:table-cell table:formula="of:=([.F30]-0.5)*2" office:value-type="float" office:value="-0.5625" calcext:value-type="float">
            <text:p>-0,5625</text:p>
          </table:table-cell>
          <table:table-cell table:formula="of:=([.G30]-1)/128" office:value-type="float" office:value="0.21875" calcext:value-type="float">
            <text:p>0,21875</text:p>
          </table:table-cell>
          <table:table-cell table:formula="of:=[.G29]+1" office:value-type="float" office:value="29" calcext:value-type="float">
            <text:p>29</text:p>
          </table:table-cell>
          <table:table-cell table:formula="of:=440*2^(([.G30] - 69)/12)" office:value-type="float" office:value="43.6535289291255" calcext:value-type="float">
            <text:p>43,6535289291255</text:p>
          </table:table-cell>
          <table:table-cell/>
          <table:table-cell table:formula="of:=[.J29]+1" office:value-type="float" office:value="29" calcext:value-type="float">
            <text:p>29</text:p>
          </table:table-cell>
          <table:table-cell table:formula="of:=((([.J30]-1)/128)-0.5)*2" office:value-type="float" office:value="-0.5625" calcext:value-type="float">
            <text:p>-0,5625</text:p>
          </table:table-cell>
          <table:table-cell table:formula="of:=([.J30]-1)/64-1" office:value-type="float" office:value="-0.5625" calcext:value-type="float">
            <text:p>-0,5625</text:p>
          </table:table-cell>
          <table:table-cell table:formula="of:=64*[.K30]+65" office:value-type="float" office:value="29" calcext:value-type="float">
            <text:p>29</text:p>
          </table:table-cell>
          <table:table-cell table:formula="of:=440*2^((64*[.E30]-4)/12)" office:value-type="float" office:value="43.6535289291255" calcext:value-type="float">
            <text:p>43,6535289291255</text:p>
          </table:table-cell>
        </table:table-row>
        <table:table-row table:style-name="ro1">
          <table:table-cell table:number-columns-repeated="4"/>
          <table:table-cell table:formula="of:=([.F31]-0.5)*2" office:value-type="float" office:value="-0.546875" calcext:value-type="float">
            <text:p>-0,546875</text:p>
          </table:table-cell>
          <table:table-cell table:formula="of:=([.G31]-1)/128" office:value-type="float" office:value="0.2265625" calcext:value-type="float">
            <text:p>0,2265625</text:p>
          </table:table-cell>
          <table:table-cell table:formula="of:=[.G30]+1" office:value-type="float" office:value="30" calcext:value-type="float">
            <text:p>30</text:p>
          </table:table-cell>
          <table:table-cell table:formula="of:=440*2^(([.G31] - 69)/12)" office:value-type="float" office:value="46.2493028389543" calcext:value-type="float">
            <text:p>46,2493028389543</text:p>
          </table:table-cell>
          <table:table-cell/>
          <table:table-cell table:formula="of:=[.J30]+1" office:value-type="float" office:value="30" calcext:value-type="float">
            <text:p>30</text:p>
          </table:table-cell>
          <table:table-cell table:formula="of:=((([.J31]-1)/128)-0.5)*2" office:value-type="float" office:value="-0.546875" calcext:value-type="float">
            <text:p>-0,546875</text:p>
          </table:table-cell>
          <table:table-cell table:formula="of:=([.J31]-1)/64-1" office:value-type="float" office:value="-0.546875" calcext:value-type="float">
            <text:p>-0,546875</text:p>
          </table:table-cell>
          <table:table-cell table:formula="of:=64*[.K31]+65" office:value-type="float" office:value="30" calcext:value-type="float">
            <text:p>30</text:p>
          </table:table-cell>
          <table:table-cell table:formula="of:=440*2^((64*[.E31]-4)/12)" office:value-type="float" office:value="46.2493028389543" calcext:value-type="float">
            <text:p>46,2493028389543</text:p>
          </table:table-cell>
        </table:table-row>
        <table:table-row table:style-name="ro1">
          <table:table-cell table:number-columns-repeated="4"/>
          <table:table-cell table:formula="of:=([.F32]-0.5)*2" office:value-type="float" office:value="-0.53125" calcext:value-type="float">
            <text:p>-0,53125</text:p>
          </table:table-cell>
          <table:table-cell table:formula="of:=([.G32]-1)/128" office:value-type="float" office:value="0.234375" calcext:value-type="float">
            <text:p>0,234375</text:p>
          </table:table-cell>
          <table:table-cell table:formula="of:=[.G31]+1" office:value-type="float" office:value="31" calcext:value-type="float">
            <text:p>31</text:p>
          </table:table-cell>
          <table:table-cell table:formula="of:=440*2^(([.G32] - 69)/12)" office:value-type="float" office:value="48.9994294977187" calcext:value-type="float">
            <text:p>48,9994294977187</text:p>
          </table:table-cell>
          <table:table-cell/>
          <table:table-cell table:formula="of:=[.J31]+1" office:value-type="float" office:value="31" calcext:value-type="float">
            <text:p>31</text:p>
          </table:table-cell>
          <table:table-cell table:formula="of:=((([.J32]-1)/128)-0.5)*2" office:value-type="float" office:value="-0.53125" calcext:value-type="float">
            <text:p>-0,53125</text:p>
          </table:table-cell>
          <table:table-cell table:formula="of:=([.J32]-1)/64-1" office:value-type="float" office:value="-0.53125" calcext:value-type="float">
            <text:p>-0,53125</text:p>
          </table:table-cell>
          <table:table-cell table:formula="of:=64*[.K32]+65" office:value-type="float" office:value="31" calcext:value-type="float">
            <text:p>31</text:p>
          </table:table-cell>
          <table:table-cell table:formula="of:=440*2^((64*[.E32]-4)/12)" office:value-type="float" office:value="48.9994294977187" calcext:value-type="float">
            <text:p>48,9994294977187</text:p>
          </table:table-cell>
        </table:table-row>
        <table:table-row table:style-name="ro1">
          <table:table-cell table:number-columns-repeated="4"/>
          <table:table-cell table:formula="of:=([.F33]-0.5)*2" office:value-type="float" office:value="-0.515625" calcext:value-type="float">
            <text:p>-0,515625</text:p>
          </table:table-cell>
          <table:table-cell table:formula="of:=([.G33]-1)/128" office:value-type="float" office:value="0.2421875" calcext:value-type="float">
            <text:p>0,2421875</text:p>
          </table:table-cell>
          <table:table-cell table:formula="of:=[.G32]+1" office:value-type="float" office:value="32" calcext:value-type="float">
            <text:p>32</text:p>
          </table:table-cell>
          <table:table-cell table:formula="of:=440*2^(([.G33] - 69)/12)" office:value-type="float" office:value="51.9130871974931" calcext:value-type="float">
            <text:p>51,9130871974931</text:p>
          </table:table-cell>
          <table:table-cell/>
          <table:table-cell table:formula="of:=[.J32]+1" office:value-type="float" office:value="32" calcext:value-type="float">
            <text:p>32</text:p>
          </table:table-cell>
          <table:table-cell table:formula="of:=((([.J33]-1)/128)-0.5)*2" office:value-type="float" office:value="-0.515625" calcext:value-type="float">
            <text:p>-0,515625</text:p>
          </table:table-cell>
          <table:table-cell table:formula="of:=([.J33]-1)/64-1" office:value-type="float" office:value="-0.515625" calcext:value-type="float">
            <text:p>-0,515625</text:p>
          </table:table-cell>
          <table:table-cell table:formula="of:=64*[.K33]+65" office:value-type="float" office:value="32" calcext:value-type="float">
            <text:p>32</text:p>
          </table:table-cell>
          <table:table-cell table:formula="of:=440*2^((64*[.E33]-4)/12)" office:value-type="float" office:value="51.9130871974931" calcext:value-type="float">
            <text:p>51,9130871974931</text:p>
          </table:table-cell>
        </table:table-row>
        <table:table-row table:style-name="ro1">
          <table:table-cell table:number-columns-repeated="4"/>
          <table:table-cell table:formula="of:=([.F34]-0.5)*2" office:value-type="float" office:value="-0.5" calcext:value-type="float">
            <text:p>-0,5</text:p>
          </table:table-cell>
          <table:table-cell table:formula="of:=([.G34]-1)/128" office:value-type="float" office:value="0.25" calcext:value-type="float">
            <text:p>0,25</text:p>
          </table:table-cell>
          <table:table-cell table:formula="of:=[.G33]+1" office:value-type="float" office:value="33" calcext:value-type="float">
            <text:p>33</text:p>
          </table:table-cell>
          <table:table-cell table:formula="of:=440*2^(([.G34] - 69)/12)" office:value-type="float" office:value="55" calcext:value-type="float">
            <text:p>55</text:p>
          </table:table-cell>
          <table:table-cell/>
          <table:table-cell table:formula="of:=[.J33]+1" office:value-type="float" office:value="33" calcext:value-type="float">
            <text:p>33</text:p>
          </table:table-cell>
          <table:table-cell table:formula="of:=((([.J34]-1)/128)-0.5)*2" office:value-type="float" office:value="-0.5" calcext:value-type="float">
            <text:p>-0,5</text:p>
          </table:table-cell>
          <table:table-cell table:formula="of:=([.J34]-1)/64-1" office:value-type="float" office:value="-0.5" calcext:value-type="float">
            <text:p>-0,5</text:p>
          </table:table-cell>
          <table:table-cell table:formula="of:=64*[.K34]+65" office:value-type="float" office:value="33" calcext:value-type="float">
            <text:p>33</text:p>
          </table:table-cell>
          <table:table-cell table:formula="of:=440*2^((64*[.E34]-4)/12)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([.F35]-0.5)*2" office:value-type="float" office:value="-0.484375" calcext:value-type="float">
            <text:p>-0,484375</text:p>
          </table:table-cell>
          <table:table-cell table:formula="of:=([.G35]-1)/128" office:value-type="float" office:value="0.2578125" calcext:value-type="float">
            <text:p>0,2578125</text:p>
          </table:table-cell>
          <table:table-cell table:formula="of:=[.G34]+1" office:value-type="float" office:value="34" calcext:value-type="float">
            <text:p>34</text:p>
          </table:table-cell>
          <table:table-cell table:formula="of:=440*2^(([.G35] - 69)/12)" office:value-type="float" office:value="58.2704701897612" calcext:value-type="float">
            <text:p>58,2704701897612</text:p>
          </table:table-cell>
          <table:table-cell/>
          <table:table-cell table:formula="of:=[.J34]+1" office:value-type="float" office:value="34" calcext:value-type="float">
            <text:p>34</text:p>
          </table:table-cell>
          <table:table-cell table:formula="of:=((([.J35]-1)/128)-0.5)*2" office:value-type="float" office:value="-0.484375" calcext:value-type="float">
            <text:p>-0,484375</text:p>
          </table:table-cell>
          <table:table-cell table:formula="of:=([.J35]-1)/64-1" office:value-type="float" office:value="-0.484375" calcext:value-type="float">
            <text:p>-0,484375</text:p>
          </table:table-cell>
          <table:table-cell table:formula="of:=64*[.K35]+65" office:value-type="float" office:value="34" calcext:value-type="float">
            <text:p>34</text:p>
          </table:table-cell>
          <table:table-cell table:formula="of:=440*2^((64*[.E35]-4)/12)" office:value-type="float" office:value="58.2704701897612" calcext:value-type="float">
            <text:p>58,2704701897612</text:p>
          </table:table-cell>
        </table:table-row>
        <table:table-row table:style-name="ro1">
          <table:table-cell table:number-columns-repeated="4"/>
          <table:table-cell table:formula="of:=([.F36]-0.5)*2" office:value-type="float" office:value="-0.46875" calcext:value-type="float">
            <text:p>-0,46875</text:p>
          </table:table-cell>
          <table:table-cell table:formula="of:=([.G36]-1)/128" office:value-type="float" office:value="0.265625" calcext:value-type="float">
            <text:p>0,265625</text:p>
          </table:table-cell>
          <table:table-cell table:formula="of:=[.G35]+1" office:value-type="float" office:value="35" calcext:value-type="float">
            <text:p>35</text:p>
          </table:table-cell>
          <table:table-cell table:formula="of:=440*2^(([.G36] - 69)/12)" office:value-type="float" office:value="61.7354126570155" calcext:value-type="float">
            <text:p>61,7354126570155</text:p>
          </table:table-cell>
          <table:table-cell/>
          <table:table-cell table:formula="of:=[.J35]+1" office:value-type="float" office:value="35" calcext:value-type="float">
            <text:p>35</text:p>
          </table:table-cell>
          <table:table-cell table:formula="of:=((([.J36]-1)/128)-0.5)*2" office:value-type="float" office:value="-0.46875" calcext:value-type="float">
            <text:p>-0,46875</text:p>
          </table:table-cell>
          <table:table-cell table:formula="of:=([.J36]-1)/64-1" office:value-type="float" office:value="-0.46875" calcext:value-type="float">
            <text:p>-0,46875</text:p>
          </table:table-cell>
          <table:table-cell table:formula="of:=64*[.K36]+65" office:value-type="float" office:value="35" calcext:value-type="float">
            <text:p>35</text:p>
          </table:table-cell>
          <table:table-cell table:formula="of:=440*2^((64*[.E36]-4)/12)" office:value-type="float" office:value="61.7354126570155" calcext:value-type="float">
            <text:p>61,7354126570155</text:p>
          </table:table-cell>
        </table:table-row>
        <table:table-row table:style-name="ro1">
          <table:table-cell table:number-columns-repeated="4"/>
          <table:table-cell table:formula="of:=([.F37]-0.5)*2" office:value-type="float" office:value="-0.453125" calcext:value-type="float">
            <text:p>-0,453125</text:p>
          </table:table-cell>
          <table:table-cell table:formula="of:=([.G37]-1)/128" office:value-type="float" office:value="0.2734375" calcext:value-type="float">
            <text:p>0,2734375</text:p>
          </table:table-cell>
          <table:table-cell table:formula="of:=[.G36]+1" office:value-type="float" office:value="36" calcext:value-type="float">
            <text:p>36</text:p>
          </table:table-cell>
          <table:table-cell table:formula="of:=440*2^(([.G37] - 69)/12)" office:value-type="float" office:value="65.4063913251497" calcext:value-type="float">
            <text:p>65,4063913251497</text:p>
          </table:table-cell>
          <table:table-cell/>
          <table:table-cell table:formula="of:=[.J36]+1" office:value-type="float" office:value="36" calcext:value-type="float">
            <text:p>36</text:p>
          </table:table-cell>
          <table:table-cell table:formula="of:=((([.J37]-1)/128)-0.5)*2" office:value-type="float" office:value="-0.453125" calcext:value-type="float">
            <text:p>-0,453125</text:p>
          </table:table-cell>
          <table:table-cell table:formula="of:=([.J37]-1)/64-1" office:value-type="float" office:value="-0.453125" calcext:value-type="float">
            <text:p>-0,453125</text:p>
          </table:table-cell>
          <table:table-cell table:formula="of:=64*[.K37]+65" office:value-type="float" office:value="36" calcext:value-type="float">
            <text:p>36</text:p>
          </table:table-cell>
          <table:table-cell table:formula="of:=440*2^((64*[.E37]-4)/12)" office:value-type="float" office:value="65.4063913251497" calcext:value-type="float">
            <text:p>65,4063913251497</text:p>
          </table:table-cell>
        </table:table-row>
        <table:table-row table:style-name="ro1">
          <table:table-cell table:number-columns-repeated="4"/>
          <table:table-cell table:formula="of:=([.F38]-0.5)*2" office:value-type="float" office:value="-0.4375" calcext:value-type="float">
            <text:p>-0,4375</text:p>
          </table:table-cell>
          <table:table-cell table:formula="of:=([.G38]-1)/128" office:value-type="float" office:value="0.28125" calcext:value-type="float">
            <text:p>0,28125</text:p>
          </table:table-cell>
          <table:table-cell table:formula="of:=[.G37]+1" office:value-type="float" office:value="37" calcext:value-type="float">
            <text:p>37</text:p>
          </table:table-cell>
          <table:table-cell table:formula="of:=440*2^(([.G38] - 69)/12)" office:value-type="float" office:value="69.295657744218" calcext:value-type="float">
            <text:p>69,295657744218</text:p>
          </table:table-cell>
          <table:table-cell/>
          <table:table-cell table:formula="of:=[.J37]+1" office:value-type="float" office:value="37" calcext:value-type="float">
            <text:p>37</text:p>
          </table:table-cell>
          <table:table-cell table:formula="of:=((([.J38]-1)/128)-0.5)*2" office:value-type="float" office:value="-0.4375" calcext:value-type="float">
            <text:p>-0,4375</text:p>
          </table:table-cell>
          <table:table-cell table:formula="of:=([.J38]-1)/64-1" office:value-type="float" office:value="-0.4375" calcext:value-type="float">
            <text:p>-0,4375</text:p>
          </table:table-cell>
          <table:table-cell table:formula="of:=64*[.K38]+65" office:value-type="float" office:value="37" calcext:value-type="float">
            <text:p>37</text:p>
          </table:table-cell>
          <table:table-cell table:formula="of:=440*2^((64*[.E38]-4)/12)" office:value-type="float" office:value="69.295657744218" calcext:value-type="float">
            <text:p>69,295657744218</text:p>
          </table:table-cell>
        </table:table-row>
        <table:table-row table:style-name="ro1">
          <table:table-cell table:number-columns-repeated="4"/>
          <table:table-cell table:formula="of:=([.F39]-0.5)*2" office:value-type="float" office:value="-0.421875" calcext:value-type="float">
            <text:p>-0,421875</text:p>
          </table:table-cell>
          <table:table-cell table:formula="of:=([.G39]-1)/128" office:value-type="float" office:value="0.2890625" calcext:value-type="float">
            <text:p>0,2890625</text:p>
          </table:table-cell>
          <table:table-cell table:formula="of:=[.G38]+1" office:value-type="float" office:value="38" calcext:value-type="float">
            <text:p>38</text:p>
          </table:table-cell>
          <table:table-cell table:formula="of:=440*2^(([.G39] - 69)/12)" office:value-type="float" office:value="73.4161919793519" calcext:value-type="float">
            <text:p>73,4161919793519</text:p>
          </table:table-cell>
          <table:table-cell/>
          <table:table-cell table:formula="of:=[.J38]+1" office:value-type="float" office:value="38" calcext:value-type="float">
            <text:p>38</text:p>
          </table:table-cell>
          <table:table-cell table:formula="of:=((([.J39]-1)/128)-0.5)*2" office:value-type="float" office:value="-0.421875" calcext:value-type="float">
            <text:p>-0,421875</text:p>
          </table:table-cell>
          <table:table-cell table:formula="of:=([.J39]-1)/64-1" office:value-type="float" office:value="-0.421875" calcext:value-type="float">
            <text:p>-0,421875</text:p>
          </table:table-cell>
          <table:table-cell table:formula="of:=64*[.K39]+65" office:value-type="float" office:value="38" calcext:value-type="float">
            <text:p>38</text:p>
          </table:table-cell>
          <table:table-cell table:formula="of:=440*2^((64*[.E39]-4)/12)" office:value-type="float" office:value="73.4161919793519" calcext:value-type="float">
            <text:p>73,4161919793519</text:p>
          </table:table-cell>
        </table:table-row>
        <table:table-row table:style-name="ro1">
          <table:table-cell table:number-columns-repeated="4"/>
          <table:table-cell table:formula="of:=([.F40]-0.5)*2" office:value-type="float" office:value="-0.40625" calcext:value-type="float">
            <text:p>-0,40625</text:p>
          </table:table-cell>
          <table:table-cell table:formula="of:=([.G40]-1)/128" office:value-type="float" office:value="0.296875" calcext:value-type="float">
            <text:p>0,296875</text:p>
          </table:table-cell>
          <table:table-cell table:formula="of:=[.G39]+1" office:value-type="float" office:value="39" calcext:value-type="float">
            <text:p>39</text:p>
          </table:table-cell>
          <table:table-cell table:formula="of:=440*2^(([.G40] - 69)/12)" office:value-type="float" office:value="77.7817459305202" calcext:value-type="float">
            <text:p>77,7817459305202</text:p>
          </table:table-cell>
          <table:table-cell/>
          <table:table-cell table:formula="of:=[.J39]+1" office:value-type="float" office:value="39" calcext:value-type="float">
            <text:p>39</text:p>
          </table:table-cell>
          <table:table-cell table:formula="of:=((([.J40]-1)/128)-0.5)*2" office:value-type="float" office:value="-0.40625" calcext:value-type="float">
            <text:p>-0,40625</text:p>
          </table:table-cell>
          <table:table-cell table:formula="of:=([.J40]-1)/64-1" office:value-type="float" office:value="-0.40625" calcext:value-type="float">
            <text:p>-0,40625</text:p>
          </table:table-cell>
          <table:table-cell table:formula="of:=64*[.K40]+65" office:value-type="float" office:value="39" calcext:value-type="float">
            <text:p>39</text:p>
          </table:table-cell>
          <table:table-cell table:formula="of:=440*2^((64*[.E40]-4)/12)" office:value-type="float" office:value="77.7817459305202" calcext:value-type="float">
            <text:p>77,7817459305202</text:p>
          </table:table-cell>
        </table:table-row>
        <table:table-row table:style-name="ro1">
          <table:table-cell table:number-columns-repeated="4"/>
          <table:table-cell table:formula="of:=([.F41]-0.5)*2" office:value-type="float" office:value="-0.390625" calcext:value-type="float">
            <text:p>-0,390625</text:p>
          </table:table-cell>
          <table:table-cell table:formula="of:=([.G41]-1)/128" office:value-type="float" office:value="0.3046875" calcext:value-type="float">
            <text:p>0,3046875</text:p>
          </table:table-cell>
          <table:table-cell table:formula="of:=[.G40]+1" office:value-type="float" office:value="40" calcext:value-type="float">
            <text:p>40</text:p>
          </table:table-cell>
          <table:table-cell table:formula="of:=440*2^(([.G41] - 69)/12)" office:value-type="float" office:value="82.4068892282175" calcext:value-type="float">
            <text:p>82,4068892282175</text:p>
          </table:table-cell>
          <table:table-cell/>
          <table:table-cell table:formula="of:=[.J40]+1" office:value-type="float" office:value="40" calcext:value-type="float">
            <text:p>40</text:p>
          </table:table-cell>
          <table:table-cell table:formula="of:=((([.J41]-1)/128)-0.5)*2" office:value-type="float" office:value="-0.390625" calcext:value-type="float">
            <text:p>-0,390625</text:p>
          </table:table-cell>
          <table:table-cell table:formula="of:=([.J41]-1)/64-1" office:value-type="float" office:value="-0.390625" calcext:value-type="float">
            <text:p>-0,390625</text:p>
          </table:table-cell>
          <table:table-cell table:formula="of:=64*[.K41]+65" office:value-type="float" office:value="40" calcext:value-type="float">
            <text:p>40</text:p>
          </table:table-cell>
          <table:table-cell table:formula="of:=440*2^((64*[.E41]-4)/12)" office:value-type="float" office:value="82.4068892282175" calcext:value-type="float">
            <text:p>82,4068892282175</text:p>
          </table:table-cell>
        </table:table-row>
        <table:table-row table:style-name="ro1">
          <table:table-cell table:number-columns-repeated="4"/>
          <table:table-cell table:formula="of:=([.F42]-0.5)*2" office:value-type="float" office:value="-0.375" calcext:value-type="float">
            <text:p>-0,375</text:p>
          </table:table-cell>
          <table:table-cell table:formula="of:=([.G42]-1)/128" office:value-type="float" office:value="0.3125" calcext:value-type="float">
            <text:p>0,3125</text:p>
          </table:table-cell>
          <table:table-cell table:formula="of:=[.G41]+1" office:value-type="float" office:value="41" calcext:value-type="float">
            <text:p>41</text:p>
          </table:table-cell>
          <table:table-cell table:formula="of:=440*2^(([.G42] - 69)/12)" office:value-type="float" office:value="87.307057858251" calcext:value-type="float">
            <text:p>87,307057858251</text:p>
          </table:table-cell>
          <table:table-cell/>
          <table:table-cell table:formula="of:=[.J41]+1" office:value-type="float" office:value="41" calcext:value-type="float">
            <text:p>41</text:p>
          </table:table-cell>
          <table:table-cell table:formula="of:=((([.J42]-1)/128)-0.5)*2" office:value-type="float" office:value="-0.375" calcext:value-type="float">
            <text:p>-0,375</text:p>
          </table:table-cell>
          <table:table-cell table:formula="of:=([.J42]-1)/64-1" office:value-type="float" office:value="-0.375" calcext:value-type="float">
            <text:p>-0,375</text:p>
          </table:table-cell>
          <table:table-cell table:formula="of:=64*[.K42]+65" office:value-type="float" office:value="41" calcext:value-type="float">
            <text:p>41</text:p>
          </table:table-cell>
          <table:table-cell table:formula="of:=440*2^((64*[.E42]-4)/12)" office:value-type="float" office:value="87.307057858251" calcext:value-type="float">
            <text:p>87,307057858251</text:p>
          </table:table-cell>
        </table:table-row>
        <table:table-row table:style-name="ro1">
          <table:table-cell table:number-columns-repeated="4"/>
          <table:table-cell table:formula="of:=([.F43]-0.5)*2" office:value-type="float" office:value="-0.359375" calcext:value-type="float">
            <text:p>-0,359375</text:p>
          </table:table-cell>
          <table:table-cell table:formula="of:=([.G43]-1)/128" office:value-type="float" office:value="0.3203125" calcext:value-type="float">
            <text:p>0,3203125</text:p>
          </table:table-cell>
          <table:table-cell table:formula="of:=[.G42]+1" office:value-type="float" office:value="42" calcext:value-type="float">
            <text:p>42</text:p>
          </table:table-cell>
          <table:table-cell table:formula="of:=440*2^(([.G43] - 69)/12)" office:value-type="float" office:value="92.4986056779086" calcext:value-type="float">
            <text:p>92,4986056779086</text:p>
          </table:table-cell>
          <table:table-cell/>
          <table:table-cell table:formula="of:=[.J42]+1" office:value-type="float" office:value="42" calcext:value-type="float">
            <text:p>42</text:p>
          </table:table-cell>
          <table:table-cell table:formula="of:=((([.J43]-1)/128)-0.5)*2" office:value-type="float" office:value="-0.359375" calcext:value-type="float">
            <text:p>-0,359375</text:p>
          </table:table-cell>
          <table:table-cell table:formula="of:=([.J43]-1)/64-1" office:value-type="float" office:value="-0.359375" calcext:value-type="float">
            <text:p>-0,359375</text:p>
          </table:table-cell>
          <table:table-cell table:formula="of:=64*[.K43]+65" office:value-type="float" office:value="42" calcext:value-type="float">
            <text:p>42</text:p>
          </table:table-cell>
          <table:table-cell table:formula="of:=440*2^((64*[.E43]-4)/12)" office:value-type="float" office:value="92.4986056779086" calcext:value-type="float">
            <text:p>92,4986056779086</text:p>
          </table:table-cell>
        </table:table-row>
        <table:table-row table:style-name="ro1">
          <table:table-cell table:number-columns-repeated="4"/>
          <table:table-cell table:formula="of:=([.F44]-0.5)*2" office:value-type="float" office:value="-0.34375" calcext:value-type="float">
            <text:p>-0,34375</text:p>
          </table:table-cell>
          <table:table-cell table:formula="of:=([.G44]-1)/128" office:value-type="float" office:value="0.328125" calcext:value-type="float">
            <text:p>0,328125</text:p>
          </table:table-cell>
          <table:table-cell table:formula="of:=[.G43]+1" office:value-type="float" office:value="43" calcext:value-type="float">
            <text:p>43</text:p>
          </table:table-cell>
          <table:table-cell table:formula="of:=440*2^(([.G44] - 69)/12)" office:value-type="float" office:value="97.9988589954373" calcext:value-type="float">
            <text:p>97,9988589954373</text:p>
          </table:table-cell>
          <table:table-cell/>
          <table:table-cell table:formula="of:=[.J43]+1" office:value-type="float" office:value="43" calcext:value-type="float">
            <text:p>43</text:p>
          </table:table-cell>
          <table:table-cell table:formula="of:=((([.J44]-1)/128)-0.5)*2" office:value-type="float" office:value="-0.34375" calcext:value-type="float">
            <text:p>-0,34375</text:p>
          </table:table-cell>
          <table:table-cell table:formula="of:=([.J44]-1)/64-1" office:value-type="float" office:value="-0.34375" calcext:value-type="float">
            <text:p>-0,34375</text:p>
          </table:table-cell>
          <table:table-cell table:formula="of:=64*[.K44]+65" office:value-type="float" office:value="43" calcext:value-type="float">
            <text:p>43</text:p>
          </table:table-cell>
          <table:table-cell table:formula="of:=440*2^((64*[.E44]-4)/12)" office:value-type="float" office:value="97.9988589954373" calcext:value-type="float">
            <text:p>97,9988589954373</text:p>
          </table:table-cell>
        </table:table-row>
        <table:table-row table:style-name="ro1">
          <table:table-cell table:number-columns-repeated="4"/>
          <table:table-cell table:formula="of:=([.F45]-0.5)*2" office:value-type="float" office:value="-0.328125" calcext:value-type="float">
            <text:p>-0,328125</text:p>
          </table:table-cell>
          <table:table-cell table:formula="of:=([.G45]-1)/128" office:value-type="float" office:value="0.3359375" calcext:value-type="float">
            <text:p>0,3359375</text:p>
          </table:table-cell>
          <table:table-cell table:formula="of:=[.G44]+1" office:value-type="float" office:value="44" calcext:value-type="float">
            <text:p>44</text:p>
          </table:table-cell>
          <table:table-cell table:formula="of:=440*2^(([.G45] - 69)/12)" office:value-type="float" office:value="103.826174394986" calcext:value-type="float">
            <text:p>103,826174394986</text:p>
          </table:table-cell>
          <table:table-cell/>
          <table:table-cell table:formula="of:=[.J44]+1" office:value-type="float" office:value="44" calcext:value-type="float">
            <text:p>44</text:p>
          </table:table-cell>
          <table:table-cell table:formula="of:=((([.J45]-1)/128)-0.5)*2" office:value-type="float" office:value="-0.328125" calcext:value-type="float">
            <text:p>-0,328125</text:p>
          </table:table-cell>
          <table:table-cell table:formula="of:=([.J45]-1)/64-1" office:value-type="float" office:value="-0.328125" calcext:value-type="float">
            <text:p>-0,328125</text:p>
          </table:table-cell>
          <table:table-cell table:formula="of:=64*[.K45]+65" office:value-type="float" office:value="44" calcext:value-type="float">
            <text:p>44</text:p>
          </table:table-cell>
          <table:table-cell table:formula="of:=440*2^((64*[.E45]-4)/12)" office:value-type="float" office:value="103.826174394986" calcext:value-type="float">
            <text:p>103,826174394986</text:p>
          </table:table-cell>
        </table:table-row>
        <table:table-row table:style-name="ro1">
          <table:table-cell table:number-columns-repeated="4"/>
          <table:table-cell table:formula="of:=([.F46]-0.5)*2" office:value-type="float" office:value="-0.3125" calcext:value-type="float">
            <text:p>-0,3125</text:p>
          </table:table-cell>
          <table:table-cell table:formula="of:=([.G46]-1)/128" office:value-type="float" office:value="0.34375" calcext:value-type="float">
            <text:p>0,34375</text:p>
          </table:table-cell>
          <table:table-cell table:formula="of:=[.G45]+1" office:value-type="float" office:value="45" calcext:value-type="float">
            <text:p>45</text:p>
          </table:table-cell>
          <table:table-cell table:formula="of:=440*2^(([.G46] - 69)/12)" office:value-type="float" office:value="110" calcext:value-type="float">
            <text:p>110</text:p>
          </table:table-cell>
          <table:table-cell/>
          <table:table-cell table:formula="of:=[.J45]+1" office:value-type="float" office:value="45" calcext:value-type="float">
            <text:p>45</text:p>
          </table:table-cell>
          <table:table-cell table:formula="of:=((([.J46]-1)/128)-0.5)*2" office:value-type="float" office:value="-0.3125" calcext:value-type="float">
            <text:p>-0,3125</text:p>
          </table:table-cell>
          <table:table-cell table:formula="of:=([.J46]-1)/64-1" office:value-type="float" office:value="-0.3125" calcext:value-type="float">
            <text:p>-0,3125</text:p>
          </table:table-cell>
          <table:table-cell table:formula="of:=64*[.K46]+65" office:value-type="float" office:value="45" calcext:value-type="float">
            <text:p>45</text:p>
          </table:table-cell>
          <table:table-cell table:formula="of:=440*2^((64*[.E46]-4)/12)"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formula="of:=([.F47]-0.5)*2" office:value-type="float" office:value="-0.296875" calcext:value-type="float">
            <text:p>-0,296875</text:p>
          </table:table-cell>
          <table:table-cell table:formula="of:=([.G47]-1)/128" office:value-type="float" office:value="0.3515625" calcext:value-type="float">
            <text:p>0,3515625</text:p>
          </table:table-cell>
          <table:table-cell table:formula="of:=[.G46]+1" office:value-type="float" office:value="46" calcext:value-type="float">
            <text:p>46</text:p>
          </table:table-cell>
          <table:table-cell table:formula="of:=440*2^(([.G47] - 69)/12)" office:value-type="float" office:value="116.540940379522" calcext:value-type="float">
            <text:p>116,540940379522</text:p>
          </table:table-cell>
          <table:table-cell/>
          <table:table-cell table:formula="of:=[.J46]+1" office:value-type="float" office:value="46" calcext:value-type="float">
            <text:p>46</text:p>
          </table:table-cell>
          <table:table-cell table:formula="of:=((([.J47]-1)/128)-0.5)*2" office:value-type="float" office:value="-0.296875" calcext:value-type="float">
            <text:p>-0,296875</text:p>
          </table:table-cell>
          <table:table-cell table:formula="of:=([.J47]-1)/64-1" office:value-type="float" office:value="-0.296875" calcext:value-type="float">
            <text:p>-0,296875</text:p>
          </table:table-cell>
          <table:table-cell table:formula="of:=64*[.K47]+65" office:value-type="float" office:value="46" calcext:value-type="float">
            <text:p>46</text:p>
          </table:table-cell>
          <table:table-cell table:formula="of:=440*2^((64*[.E47]-4)/12)" office:value-type="float" office:value="116.540940379522" calcext:value-type="float">
            <text:p>116,540940379522</text:p>
          </table:table-cell>
        </table:table-row>
        <table:table-row table:style-name="ro1">
          <table:table-cell table:number-columns-repeated="4"/>
          <table:table-cell table:formula="of:=([.F48]-0.5)*2" office:value-type="float" office:value="-0.28125" calcext:value-type="float">
            <text:p>-0,28125</text:p>
          </table:table-cell>
          <table:table-cell table:formula="of:=([.G48]-1)/128" office:value-type="float" office:value="0.359375" calcext:value-type="float">
            <text:p>0,359375</text:p>
          </table:table-cell>
          <table:table-cell table:formula="of:=[.G47]+1" office:value-type="float" office:value="47" calcext:value-type="float">
            <text:p>47</text:p>
          </table:table-cell>
          <table:table-cell table:formula="of:=440*2^(([.G48] - 69)/12)" office:value-type="float" office:value="123.470825314031" calcext:value-type="float">
            <text:p>123,470825314031</text:p>
          </table:table-cell>
          <table:table-cell/>
          <table:table-cell table:formula="of:=[.J47]+1" office:value-type="float" office:value="47" calcext:value-type="float">
            <text:p>47</text:p>
          </table:table-cell>
          <table:table-cell table:formula="of:=((([.J48]-1)/128)-0.5)*2" office:value-type="float" office:value="-0.28125" calcext:value-type="float">
            <text:p>-0,28125</text:p>
          </table:table-cell>
          <table:table-cell table:formula="of:=([.J48]-1)/64-1" office:value-type="float" office:value="-0.28125" calcext:value-type="float">
            <text:p>-0,28125</text:p>
          </table:table-cell>
          <table:table-cell table:formula="of:=64*[.K48]+65" office:value-type="float" office:value="47" calcext:value-type="float">
            <text:p>47</text:p>
          </table:table-cell>
          <table:table-cell table:formula="of:=440*2^((64*[.E48]-4)/12)" office:value-type="float" office:value="123.470825314031" calcext:value-type="float">
            <text:p>123,470825314031</text:p>
          </table:table-cell>
        </table:table-row>
        <table:table-row table:style-name="ro1">
          <table:table-cell table:number-columns-repeated="4"/>
          <table:table-cell table:formula="of:=([.F49]-0.5)*2" office:value-type="float" office:value="-0.265625" calcext:value-type="float">
            <text:p>-0,265625</text:p>
          </table:table-cell>
          <table:table-cell table:formula="of:=([.G49]-1)/128" office:value-type="float" office:value="0.3671875" calcext:value-type="float">
            <text:p>0,3671875</text:p>
          </table:table-cell>
          <table:table-cell table:formula="of:=[.G48]+1" office:value-type="float" office:value="48" calcext:value-type="float">
            <text:p>48</text:p>
          </table:table-cell>
          <table:table-cell table:formula="of:=440*2^(([.G49] - 69)/12)" office:value-type="float" office:value="130.812782650299" calcext:value-type="float">
            <text:p>130,812782650299</text:p>
          </table:table-cell>
          <table:table-cell/>
          <table:table-cell table:formula="of:=[.J48]+1" office:value-type="float" office:value="48" calcext:value-type="float">
            <text:p>48</text:p>
          </table:table-cell>
          <table:table-cell table:formula="of:=((([.J49]-1)/128)-0.5)*2" office:value-type="float" office:value="-0.265625" calcext:value-type="float">
            <text:p>-0,265625</text:p>
          </table:table-cell>
          <table:table-cell table:formula="of:=([.J49]-1)/64-1" office:value-type="float" office:value="-0.265625" calcext:value-type="float">
            <text:p>-0,265625</text:p>
          </table:table-cell>
          <table:table-cell table:formula="of:=64*[.K49]+65" office:value-type="float" office:value="48" calcext:value-type="float">
            <text:p>48</text:p>
          </table:table-cell>
          <table:table-cell table:formula="of:=440*2^((64*[.E49]-4)/12)" office:value-type="float" office:value="130.812782650299" calcext:value-type="float">
            <text:p>130,812782650299</text:p>
          </table:table-cell>
        </table:table-row>
        <table:table-row table:style-name="ro1">
          <table:table-cell table:number-columns-repeated="4"/>
          <table:table-cell table:formula="of:=([.F50]-0.5)*2" office:value-type="float" office:value="-0.25" calcext:value-type="float">
            <text:p>-0,25</text:p>
          </table:table-cell>
          <table:table-cell table:formula="of:=([.G50]-1)/128" office:value-type="float" office:value="0.375" calcext:value-type="float">
            <text:p>0,375</text:p>
          </table:table-cell>
          <table:table-cell table:formula="of:=[.G49]+1" office:value-type="float" office:value="49" calcext:value-type="float">
            <text:p>49</text:p>
          </table:table-cell>
          <table:table-cell table:formula="of:=440*2^(([.G50] - 69)/12)" office:value-type="float" office:value="138.591315488436" calcext:value-type="float">
            <text:p>138,591315488436</text:p>
          </table:table-cell>
          <table:table-cell/>
          <table:table-cell table:formula="of:=[.J49]+1" office:value-type="float" office:value="49" calcext:value-type="float">
            <text:p>49</text:p>
          </table:table-cell>
          <table:table-cell table:formula="of:=((([.J50]-1)/128)-0.5)*2" office:value-type="float" office:value="-0.25" calcext:value-type="float">
            <text:p>-0,25</text:p>
          </table:table-cell>
          <table:table-cell table:formula="of:=([.J50]-1)/64-1" office:value-type="float" office:value="-0.25" calcext:value-type="float">
            <text:p>-0,25</text:p>
          </table:table-cell>
          <table:table-cell table:formula="of:=64*[.K50]+65" office:value-type="float" office:value="49" calcext:value-type="float">
            <text:p>49</text:p>
          </table:table-cell>
          <table:table-cell table:formula="of:=440*2^((64*[.E50]-4)/12)" office:value-type="float" office:value="138.591315488436" calcext:value-type="float">
            <text:p>138,591315488436</text:p>
          </table:table-cell>
        </table:table-row>
        <table:table-row table:style-name="ro1">
          <table:table-cell table:number-columns-repeated="4"/>
          <table:table-cell table:formula="of:=([.F51]-0.5)*2" office:value-type="float" office:value="-0.234375" calcext:value-type="float">
            <text:p>-0,234375</text:p>
          </table:table-cell>
          <table:table-cell table:formula="of:=([.G51]-1)/128" office:value-type="float" office:value="0.3828125" calcext:value-type="float">
            <text:p>0,3828125</text:p>
          </table:table-cell>
          <table:table-cell table:formula="of:=[.G50]+1" office:value-type="float" office:value="50" calcext:value-type="float">
            <text:p>50</text:p>
          </table:table-cell>
          <table:table-cell table:formula="of:=440*2^(([.G51] - 69)/12)" office:value-type="float" office:value="146.832383958704" calcext:value-type="float">
            <text:p>146,832383958704</text:p>
          </table:table-cell>
          <table:table-cell/>
          <table:table-cell table:formula="of:=[.J50]+1" office:value-type="float" office:value="50" calcext:value-type="float">
            <text:p>50</text:p>
          </table:table-cell>
          <table:table-cell table:formula="of:=((([.J51]-1)/128)-0.5)*2" office:value-type="float" office:value="-0.234375" calcext:value-type="float">
            <text:p>-0,234375</text:p>
          </table:table-cell>
          <table:table-cell table:formula="of:=([.J51]-1)/64-1" office:value-type="float" office:value="-0.234375" calcext:value-type="float">
            <text:p>-0,234375</text:p>
          </table:table-cell>
          <table:table-cell table:formula="of:=64*[.K51]+65" office:value-type="float" office:value="50" calcext:value-type="float">
            <text:p>50</text:p>
          </table:table-cell>
          <table:table-cell table:formula="of:=440*2^((64*[.E51]-4)/12)" office:value-type="float" office:value="146.832383958704" calcext:value-type="float">
            <text:p>146,832383958704</text:p>
          </table:table-cell>
        </table:table-row>
        <table:table-row table:style-name="ro1">
          <table:table-cell table:number-columns-repeated="4"/>
          <table:table-cell table:formula="of:=([.F52]-0.5)*2" office:value-type="float" office:value="-0.21875" calcext:value-type="float">
            <text:p>-0,21875</text:p>
          </table:table-cell>
          <table:table-cell table:formula="of:=([.G52]-1)/128" office:value-type="float" office:value="0.390625" calcext:value-type="float">
            <text:p>0,390625</text:p>
          </table:table-cell>
          <table:table-cell table:formula="of:=[.G51]+1" office:value-type="float" office:value="51" calcext:value-type="float">
            <text:p>51</text:p>
          </table:table-cell>
          <table:table-cell table:formula="of:=440*2^(([.G52] - 69)/12)" office:value-type="float" office:value="155.56349186104" calcext:value-type="float">
            <text:p>155,56349186104</text:p>
          </table:table-cell>
          <table:table-cell/>
          <table:table-cell table:formula="of:=[.J51]+1" office:value-type="float" office:value="51" calcext:value-type="float">
            <text:p>51</text:p>
          </table:table-cell>
          <table:table-cell table:formula="of:=((([.J52]-1)/128)-0.5)*2" office:value-type="float" office:value="-0.21875" calcext:value-type="float">
            <text:p>-0,21875</text:p>
          </table:table-cell>
          <table:table-cell table:formula="of:=([.J52]-1)/64-1" office:value-type="float" office:value="-0.21875" calcext:value-type="float">
            <text:p>-0,21875</text:p>
          </table:table-cell>
          <table:table-cell table:formula="of:=64*[.K52]+65" office:value-type="float" office:value="51" calcext:value-type="float">
            <text:p>51</text:p>
          </table:table-cell>
          <table:table-cell table:formula="of:=440*2^((64*[.E52]-4)/12)" office:value-type="float" office:value="155.56349186104" calcext:value-type="float">
            <text:p>155,56349186104</text:p>
          </table:table-cell>
        </table:table-row>
        <table:table-row table:style-name="ro1">
          <table:table-cell table:number-columns-repeated="4"/>
          <table:table-cell table:formula="of:=([.F53]-0.5)*2" office:value-type="float" office:value="-0.203125" calcext:value-type="float">
            <text:p>-0,203125</text:p>
          </table:table-cell>
          <table:table-cell table:formula="of:=([.G53]-1)/128" office:value-type="float" office:value="0.3984375" calcext:value-type="float">
            <text:p>0,3984375</text:p>
          </table:table-cell>
          <table:table-cell table:formula="of:=[.G52]+1" office:value-type="float" office:value="52" calcext:value-type="float">
            <text:p>52</text:p>
          </table:table-cell>
          <table:table-cell table:formula="of:=440*2^(([.G53] - 69)/12)" office:value-type="float" office:value="164.813778456435" calcext:value-type="float">
            <text:p>164,813778456435</text:p>
          </table:table-cell>
          <table:table-cell/>
          <table:table-cell table:formula="of:=[.J52]+1" office:value-type="float" office:value="52" calcext:value-type="float">
            <text:p>52</text:p>
          </table:table-cell>
          <table:table-cell table:formula="of:=((([.J53]-1)/128)-0.5)*2" office:value-type="float" office:value="-0.203125" calcext:value-type="float">
            <text:p>-0,203125</text:p>
          </table:table-cell>
          <table:table-cell table:formula="of:=([.J53]-1)/64-1" office:value-type="float" office:value="-0.203125" calcext:value-type="float">
            <text:p>-0,203125</text:p>
          </table:table-cell>
          <table:table-cell table:formula="of:=64*[.K53]+65" office:value-type="float" office:value="52" calcext:value-type="float">
            <text:p>52</text:p>
          </table:table-cell>
          <table:table-cell table:formula="of:=440*2^((64*[.E53]-4)/12)" office:value-type="float" office:value="164.813778456435" calcext:value-type="float">
            <text:p>164,813778456435</text:p>
          </table:table-cell>
        </table:table-row>
        <table:table-row table:style-name="ro1">
          <table:table-cell table:number-columns-repeated="4"/>
          <table:table-cell table:formula="of:=([.F54]-0.5)*2" office:value-type="float" office:value="-0.1875" calcext:value-type="float">
            <text:p>-0,1875</text:p>
          </table:table-cell>
          <table:table-cell table:formula="of:=([.G54]-1)/128" office:value-type="float" office:value="0.40625" calcext:value-type="float">
            <text:p>0,40625</text:p>
          </table:table-cell>
          <table:table-cell table:formula="of:=[.G53]+1" office:value-type="float" office:value="53" calcext:value-type="float">
            <text:p>53</text:p>
          </table:table-cell>
          <table:table-cell table:formula="of:=440*2^(([.G54] - 69)/12)" office:value-type="float" office:value="174.614115716502" calcext:value-type="float">
            <text:p>174,614115716502</text:p>
          </table:table-cell>
          <table:table-cell/>
          <table:table-cell table:formula="of:=[.J53]+1" office:value-type="float" office:value="53" calcext:value-type="float">
            <text:p>53</text:p>
          </table:table-cell>
          <table:table-cell table:formula="of:=((([.J54]-1)/128)-0.5)*2" office:value-type="float" office:value="-0.1875" calcext:value-type="float">
            <text:p>-0,1875</text:p>
          </table:table-cell>
          <table:table-cell table:formula="of:=([.J54]-1)/64-1" office:value-type="float" office:value="-0.1875" calcext:value-type="float">
            <text:p>-0,1875</text:p>
          </table:table-cell>
          <table:table-cell table:formula="of:=64*[.K54]+65" office:value-type="float" office:value="53" calcext:value-type="float">
            <text:p>53</text:p>
          </table:table-cell>
          <table:table-cell table:formula="of:=440*2^((64*[.E54]-4)/12)" office:value-type="float" office:value="174.614115716502" calcext:value-type="float">
            <text:p>174,614115716502</text:p>
          </table:table-cell>
        </table:table-row>
        <table:table-row table:style-name="ro1">
          <table:table-cell table:number-columns-repeated="4"/>
          <table:table-cell table:formula="of:=([.F55]-0.5)*2" office:value-type="float" office:value="-0.171875" calcext:value-type="float">
            <text:p>-0,171875</text:p>
          </table:table-cell>
          <table:table-cell table:formula="of:=([.G55]-1)/128" office:value-type="float" office:value="0.4140625" calcext:value-type="float">
            <text:p>0,4140625</text:p>
          </table:table-cell>
          <table:table-cell table:formula="of:=[.G54]+1" office:value-type="float" office:value="54" calcext:value-type="float">
            <text:p>54</text:p>
          </table:table-cell>
          <table:table-cell table:formula="of:=440*2^(([.G55] - 69)/12)" office:value-type="float" office:value="184.997211355817" calcext:value-type="float">
            <text:p>184,997211355817</text:p>
          </table:table-cell>
          <table:table-cell/>
          <table:table-cell table:formula="of:=[.J54]+1" office:value-type="float" office:value="54" calcext:value-type="float">
            <text:p>54</text:p>
          </table:table-cell>
          <table:table-cell table:formula="of:=((([.J55]-1)/128)-0.5)*2" office:value-type="float" office:value="-0.171875" calcext:value-type="float">
            <text:p>-0,171875</text:p>
          </table:table-cell>
          <table:table-cell table:formula="of:=([.J55]-1)/64-1" office:value-type="float" office:value="-0.171875" calcext:value-type="float">
            <text:p>-0,171875</text:p>
          </table:table-cell>
          <table:table-cell table:formula="of:=64*[.K55]+65" office:value-type="float" office:value="54" calcext:value-type="float">
            <text:p>54</text:p>
          </table:table-cell>
          <table:table-cell table:formula="of:=440*2^((64*[.E55]-4)/12)" office:value-type="float" office:value="184.997211355817" calcext:value-type="float">
            <text:p>184,997211355817</text:p>
          </table:table-cell>
        </table:table-row>
        <table:table-row table:style-name="ro1">
          <table:table-cell table:number-columns-repeated="4"/>
          <table:table-cell table:formula="of:=([.F56]-0.5)*2" office:value-type="float" office:value="-0.15625" calcext:value-type="float">
            <text:p>-0,15625</text:p>
          </table:table-cell>
          <table:table-cell table:formula="of:=([.G56]-1)/128" office:value-type="float" office:value="0.421875" calcext:value-type="float">
            <text:p>0,421875</text:p>
          </table:table-cell>
          <table:table-cell table:formula="of:=[.G55]+1" office:value-type="float" office:value="55" calcext:value-type="float">
            <text:p>55</text:p>
          </table:table-cell>
          <table:table-cell table:formula="of:=440*2^(([.G56] - 69)/12)" office:value-type="float" office:value="195.997717990875" calcext:value-type="float">
            <text:p>195,997717990875</text:p>
          </table:table-cell>
          <table:table-cell/>
          <table:table-cell table:formula="of:=[.J55]+1" office:value-type="float" office:value="55" calcext:value-type="float">
            <text:p>55</text:p>
          </table:table-cell>
          <table:table-cell table:formula="of:=((([.J56]-1)/128)-0.5)*2" office:value-type="float" office:value="-0.15625" calcext:value-type="float">
            <text:p>-0,15625</text:p>
          </table:table-cell>
          <table:table-cell table:formula="of:=([.J56]-1)/64-1" office:value-type="float" office:value="-0.15625" calcext:value-type="float">
            <text:p>-0,15625</text:p>
          </table:table-cell>
          <table:table-cell table:formula="of:=64*[.K56]+65" office:value-type="float" office:value="55" calcext:value-type="float">
            <text:p>55</text:p>
          </table:table-cell>
          <table:table-cell table:formula="of:=440*2^((64*[.E56]-4)/12)" office:value-type="float" office:value="195.997717990875" calcext:value-type="float">
            <text:p>195,997717990875</text:p>
          </table:table-cell>
        </table:table-row>
        <table:table-row table:style-name="ro1">
          <table:table-cell table:number-columns-repeated="4"/>
          <table:table-cell table:formula="of:=([.F57]-0.5)*2" office:value-type="float" office:value="-0.140625" calcext:value-type="float">
            <text:p>-0,140625</text:p>
          </table:table-cell>
          <table:table-cell table:formula="of:=([.G57]-1)/128" office:value-type="float" office:value="0.4296875" calcext:value-type="float">
            <text:p>0,4296875</text:p>
          </table:table-cell>
          <table:table-cell table:formula="of:=[.G56]+1" office:value-type="float" office:value="56" calcext:value-type="float">
            <text:p>56</text:p>
          </table:table-cell>
          <table:table-cell table:formula="of:=440*2^(([.G57] - 69)/12)" office:value-type="float" office:value="207.652348789973" calcext:value-type="float">
            <text:p>207,652348789973</text:p>
          </table:table-cell>
          <table:table-cell/>
          <table:table-cell table:formula="of:=[.J56]+1" office:value-type="float" office:value="56" calcext:value-type="float">
            <text:p>56</text:p>
          </table:table-cell>
          <table:table-cell table:formula="of:=((([.J57]-1)/128)-0.5)*2" office:value-type="float" office:value="-0.140625" calcext:value-type="float">
            <text:p>-0,140625</text:p>
          </table:table-cell>
          <table:table-cell table:formula="of:=([.J57]-1)/64-1" office:value-type="float" office:value="-0.140625" calcext:value-type="float">
            <text:p>-0,140625</text:p>
          </table:table-cell>
          <table:table-cell table:formula="of:=64*[.K57]+65" office:value-type="float" office:value="56" calcext:value-type="float">
            <text:p>56</text:p>
          </table:table-cell>
          <table:table-cell table:formula="of:=440*2^((64*[.E57]-4)/12)" office:value-type="float" office:value="207.652348789973" calcext:value-type="float">
            <text:p>207,652348789973</text:p>
          </table:table-cell>
        </table:table-row>
        <table:table-row table:style-name="ro1">
          <table:table-cell table:number-columns-repeated="4"/>
          <table:table-cell table:formula="of:=([.F58]-0.5)*2" office:value-type="float" office:value="-0.125" calcext:value-type="float">
            <text:p>-0,125</text:p>
          </table:table-cell>
          <table:table-cell table:formula="of:=([.G58]-1)/128" office:value-type="float" office:value="0.4375" calcext:value-type="float">
            <text:p>0,4375</text:p>
          </table:table-cell>
          <table:table-cell table:formula="of:=[.G57]+1" office:value-type="float" office:value="57" calcext:value-type="float">
            <text:p>57</text:p>
          </table:table-cell>
          <table:table-cell table:formula="of:=440*2^(([.G58] - 69)/12)" office:value-type="float" office:value="220" calcext:value-type="float">
            <text:p>220</text:p>
          </table:table-cell>
          <table:table-cell/>
          <table:table-cell table:formula="of:=[.J57]+1" office:value-type="float" office:value="57" calcext:value-type="float">
            <text:p>57</text:p>
          </table:table-cell>
          <table:table-cell table:formula="of:=((([.J58]-1)/128)-0.5)*2" office:value-type="float" office:value="-0.125" calcext:value-type="float">
            <text:p>-0,125</text:p>
          </table:table-cell>
          <table:table-cell table:formula="of:=([.J58]-1)/64-1" office:value-type="float" office:value="-0.125" calcext:value-type="float">
            <text:p>-0,125</text:p>
          </table:table-cell>
          <table:table-cell table:formula="of:=64*[.K58]+65" office:value-type="float" office:value="57" calcext:value-type="float">
            <text:p>57</text:p>
          </table:table-cell>
          <table:table-cell table:formula="of:=440*2^((64*[.E58]-4)/12)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formula="of:=([.F59]-0.5)*2" office:value-type="float" office:value="-0.109375" calcext:value-type="float">
            <text:p>-0,109375</text:p>
          </table:table-cell>
          <table:table-cell table:formula="of:=([.G59]-1)/128" office:value-type="float" office:value="0.4453125" calcext:value-type="float">
            <text:p>0,4453125</text:p>
          </table:table-cell>
          <table:table-cell table:formula="of:=[.G58]+1" office:value-type="float" office:value="58" calcext:value-type="float">
            <text:p>58</text:p>
          </table:table-cell>
          <table:table-cell table:formula="of:=440*2^(([.G59] - 69)/12)" office:value-type="float" office:value="233.081880759045" calcext:value-type="float">
            <text:p>233,081880759045</text:p>
          </table:table-cell>
          <table:table-cell/>
          <table:table-cell table:formula="of:=[.J58]+1" office:value-type="float" office:value="58" calcext:value-type="float">
            <text:p>58</text:p>
          </table:table-cell>
          <table:table-cell table:formula="of:=((([.J59]-1)/128)-0.5)*2" office:value-type="float" office:value="-0.109375" calcext:value-type="float">
            <text:p>-0,109375</text:p>
          </table:table-cell>
          <table:table-cell table:formula="of:=([.J59]-1)/64-1" office:value-type="float" office:value="-0.109375" calcext:value-type="float">
            <text:p>-0,109375</text:p>
          </table:table-cell>
          <table:table-cell table:formula="of:=64*[.K59]+65" office:value-type="float" office:value="58" calcext:value-type="float">
            <text:p>58</text:p>
          </table:table-cell>
          <table:table-cell table:formula="of:=440*2^((64*[.E59]-4)/12)" office:value-type="float" office:value="233.081880759045" calcext:value-type="float">
            <text:p>233,081880759045</text:p>
          </table:table-cell>
        </table:table-row>
        <table:table-row table:style-name="ro1">
          <table:table-cell table:number-columns-repeated="4"/>
          <table:table-cell table:formula="of:=([.F60]-0.5)*2" office:value-type="float" office:value="-0.09375" calcext:value-type="float">
            <text:p>-0,09375</text:p>
          </table:table-cell>
          <table:table-cell table:formula="of:=([.G60]-1)/128" office:value-type="float" office:value="0.453125" calcext:value-type="float">
            <text:p>0,453125</text:p>
          </table:table-cell>
          <table:table-cell table:formula="of:=[.G59]+1" office:value-type="float" office:value="59" calcext:value-type="float">
            <text:p>59</text:p>
          </table:table-cell>
          <table:table-cell table:formula="of:=440*2^(([.G60] - 69)/12)" office:value-type="float" office:value="246.941650628062" calcext:value-type="float">
            <text:p>246,941650628062</text:p>
          </table:table-cell>
          <table:table-cell/>
          <table:table-cell table:formula="of:=[.J59]+1" office:value-type="float" office:value="59" calcext:value-type="float">
            <text:p>59</text:p>
          </table:table-cell>
          <table:table-cell table:formula="of:=((([.J60]-1)/128)-0.5)*2" office:value-type="float" office:value="-0.09375" calcext:value-type="float">
            <text:p>-0,09375</text:p>
          </table:table-cell>
          <table:table-cell table:formula="of:=([.J60]-1)/64-1" office:value-type="float" office:value="-0.09375" calcext:value-type="float">
            <text:p>-0,09375</text:p>
          </table:table-cell>
          <table:table-cell table:formula="of:=64*[.K60]+65" office:value-type="float" office:value="59" calcext:value-type="float">
            <text:p>59</text:p>
          </table:table-cell>
          <table:table-cell table:formula="of:=440*2^((64*[.E60]-4)/12)" office:value-type="float" office:value="246.941650628062" calcext:value-type="float">
            <text:p>246,941650628062</text:p>
          </table:table-cell>
        </table:table-row>
        <table:table-row table:style-name="ro1">
          <table:table-cell table:number-columns-repeated="4"/>
          <table:table-cell table:formula="of:=([.F61]-0.5)*2" office:value-type="float" office:value="-0.078125" calcext:value-type="float">
            <text:p>-0,078125</text:p>
          </table:table-cell>
          <table:table-cell table:formula="of:=([.G61]-1)/128" office:value-type="float" office:value="0.4609375" calcext:value-type="float">
            <text:p>0,4609375</text:p>
          </table:table-cell>
          <table:table-cell table:formula="of:=[.G60]+1" office:value-type="float" office:value="60" calcext:value-type="float">
            <text:p>60</text:p>
          </table:table-cell>
          <table:table-cell table:formula="of:=440*2^(([.G61] - 69)/12)" office:value-type="float" office:value="261.625565300599" calcext:value-type="float">
            <text:p>261,625565300599</text:p>
          </table:table-cell>
          <table:table-cell/>
          <table:table-cell table:formula="of:=[.J60]+1" office:value-type="float" office:value="60" calcext:value-type="float">
            <text:p>60</text:p>
          </table:table-cell>
          <table:table-cell table:formula="of:=((([.J61]-1)/128)-0.5)*2" office:value-type="float" office:value="-0.078125" calcext:value-type="float">
            <text:p>-0,078125</text:p>
          </table:table-cell>
          <table:table-cell table:formula="of:=([.J61]-1)/64-1" office:value-type="float" office:value="-0.078125" calcext:value-type="float">
            <text:p>-0,078125</text:p>
          </table:table-cell>
          <table:table-cell table:formula="of:=64*[.K61]+65" office:value-type="float" office:value="60" calcext:value-type="float">
            <text:p>60</text:p>
          </table:table-cell>
          <table:table-cell table:formula="of:=440*2^((64*[.E61]-4)/12)" office:value-type="float" office:value="261.625565300599" calcext:value-type="float">
            <text:p>261,625565300599</text:p>
          </table:table-cell>
        </table:table-row>
        <table:table-row table:style-name="ro1">
          <table:table-cell table:number-columns-repeated="4"/>
          <table:table-cell table:formula="of:=([.F62]-0.5)*2" office:value-type="float" office:value="-0.0625" calcext:value-type="float">
            <text:p>-0,0625</text:p>
          </table:table-cell>
          <table:table-cell table:formula="of:=([.G62]-1)/128" office:value-type="float" office:value="0.46875" calcext:value-type="float">
            <text:p>0,46875</text:p>
          </table:table-cell>
          <table:table-cell table:formula="of:=[.G61]+1" office:value-type="float" office:value="61" calcext:value-type="float">
            <text:p>61</text:p>
          </table:table-cell>
          <table:table-cell table:formula="of:=440*2^(([.G62] - 69)/12)" office:value-type="float" office:value="277.182630976872" calcext:value-type="float">
            <text:p>277,182630976872</text:p>
          </table:table-cell>
          <table:table-cell/>
          <table:table-cell table:formula="of:=[.J61]+1" office:value-type="float" office:value="61" calcext:value-type="float">
            <text:p>61</text:p>
          </table:table-cell>
          <table:table-cell table:formula="of:=((([.J62]-1)/128)-0.5)*2" office:value-type="float" office:value="-0.0625" calcext:value-type="float">
            <text:p>-0,0625</text:p>
          </table:table-cell>
          <table:table-cell table:formula="of:=([.J62]-1)/64-1" office:value-type="float" office:value="-0.0625" calcext:value-type="float">
            <text:p>-0,0625</text:p>
          </table:table-cell>
          <table:table-cell table:formula="of:=64*[.K62]+65" office:value-type="float" office:value="61" calcext:value-type="float">
            <text:p>61</text:p>
          </table:table-cell>
          <table:table-cell table:formula="of:=440*2^((64*[.E62]-4)/12)" office:value-type="float" office:value="277.182630976872" calcext:value-type="float">
            <text:p>277,182630976872</text:p>
          </table:table-cell>
        </table:table-row>
        <table:table-row table:style-name="ro1">
          <table:table-cell table:number-columns-repeated="4"/>
          <table:table-cell table:formula="of:=([.F63]-0.5)*2" office:value-type="float" office:value="-0.046875" calcext:value-type="float">
            <text:p>-0,046875</text:p>
          </table:table-cell>
          <table:table-cell table:formula="of:=([.G63]-1)/128" office:value-type="float" office:value="0.4765625" calcext:value-type="float">
            <text:p>0,4765625</text:p>
          </table:table-cell>
          <table:table-cell table:formula="of:=[.G62]+1" office:value-type="float" office:value="62" calcext:value-type="float">
            <text:p>62</text:p>
          </table:table-cell>
          <table:table-cell table:formula="of:=440*2^(([.G63] - 69)/12)" office:value-type="float" office:value="293.664767917408" calcext:value-type="float">
            <text:p>293,664767917408</text:p>
          </table:table-cell>
          <table:table-cell/>
          <table:table-cell table:formula="of:=[.J62]+1" office:value-type="float" office:value="62" calcext:value-type="float">
            <text:p>62</text:p>
          </table:table-cell>
          <table:table-cell table:formula="of:=((([.J63]-1)/128)-0.5)*2" office:value-type="float" office:value="-0.046875" calcext:value-type="float">
            <text:p>-0,046875</text:p>
          </table:table-cell>
          <table:table-cell table:formula="of:=([.J63]-1)/64-1" office:value-type="float" office:value="-0.046875" calcext:value-type="float">
            <text:p>-0,046875</text:p>
          </table:table-cell>
          <table:table-cell table:formula="of:=64*[.K63]+65" office:value-type="float" office:value="62" calcext:value-type="float">
            <text:p>62</text:p>
          </table:table-cell>
          <table:table-cell table:formula="of:=440*2^((64*[.E63]-4)/12)" office:value-type="float" office:value="293.664767917408" calcext:value-type="float">
            <text:p>293,664767917408</text:p>
          </table:table-cell>
        </table:table-row>
        <table:table-row table:style-name="ro1">
          <table:table-cell table:number-columns-repeated="4"/>
          <table:table-cell table:formula="of:=([.F64]-0.5)*2" office:value-type="float" office:value="-0.03125" calcext:value-type="float">
            <text:p>-0,03125</text:p>
          </table:table-cell>
          <table:table-cell table:formula="of:=([.G64]-1)/128" office:value-type="float" office:value="0.484375" calcext:value-type="float">
            <text:p>0,484375</text:p>
          </table:table-cell>
          <table:table-cell table:formula="of:=[.G63]+1" office:value-type="float" office:value="63" calcext:value-type="float">
            <text:p>63</text:p>
          </table:table-cell>
          <table:table-cell table:formula="of:=440*2^(([.G64] - 69)/12)" office:value-type="float" office:value="311.126983722081" calcext:value-type="float">
            <text:p>311,126983722081</text:p>
          </table:table-cell>
          <table:table-cell/>
          <table:table-cell table:formula="of:=[.J63]+1" office:value-type="float" office:value="63" calcext:value-type="float">
            <text:p>63</text:p>
          </table:table-cell>
          <table:table-cell table:formula="of:=((([.J64]-1)/128)-0.5)*2" office:value-type="float" office:value="-0.03125" calcext:value-type="float">
            <text:p>-0,03125</text:p>
          </table:table-cell>
          <table:table-cell table:formula="of:=([.J64]-1)/64-1" office:value-type="float" office:value="-0.03125" calcext:value-type="float">
            <text:p>-0,03125</text:p>
          </table:table-cell>
          <table:table-cell table:formula="of:=64*[.K64]+65" office:value-type="float" office:value="63" calcext:value-type="float">
            <text:p>63</text:p>
          </table:table-cell>
          <table:table-cell table:formula="of:=440*2^((64*[.E64]-4)/12)" office:value-type="float" office:value="311.126983722081" calcext:value-type="float">
            <text:p>311,126983722081</text:p>
          </table:table-cell>
        </table:table-row>
        <table:table-row table:style-name="ro1">
          <table:table-cell table:number-columns-repeated="4"/>
          <table:table-cell table:formula="of:=([.F65]-0.5)*2" office:value-type="float" office:value="-0.015625" calcext:value-type="float">
            <text:p>-0,015625</text:p>
          </table:table-cell>
          <table:table-cell table:formula="of:=([.G65]-1)/128" office:value-type="float" office:value="0.4921875" calcext:value-type="float">
            <text:p>0,4921875</text:p>
          </table:table-cell>
          <table:table-cell table:formula="of:=[.G64]+1" office:value-type="float" office:value="64" calcext:value-type="float">
            <text:p>64</text:p>
          </table:table-cell>
          <table:table-cell table:formula="of:=440*2^(([.G65] - 69)/12)" office:value-type="float" office:value="329.62755691287" calcext:value-type="float">
            <text:p>329,62755691287</text:p>
          </table:table-cell>
          <table:table-cell/>
          <table:table-cell table:formula="of:=[.J64]+1" office:value-type="float" office:value="64" calcext:value-type="float">
            <text:p>64</text:p>
          </table:table-cell>
          <table:table-cell table:formula="of:=((([.J65]-1)/128)-0.5)*2" office:value-type="float" office:value="-0.015625" calcext:value-type="float">
            <text:p>-0,015625</text:p>
          </table:table-cell>
          <table:table-cell table:formula="of:=([.J65]-1)/64-1" office:value-type="float" office:value="-0.015625" calcext:value-type="float">
            <text:p>-0,015625</text:p>
          </table:table-cell>
          <table:table-cell table:formula="of:=64*[.K65]+65" office:value-type="float" office:value="64" calcext:value-type="float">
            <text:p>64</text:p>
          </table:table-cell>
          <table:table-cell table:formula="of:=440*2^((64*[.E65]-4)/12)" office:value-type="float" office:value="329.62755691287" calcext:value-type="float">
            <text:p>329,62755691287</text:p>
          </table:table-cell>
        </table:table-row>
        <table:table-row table:style-name="ro1">
          <table:table-cell table:number-columns-repeated="4"/>
          <table:table-cell table:formula="of:=([.F66]-0.5)*2" office:value-type="float" office:value="0" calcext:value-type="float">
            <text:p>0</text:p>
          </table:table-cell>
          <table:table-cell table:formula="of:=([.G66]-1)/128" office:value-type="float" office:value="0.5" calcext:value-type="float">
            <text:p>0,5</text:p>
          </table:table-cell>
          <table:table-cell table:formula="of:=[.G65]+1" office:value-type="float" office:value="65" calcext:value-type="float">
            <text:p>65</text:p>
          </table:table-cell>
          <table:table-cell table:formula="of:=440*2^(([.G66] - 69)/12)" office:value-type="float" office:value="349.228231433004" calcext:value-type="float">
            <text:p>349,228231433004</text:p>
          </table:table-cell>
          <table:table-cell/>
          <table:table-cell table:formula="of:=[.J65]+1" office:value-type="float" office:value="65" calcext:value-type="float">
            <text:p>65</text:p>
          </table:table-cell>
          <table:table-cell table:formula="of:=((([.J66]-1)/128)-0.5)*2" office:value-type="float" office:value="0" calcext:value-type="float">
            <text:p>0</text:p>
          </table:table-cell>
          <table:table-cell table:formula="of:=([.J66]-1)/64-1" office:value-type="float" office:value="0" calcext:value-type="float">
            <text:p>0</text:p>
          </table:table-cell>
          <table:table-cell table:formula="of:=64*[.K66]+65" office:value-type="float" office:value="65" calcext:value-type="float">
            <text:p>65</text:p>
          </table:table-cell>
          <table:table-cell table:formula="of:=440*2^((64*[.E66]-4)/12)" office:value-type="float" office:value="349.228231433004" calcext:value-type="float">
            <text:p>349,228231433004</text:p>
          </table:table-cell>
        </table:table-row>
        <table:table-row table:style-name="ro1">
          <table:table-cell table:number-columns-repeated="4"/>
          <table:table-cell table:formula="of:=([.F67]-0.5)*2" office:value-type="float" office:value="0.015625" calcext:value-type="float">
            <text:p>0,015625</text:p>
          </table:table-cell>
          <table:table-cell table:formula="of:=([.G67]-1)/128" office:value-type="float" office:value="0.5078125" calcext:value-type="float">
            <text:p>0,5078125</text:p>
          </table:table-cell>
          <table:table-cell table:formula="of:=[.G66]+1" office:value-type="float" office:value="66" calcext:value-type="float">
            <text:p>66</text:p>
          </table:table-cell>
          <table:table-cell table:formula="of:=440*2^(([.G67] - 69)/12)" office:value-type="float" office:value="369.994422711634" calcext:value-type="float">
            <text:p>369,994422711634</text:p>
          </table:table-cell>
          <table:table-cell/>
          <table:table-cell table:formula="of:=[.J66]+1" office:value-type="float" office:value="66" calcext:value-type="float">
            <text:p>66</text:p>
          </table:table-cell>
          <table:table-cell table:formula="of:=((([.J67]-1)/128)-0.5)*2" office:value-type="float" office:value="0.015625" calcext:value-type="float">
            <text:p>0,015625</text:p>
          </table:table-cell>
          <table:table-cell table:formula="of:=([.J67]-1)/64-1" office:value-type="float" office:value="0.015625" calcext:value-type="float">
            <text:p>0,015625</text:p>
          </table:table-cell>
          <table:table-cell table:formula="of:=64*[.K67]+65" office:value-type="float" office:value="66" calcext:value-type="float">
            <text:p>66</text:p>
          </table:table-cell>
          <table:table-cell table:formula="of:=440*2^((64*[.E67]-4)/12)" office:value-type="float" office:value="369.994422711634" calcext:value-type="float">
            <text:p>369,994422711634</text:p>
          </table:table-cell>
        </table:table-row>
        <table:table-row table:style-name="ro1">
          <table:table-cell table:number-columns-repeated="4"/>
          <table:table-cell table:formula="of:=([.F68]-0.5)*2" office:value-type="float" office:value="0.03125" calcext:value-type="float">
            <text:p>0,03125</text:p>
          </table:table-cell>
          <table:table-cell table:formula="of:=([.G68]-1)/128" office:value-type="float" office:value="0.515625" calcext:value-type="float">
            <text:p>0,515625</text:p>
          </table:table-cell>
          <table:table-cell table:formula="of:=[.G67]+1" office:value-type="float" office:value="67" calcext:value-type="float">
            <text:p>67</text:p>
          </table:table-cell>
          <table:table-cell table:formula="of:=440*2^(([.G68] - 69)/12)" office:value-type="float" office:value="391.995435981749" calcext:value-type="float">
            <text:p>391,995435981749</text:p>
          </table:table-cell>
          <table:table-cell/>
          <table:table-cell table:formula="of:=[.J67]+1" office:value-type="float" office:value="67" calcext:value-type="float">
            <text:p>67</text:p>
          </table:table-cell>
          <table:table-cell table:formula="of:=((([.J68]-1)/128)-0.5)*2" office:value-type="float" office:value="0.03125" calcext:value-type="float">
            <text:p>0,03125</text:p>
          </table:table-cell>
          <table:table-cell table:formula="of:=([.J68]-1)/64-1" office:value-type="float" office:value="0.03125" calcext:value-type="float">
            <text:p>0,03125</text:p>
          </table:table-cell>
          <table:table-cell table:formula="of:=64*[.K68]+65" office:value-type="float" office:value="67" calcext:value-type="float">
            <text:p>67</text:p>
          </table:table-cell>
          <table:table-cell table:formula="of:=440*2^((64*[.E68]-4)/12)" office:value-type="float" office:value="391.995435981749" calcext:value-type="float">
            <text:p>391,995435981749</text:p>
          </table:table-cell>
        </table:table-row>
        <table:table-row table:style-name="ro1">
          <table:table-cell table:number-columns-repeated="4"/>
          <table:table-cell table:formula="of:=([.F69]-0.5)*2" office:value-type="float" office:value="0.046875" calcext:value-type="float">
            <text:p>0,046875</text:p>
          </table:table-cell>
          <table:table-cell table:formula="of:=([.G69]-1)/128" office:value-type="float" office:value="0.5234375" calcext:value-type="float">
            <text:p>0,5234375</text:p>
          </table:table-cell>
          <table:table-cell table:formula="of:=[.G68]+1" office:value-type="float" office:value="68" calcext:value-type="float">
            <text:p>68</text:p>
          </table:table-cell>
          <table:table-cell table:formula="of:=440*2^(([.G69] - 69)/12)" office:value-type="float" office:value="415.304697579945" calcext:value-type="float">
            <text:p>415,304697579945</text:p>
          </table:table-cell>
          <table:table-cell/>
          <table:table-cell table:formula="of:=[.J68]+1" office:value-type="float" office:value="68" calcext:value-type="float">
            <text:p>68</text:p>
          </table:table-cell>
          <table:table-cell table:formula="of:=((([.J69]-1)/128)-0.5)*2" office:value-type="float" office:value="0.046875" calcext:value-type="float">
            <text:p>0,046875</text:p>
          </table:table-cell>
          <table:table-cell table:formula="of:=([.J69]-1)/64-1" office:value-type="float" office:value="0.046875" calcext:value-type="float">
            <text:p>0,046875</text:p>
          </table:table-cell>
          <table:table-cell table:formula="of:=64*[.K69]+65" office:value-type="float" office:value="68" calcext:value-type="float">
            <text:p>68</text:p>
          </table:table-cell>
          <table:table-cell table:formula="of:=440*2^((64*[.E69]-4)/12)" office:value-type="float" office:value="415.304697579945" calcext:value-type="float">
            <text:p>415,304697579945</text:p>
          </table:table-cell>
        </table:table-row>
        <table:table-row table:style-name="ro1">
          <table:table-cell table:number-columns-repeated="4"/>
          <table:table-cell table:formula="of:=([.F70]-0.5)*2" office:value-type="float" office:value="0.0625" calcext:value-type="float">
            <text:p>0,0625</text:p>
          </table:table-cell>
          <table:table-cell table:formula="of:=([.G70]-1)/128" office:value-type="float" office:value="0.53125" calcext:value-type="float">
            <text:p>0,53125</text:p>
          </table:table-cell>
          <table:table-cell table:formula="of:=[.G69]+1" office:value-type="float" office:value="69" calcext:value-type="float">
            <text:p>69</text:p>
          </table:table-cell>
          <table:table-cell table:formula="of:=440*2^(([.G70] - 69)/12)" office:value-type="float" office:value="440" calcext:value-type="float">
            <text:p>440</text:p>
          </table:table-cell>
          <table:table-cell/>
          <table:table-cell table:formula="of:=[.J69]+1" office:value-type="float" office:value="69" calcext:value-type="float">
            <text:p>69</text:p>
          </table:table-cell>
          <table:table-cell table:formula="of:=((([.J70]-1)/128)-0.5)*2" office:value-type="float" office:value="0.0625" calcext:value-type="float">
            <text:p>0,0625</text:p>
          </table:table-cell>
          <table:table-cell table:formula="of:=([.J70]-1)/64-1" office:value-type="float" office:value="0.0625" calcext:value-type="float">
            <text:p>0,0625</text:p>
          </table:table-cell>
          <table:table-cell table:formula="of:=64*[.K70]+65" office:value-type="float" office:value="69" calcext:value-type="float">
            <text:p>69</text:p>
          </table:table-cell>
          <table:table-cell table:formula="of:=440*2^((64*[.E70]-4)/12)" office:value-type="float" office:value="440" calcext:value-type="float">
            <text:p>440</text:p>
          </table:table-cell>
        </table:table-row>
        <table:table-row table:style-name="ro1">
          <table:table-cell table:number-columns-repeated="4"/>
          <table:table-cell table:formula="of:=([.F71]-0.5)*2" office:value-type="float" office:value="0.078125" calcext:value-type="float">
            <text:p>0,078125</text:p>
          </table:table-cell>
          <table:table-cell table:formula="of:=([.G71]-1)/128" office:value-type="float" office:value="0.5390625" calcext:value-type="float">
            <text:p>0,5390625</text:p>
          </table:table-cell>
          <table:table-cell table:formula="of:=[.G70]+1" office:value-type="float" office:value="70" calcext:value-type="float">
            <text:p>70</text:p>
          </table:table-cell>
          <table:table-cell table:formula="of:=440*2^(([.G71] - 69)/12)" office:value-type="float" office:value="466.16376151809" calcext:value-type="float">
            <text:p>466,16376151809</text:p>
          </table:table-cell>
          <table:table-cell/>
          <table:table-cell table:formula="of:=[.J70]+1" office:value-type="float" office:value="70" calcext:value-type="float">
            <text:p>70</text:p>
          </table:table-cell>
          <table:table-cell table:formula="of:=((([.J71]-1)/128)-0.5)*2" office:value-type="float" office:value="0.078125" calcext:value-type="float">
            <text:p>0,078125</text:p>
          </table:table-cell>
          <table:table-cell table:formula="of:=([.J71]-1)/64-1" office:value-type="float" office:value="0.078125" calcext:value-type="float">
            <text:p>0,078125</text:p>
          </table:table-cell>
          <table:table-cell table:formula="of:=64*[.K71]+65" office:value-type="float" office:value="70" calcext:value-type="float">
            <text:p>70</text:p>
          </table:table-cell>
          <table:table-cell table:formula="of:=440*2^((64*[.E71]-4)/12)" office:value-type="float" office:value="466.16376151809" calcext:value-type="float">
            <text:p>466,16376151809</text:p>
          </table:table-cell>
        </table:table-row>
        <table:table-row table:style-name="ro1">
          <table:table-cell table:number-columns-repeated="4"/>
          <table:table-cell table:formula="of:=([.F72]-0.5)*2" office:value-type="float" office:value="0.09375" calcext:value-type="float">
            <text:p>0,09375</text:p>
          </table:table-cell>
          <table:table-cell table:formula="of:=([.G72]-1)/128" office:value-type="float" office:value="0.546875" calcext:value-type="float">
            <text:p>0,546875</text:p>
          </table:table-cell>
          <table:table-cell table:formula="of:=[.G71]+1" office:value-type="float" office:value="71" calcext:value-type="float">
            <text:p>71</text:p>
          </table:table-cell>
          <table:table-cell table:formula="of:=440*2^(([.G72] - 69)/12)" office:value-type="float" office:value="493.883301256124" calcext:value-type="float">
            <text:p>493,883301256124</text:p>
          </table:table-cell>
          <table:table-cell/>
          <table:table-cell table:formula="of:=[.J71]+1" office:value-type="float" office:value="71" calcext:value-type="float">
            <text:p>71</text:p>
          </table:table-cell>
          <table:table-cell table:formula="of:=((([.J72]-1)/128)-0.5)*2" office:value-type="float" office:value="0.09375" calcext:value-type="float">
            <text:p>0,09375</text:p>
          </table:table-cell>
          <table:table-cell table:formula="of:=([.J72]-1)/64-1" office:value-type="float" office:value="0.09375" calcext:value-type="float">
            <text:p>0,09375</text:p>
          </table:table-cell>
          <table:table-cell table:formula="of:=64*[.K72]+65" office:value-type="float" office:value="71" calcext:value-type="float">
            <text:p>71</text:p>
          </table:table-cell>
          <table:table-cell table:formula="of:=440*2^((64*[.E72]-4)/12)" office:value-type="float" office:value="493.883301256124" calcext:value-type="float">
            <text:p>493,883301256124</text:p>
          </table:table-cell>
        </table:table-row>
        <table:table-row table:style-name="ro1">
          <table:table-cell table:number-columns-repeated="4"/>
          <table:table-cell table:formula="of:=([.F73]-0.5)*2" office:value-type="float" office:value="0.109375" calcext:value-type="float">
            <text:p>0,109375</text:p>
          </table:table-cell>
          <table:table-cell table:formula="of:=([.G73]-1)/128" office:value-type="float" office:value="0.5546875" calcext:value-type="float">
            <text:p>0,5546875</text:p>
          </table:table-cell>
          <table:table-cell table:formula="of:=[.G72]+1" office:value-type="float" office:value="72" calcext:value-type="float">
            <text:p>72</text:p>
          </table:table-cell>
          <table:table-cell table:formula="of:=440*2^(([.G73] - 69)/12)" office:value-type="float" office:value="523.251130601197" calcext:value-type="float">
            <text:p>523,251130601197</text:p>
          </table:table-cell>
          <table:table-cell/>
          <table:table-cell table:formula="of:=[.J72]+1" office:value-type="float" office:value="72" calcext:value-type="float">
            <text:p>72</text:p>
          </table:table-cell>
          <table:table-cell table:formula="of:=((([.J73]-1)/128)-0.5)*2" office:value-type="float" office:value="0.109375" calcext:value-type="float">
            <text:p>0,109375</text:p>
          </table:table-cell>
          <table:table-cell table:formula="of:=([.J73]-1)/64-1" office:value-type="float" office:value="0.109375" calcext:value-type="float">
            <text:p>0,109375</text:p>
          </table:table-cell>
          <table:table-cell table:formula="of:=64*[.K73]+65" office:value-type="float" office:value="72" calcext:value-type="float">
            <text:p>72</text:p>
          </table:table-cell>
          <table:table-cell table:formula="of:=440*2^((64*[.E73]-4)/12)" office:value-type="float" office:value="523.251130601197" calcext:value-type="float">
            <text:p>523,251130601197</text:p>
          </table:table-cell>
        </table:table-row>
        <table:table-row table:style-name="ro1">
          <table:table-cell table:number-columns-repeated="4"/>
          <table:table-cell table:formula="of:=([.F74]-0.5)*2" office:value-type="float" office:value="0.125" calcext:value-type="float">
            <text:p>0,125</text:p>
          </table:table-cell>
          <table:table-cell table:formula="of:=([.G74]-1)/128" office:value-type="float" office:value="0.5625" calcext:value-type="float">
            <text:p>0,5625</text:p>
          </table:table-cell>
          <table:table-cell table:formula="of:=[.G73]+1" office:value-type="float" office:value="73" calcext:value-type="float">
            <text:p>73</text:p>
          </table:table-cell>
          <table:table-cell table:formula="of:=440*2^(([.G74] - 69)/12)" office:value-type="float" office:value="554.365261953744" calcext:value-type="float">
            <text:p>554,365261953744</text:p>
          </table:table-cell>
          <table:table-cell/>
          <table:table-cell table:formula="of:=[.J73]+1" office:value-type="float" office:value="73" calcext:value-type="float">
            <text:p>73</text:p>
          </table:table-cell>
          <table:table-cell table:formula="of:=((([.J74]-1)/128)-0.5)*2" office:value-type="float" office:value="0.125" calcext:value-type="float">
            <text:p>0,125</text:p>
          </table:table-cell>
          <table:table-cell table:formula="of:=([.J74]-1)/64-1" office:value-type="float" office:value="0.125" calcext:value-type="float">
            <text:p>0,125</text:p>
          </table:table-cell>
          <table:table-cell table:formula="of:=64*[.K74]+65" office:value-type="float" office:value="73" calcext:value-type="float">
            <text:p>73</text:p>
          </table:table-cell>
          <table:table-cell table:formula="of:=440*2^((64*[.E74]-4)/12)" office:value-type="float" office:value="554.365261953744" calcext:value-type="float">
            <text:p>554,365261953744</text:p>
          </table:table-cell>
        </table:table-row>
        <table:table-row table:style-name="ro1">
          <table:table-cell table:number-columns-repeated="4"/>
          <table:table-cell table:formula="of:=([.F75]-0.5)*2" office:value-type="float" office:value="0.140625" calcext:value-type="float">
            <text:p>0,140625</text:p>
          </table:table-cell>
          <table:table-cell table:formula="of:=([.G75]-1)/128" office:value-type="float" office:value="0.5703125" calcext:value-type="float">
            <text:p>0,5703125</text:p>
          </table:table-cell>
          <table:table-cell table:formula="of:=[.G74]+1" office:value-type="float" office:value="74" calcext:value-type="float">
            <text:p>74</text:p>
          </table:table-cell>
          <table:table-cell table:formula="of:=440*2^(([.G75] - 69)/12)" office:value-type="float" office:value="587.329535834815" calcext:value-type="float">
            <text:p>587,329535834815</text:p>
          </table:table-cell>
          <table:table-cell/>
          <table:table-cell table:formula="of:=[.J74]+1" office:value-type="float" office:value="74" calcext:value-type="float">
            <text:p>74</text:p>
          </table:table-cell>
          <table:table-cell table:formula="of:=((([.J75]-1)/128)-0.5)*2" office:value-type="float" office:value="0.140625" calcext:value-type="float">
            <text:p>0,140625</text:p>
          </table:table-cell>
          <table:table-cell table:formula="of:=([.J75]-1)/64-1" office:value-type="float" office:value="0.140625" calcext:value-type="float">
            <text:p>0,140625</text:p>
          </table:table-cell>
          <table:table-cell table:formula="of:=64*[.K75]+65" office:value-type="float" office:value="74" calcext:value-type="float">
            <text:p>74</text:p>
          </table:table-cell>
          <table:table-cell table:formula="of:=440*2^((64*[.E75]-4)/12)" office:value-type="float" office:value="587.329535834815" calcext:value-type="float">
            <text:p>587,329535834815</text:p>
          </table:table-cell>
        </table:table-row>
        <table:table-row table:style-name="ro1">
          <table:table-cell table:number-columns-repeated="4"/>
          <table:table-cell table:formula="of:=([.F76]-0.5)*2" office:value-type="float" office:value="0.15625" calcext:value-type="float">
            <text:p>0,15625</text:p>
          </table:table-cell>
          <table:table-cell table:formula="of:=([.G76]-1)/128" office:value-type="float" office:value="0.578125" calcext:value-type="float">
            <text:p>0,578125</text:p>
          </table:table-cell>
          <table:table-cell table:formula="of:=[.G75]+1" office:value-type="float" office:value="75" calcext:value-type="float">
            <text:p>75</text:p>
          </table:table-cell>
          <table:table-cell table:formula="of:=440*2^(([.G76] - 69)/12)" office:value-type="float" office:value="622.253967444162" calcext:value-type="float">
            <text:p>622,253967444162</text:p>
          </table:table-cell>
          <table:table-cell/>
          <table:table-cell table:formula="of:=[.J75]+1" office:value-type="float" office:value="75" calcext:value-type="float">
            <text:p>75</text:p>
          </table:table-cell>
          <table:table-cell table:formula="of:=((([.J76]-1)/128)-0.5)*2" office:value-type="float" office:value="0.15625" calcext:value-type="float">
            <text:p>0,15625</text:p>
          </table:table-cell>
          <table:table-cell table:formula="of:=([.J76]-1)/64-1" office:value-type="float" office:value="0.15625" calcext:value-type="float">
            <text:p>0,15625</text:p>
          </table:table-cell>
          <table:table-cell table:formula="of:=64*[.K76]+65" office:value-type="float" office:value="75" calcext:value-type="float">
            <text:p>75</text:p>
          </table:table-cell>
          <table:table-cell table:formula="of:=440*2^((64*[.E76]-4)/12)" office:value-type="float" office:value="622.253967444162" calcext:value-type="float">
            <text:p>622,253967444162</text:p>
          </table:table-cell>
        </table:table-row>
        <table:table-row table:style-name="ro1">
          <table:table-cell table:number-columns-repeated="4"/>
          <table:table-cell table:formula="of:=([.F77]-0.5)*2" office:value-type="float" office:value="0.171875" calcext:value-type="float">
            <text:p>0,171875</text:p>
          </table:table-cell>
          <table:table-cell table:formula="of:=([.G77]-1)/128" office:value-type="float" office:value="0.5859375" calcext:value-type="float">
            <text:p>0,5859375</text:p>
          </table:table-cell>
          <table:table-cell table:formula="of:=[.G76]+1" office:value-type="float" office:value="76" calcext:value-type="float">
            <text:p>76</text:p>
          </table:table-cell>
          <table:table-cell table:formula="of:=440*2^(([.G77] - 69)/12)" office:value-type="float" office:value="659.25511382574" calcext:value-type="float">
            <text:p>659,25511382574</text:p>
          </table:table-cell>
          <table:table-cell/>
          <table:table-cell table:formula="of:=[.J76]+1" office:value-type="float" office:value="76" calcext:value-type="float">
            <text:p>76</text:p>
          </table:table-cell>
          <table:table-cell table:formula="of:=((([.J77]-1)/128)-0.5)*2" office:value-type="float" office:value="0.171875" calcext:value-type="float">
            <text:p>0,171875</text:p>
          </table:table-cell>
          <table:table-cell table:formula="of:=([.J77]-1)/64-1" office:value-type="float" office:value="0.171875" calcext:value-type="float">
            <text:p>0,171875</text:p>
          </table:table-cell>
          <table:table-cell table:formula="of:=64*[.K77]+65" office:value-type="float" office:value="76" calcext:value-type="float">
            <text:p>76</text:p>
          </table:table-cell>
          <table:table-cell table:formula="of:=440*2^((64*[.E77]-4)/12)" office:value-type="float" office:value="659.25511382574" calcext:value-type="float">
            <text:p>659,25511382574</text:p>
          </table:table-cell>
        </table:table-row>
        <table:table-row table:style-name="ro1">
          <table:table-cell table:number-columns-repeated="4"/>
          <table:table-cell table:formula="of:=([.F78]-0.5)*2" office:value-type="float" office:value="0.1875" calcext:value-type="float">
            <text:p>0,1875</text:p>
          </table:table-cell>
          <table:table-cell table:formula="of:=([.G78]-1)/128" office:value-type="float" office:value="0.59375" calcext:value-type="float">
            <text:p>0,59375</text:p>
          </table:table-cell>
          <table:table-cell table:formula="of:=[.G77]+1" office:value-type="float" office:value="77" calcext:value-type="float">
            <text:p>77</text:p>
          </table:table-cell>
          <table:table-cell table:formula="of:=440*2^(([.G78] - 69)/12)" office:value-type="float" office:value="698.456462866008" calcext:value-type="float">
            <text:p>698,456462866008</text:p>
          </table:table-cell>
          <table:table-cell/>
          <table:table-cell table:formula="of:=[.J77]+1" office:value-type="float" office:value="77" calcext:value-type="float">
            <text:p>77</text:p>
          </table:table-cell>
          <table:table-cell table:formula="of:=((([.J78]-1)/128)-0.5)*2" office:value-type="float" office:value="0.1875" calcext:value-type="float">
            <text:p>0,1875</text:p>
          </table:table-cell>
          <table:table-cell table:formula="of:=([.J78]-1)/64-1" office:value-type="float" office:value="0.1875" calcext:value-type="float">
            <text:p>0,1875</text:p>
          </table:table-cell>
          <table:table-cell table:formula="of:=64*[.K78]+65" office:value-type="float" office:value="77" calcext:value-type="float">
            <text:p>77</text:p>
          </table:table-cell>
          <table:table-cell table:formula="of:=440*2^((64*[.E78]-4)/12)" office:value-type="float" office:value="698.456462866008" calcext:value-type="float">
            <text:p>698,456462866008</text:p>
          </table:table-cell>
        </table:table-row>
        <table:table-row table:style-name="ro1">
          <table:table-cell table:number-columns-repeated="4"/>
          <table:table-cell table:formula="of:=([.F79]-0.5)*2" office:value-type="float" office:value="0.203125" calcext:value-type="float">
            <text:p>0,203125</text:p>
          </table:table-cell>
          <table:table-cell table:formula="of:=([.G79]-1)/128" office:value-type="float" office:value="0.6015625" calcext:value-type="float">
            <text:p>0,6015625</text:p>
          </table:table-cell>
          <table:table-cell table:formula="of:=[.G78]+1" office:value-type="float" office:value="78" calcext:value-type="float">
            <text:p>78</text:p>
          </table:table-cell>
          <table:table-cell table:formula="of:=440*2^(([.G79] - 69)/12)" office:value-type="float" office:value="739.988845423269" calcext:value-type="float">
            <text:p>739,988845423269</text:p>
          </table:table-cell>
          <table:table-cell/>
          <table:table-cell table:formula="of:=[.J78]+1" office:value-type="float" office:value="78" calcext:value-type="float">
            <text:p>78</text:p>
          </table:table-cell>
          <table:table-cell table:formula="of:=((([.J79]-1)/128)-0.5)*2" office:value-type="float" office:value="0.203125" calcext:value-type="float">
            <text:p>0,203125</text:p>
          </table:table-cell>
          <table:table-cell table:formula="of:=([.J79]-1)/64-1" office:value-type="float" office:value="0.203125" calcext:value-type="float">
            <text:p>0,203125</text:p>
          </table:table-cell>
          <table:table-cell table:formula="of:=64*[.K79]+65" office:value-type="float" office:value="78" calcext:value-type="float">
            <text:p>78</text:p>
          </table:table-cell>
          <table:table-cell table:formula="of:=440*2^((64*[.E79]-4)/12)" office:value-type="float" office:value="739.988845423269" calcext:value-type="float">
            <text:p>739,988845423269</text:p>
          </table:table-cell>
        </table:table-row>
        <table:table-row table:style-name="ro1">
          <table:table-cell table:number-columns-repeated="4"/>
          <table:table-cell table:formula="of:=([.F80]-0.5)*2" office:value-type="float" office:value="0.21875" calcext:value-type="float">
            <text:p>0,21875</text:p>
          </table:table-cell>
          <table:table-cell table:formula="of:=([.G80]-1)/128" office:value-type="float" office:value="0.609375" calcext:value-type="float">
            <text:p>0,609375</text:p>
          </table:table-cell>
          <table:table-cell table:formula="of:=[.G79]+1" office:value-type="float" office:value="79" calcext:value-type="float">
            <text:p>79</text:p>
          </table:table-cell>
          <table:table-cell table:formula="of:=440*2^(([.G80] - 69)/12)" office:value-type="float" office:value="783.990871963499" calcext:value-type="float">
            <text:p>783,990871963499</text:p>
          </table:table-cell>
          <table:table-cell/>
          <table:table-cell table:formula="of:=[.J79]+1" office:value-type="float" office:value="79" calcext:value-type="float">
            <text:p>79</text:p>
          </table:table-cell>
          <table:table-cell table:formula="of:=((([.J80]-1)/128)-0.5)*2" office:value-type="float" office:value="0.21875" calcext:value-type="float">
            <text:p>0,21875</text:p>
          </table:table-cell>
          <table:table-cell table:formula="of:=([.J80]-1)/64-1" office:value-type="float" office:value="0.21875" calcext:value-type="float">
            <text:p>0,21875</text:p>
          </table:table-cell>
          <table:table-cell table:formula="of:=64*[.K80]+65" office:value-type="float" office:value="79" calcext:value-type="float">
            <text:p>79</text:p>
          </table:table-cell>
          <table:table-cell table:formula="of:=440*2^((64*[.E80]-4)/12)" office:value-type="float" office:value="783.990871963499" calcext:value-type="float">
            <text:p>783,990871963499</text:p>
          </table:table-cell>
        </table:table-row>
        <table:table-row table:style-name="ro1">
          <table:table-cell table:number-columns-repeated="4"/>
          <table:table-cell table:formula="of:=([.F81]-0.5)*2" office:value-type="float" office:value="0.234375" calcext:value-type="float">
            <text:p>0,234375</text:p>
          </table:table-cell>
          <table:table-cell table:formula="of:=([.G81]-1)/128" office:value-type="float" office:value="0.6171875" calcext:value-type="float">
            <text:p>0,6171875</text:p>
          </table:table-cell>
          <table:table-cell table:formula="of:=[.G80]+1" office:value-type="float" office:value="80" calcext:value-type="float">
            <text:p>80</text:p>
          </table:table-cell>
          <table:table-cell table:formula="of:=440*2^(([.G81] - 69)/12)" office:value-type="float" office:value="830.60939515989" calcext:value-type="float">
            <text:p>830,60939515989</text:p>
          </table:table-cell>
          <table:table-cell/>
          <table:table-cell table:formula="of:=[.J80]+1" office:value-type="float" office:value="80" calcext:value-type="float">
            <text:p>80</text:p>
          </table:table-cell>
          <table:table-cell table:formula="of:=((([.J81]-1)/128)-0.5)*2" office:value-type="float" office:value="0.234375" calcext:value-type="float">
            <text:p>0,234375</text:p>
          </table:table-cell>
          <table:table-cell table:formula="of:=([.J81]-1)/64-1" office:value-type="float" office:value="0.234375" calcext:value-type="float">
            <text:p>0,234375</text:p>
          </table:table-cell>
          <table:table-cell table:formula="of:=64*[.K81]+65" office:value-type="float" office:value="80" calcext:value-type="float">
            <text:p>80</text:p>
          </table:table-cell>
          <table:table-cell table:formula="of:=440*2^((64*[.E81]-4)/12)" office:value-type="float" office:value="830.60939515989" calcext:value-type="float">
            <text:p>830,60939515989</text:p>
          </table:table-cell>
        </table:table-row>
        <table:table-row table:style-name="ro1">
          <table:table-cell table:number-columns-repeated="4"/>
          <table:table-cell table:formula="of:=([.F82]-0.5)*2" office:value-type="float" office:value="0.25" calcext:value-type="float">
            <text:p>0,25</text:p>
          </table:table-cell>
          <table:table-cell table:formula="of:=([.G82]-1)/128" office:value-type="float" office:value="0.625" calcext:value-type="float">
            <text:p>0,625</text:p>
          </table:table-cell>
          <table:table-cell table:formula="of:=[.G81]+1" office:value-type="float" office:value="81" calcext:value-type="float">
            <text:p>81</text:p>
          </table:table-cell>
          <table:table-cell table:formula="of:=440*2^(([.G82] - 69)/12)" office:value-type="float" office:value="880" calcext:value-type="float">
            <text:p>880</text:p>
          </table:table-cell>
          <table:table-cell/>
          <table:table-cell table:formula="of:=[.J81]+1" office:value-type="float" office:value="81" calcext:value-type="float">
            <text:p>81</text:p>
          </table:table-cell>
          <table:table-cell table:formula="of:=((([.J82]-1)/128)-0.5)*2" office:value-type="float" office:value="0.25" calcext:value-type="float">
            <text:p>0,25</text:p>
          </table:table-cell>
          <table:table-cell table:formula="of:=([.J82]-1)/64-1" office:value-type="float" office:value="0.25" calcext:value-type="float">
            <text:p>0,25</text:p>
          </table:table-cell>
          <table:table-cell table:formula="of:=64*[.K82]+65" office:value-type="float" office:value="81" calcext:value-type="float">
            <text:p>81</text:p>
          </table:table-cell>
          <table:table-cell table:formula="of:=440*2^((64*[.E82]-4)/12)" office:value-type="float" office:value="880" calcext:value-type="float">
            <text:p>880</text:p>
          </table:table-cell>
        </table:table-row>
        <table:table-row table:style-name="ro1">
          <table:table-cell table:number-columns-repeated="4"/>
          <table:table-cell table:formula="of:=([.F83]-0.5)*2" office:value-type="float" office:value="0.265625" calcext:value-type="float">
            <text:p>0,265625</text:p>
          </table:table-cell>
          <table:table-cell table:formula="of:=([.G83]-1)/128" office:value-type="float" office:value="0.6328125" calcext:value-type="float">
            <text:p>0,6328125</text:p>
          </table:table-cell>
          <table:table-cell table:formula="of:=[.G82]+1" office:value-type="float" office:value="82" calcext:value-type="float">
            <text:p>82</text:p>
          </table:table-cell>
          <table:table-cell table:formula="of:=440*2^(([.G83] - 69)/12)" office:value-type="float" office:value="932.32752303618" calcext:value-type="float">
            <text:p>932,32752303618</text:p>
          </table:table-cell>
          <table:table-cell/>
          <table:table-cell table:formula="of:=[.J82]+1" office:value-type="float" office:value="82" calcext:value-type="float">
            <text:p>82</text:p>
          </table:table-cell>
          <table:table-cell table:formula="of:=((([.J83]-1)/128)-0.5)*2" office:value-type="float" office:value="0.265625" calcext:value-type="float">
            <text:p>0,265625</text:p>
          </table:table-cell>
          <table:table-cell table:formula="of:=([.J83]-1)/64-1" office:value-type="float" office:value="0.265625" calcext:value-type="float">
            <text:p>0,265625</text:p>
          </table:table-cell>
          <table:table-cell table:formula="of:=64*[.K83]+65" office:value-type="float" office:value="82" calcext:value-type="float">
            <text:p>82</text:p>
          </table:table-cell>
          <table:table-cell table:formula="of:=440*2^((64*[.E83]-4)/12)" office:value-type="float" office:value="932.32752303618" calcext:value-type="float">
            <text:p>932,32752303618</text:p>
          </table:table-cell>
        </table:table-row>
        <table:table-row table:style-name="ro1">
          <table:table-cell table:number-columns-repeated="4"/>
          <table:table-cell table:formula="of:=([.F84]-0.5)*2" office:value-type="float" office:value="0.28125" calcext:value-type="float">
            <text:p>0,28125</text:p>
          </table:table-cell>
          <table:table-cell table:formula="of:=([.G84]-1)/128" office:value-type="float" office:value="0.640625" calcext:value-type="float">
            <text:p>0,640625</text:p>
          </table:table-cell>
          <table:table-cell table:formula="of:=[.G83]+1" office:value-type="float" office:value="83" calcext:value-type="float">
            <text:p>83</text:p>
          </table:table-cell>
          <table:table-cell table:formula="of:=440*2^(([.G84] - 69)/12)" office:value-type="float" office:value="987.766602512248" calcext:value-type="float">
            <text:p>987,766602512248</text:p>
          </table:table-cell>
          <table:table-cell/>
          <table:table-cell table:formula="of:=[.J83]+1" office:value-type="float" office:value="83" calcext:value-type="float">
            <text:p>83</text:p>
          </table:table-cell>
          <table:table-cell table:formula="of:=((([.J84]-1)/128)-0.5)*2" office:value-type="float" office:value="0.28125" calcext:value-type="float">
            <text:p>0,28125</text:p>
          </table:table-cell>
          <table:table-cell table:formula="of:=([.J84]-1)/64-1" office:value-type="float" office:value="0.28125" calcext:value-type="float">
            <text:p>0,28125</text:p>
          </table:table-cell>
          <table:table-cell table:formula="of:=64*[.K84]+65" office:value-type="float" office:value="83" calcext:value-type="float">
            <text:p>83</text:p>
          </table:table-cell>
          <table:table-cell table:formula="of:=440*2^((64*[.E84]-4)/12)" office:value-type="float" office:value="987.766602512248" calcext:value-type="float">
            <text:p>987,766602512248</text:p>
          </table:table-cell>
        </table:table-row>
        <table:table-row table:style-name="ro1">
          <table:table-cell table:number-columns-repeated="4"/>
          <table:table-cell table:formula="of:=([.F85]-0.5)*2" office:value-type="float" office:value="0.296875" calcext:value-type="float">
            <text:p>0,296875</text:p>
          </table:table-cell>
          <table:table-cell table:formula="of:=([.G85]-1)/128" office:value-type="float" office:value="0.6484375" calcext:value-type="float">
            <text:p>0,6484375</text:p>
          </table:table-cell>
          <table:table-cell table:formula="of:=[.G84]+1" office:value-type="float" office:value="84" calcext:value-type="float">
            <text:p>84</text:p>
          </table:table-cell>
          <table:table-cell table:formula="of:=440*2^(([.G85] - 69)/12)" office:value-type="float" office:value="1046.50226120239" calcext:value-type="float">
            <text:p>1046,50226120239</text:p>
          </table:table-cell>
          <table:table-cell/>
          <table:table-cell table:formula="of:=[.J84]+1" office:value-type="float" office:value="84" calcext:value-type="float">
            <text:p>84</text:p>
          </table:table-cell>
          <table:table-cell table:formula="of:=((([.J85]-1)/128)-0.5)*2" office:value-type="float" office:value="0.296875" calcext:value-type="float">
            <text:p>0,296875</text:p>
          </table:table-cell>
          <table:table-cell table:formula="of:=([.J85]-1)/64-1" office:value-type="float" office:value="0.296875" calcext:value-type="float">
            <text:p>0,296875</text:p>
          </table:table-cell>
          <table:table-cell table:formula="of:=64*[.K85]+65" office:value-type="float" office:value="84" calcext:value-type="float">
            <text:p>84</text:p>
          </table:table-cell>
          <table:table-cell table:formula="of:=440*2^((64*[.E85]-4)/12)" office:value-type="float" office:value="1046.50226120239" calcext:value-type="float">
            <text:p>1046,50226120239</text:p>
          </table:table-cell>
        </table:table-row>
        <table:table-row table:style-name="ro1">
          <table:table-cell table:number-columns-repeated="4"/>
          <table:table-cell table:formula="of:=([.F86]-0.5)*2" office:value-type="float" office:value="0.3125" calcext:value-type="float">
            <text:p>0,3125</text:p>
          </table:table-cell>
          <table:table-cell table:formula="of:=([.G86]-1)/128" office:value-type="float" office:value="0.65625" calcext:value-type="float">
            <text:p>0,65625</text:p>
          </table:table-cell>
          <table:table-cell table:formula="of:=[.G85]+1" office:value-type="float" office:value="85" calcext:value-type="float">
            <text:p>85</text:p>
          </table:table-cell>
          <table:table-cell table:formula="of:=440*2^(([.G86] - 69)/12)" office:value-type="float" office:value="1108.73052390749" calcext:value-type="float">
            <text:p>1108,73052390749</text:p>
          </table:table-cell>
          <table:table-cell/>
          <table:table-cell table:formula="of:=[.J85]+1" office:value-type="float" office:value="85" calcext:value-type="float">
            <text:p>85</text:p>
          </table:table-cell>
          <table:table-cell table:formula="of:=((([.J86]-1)/128)-0.5)*2" office:value-type="float" office:value="0.3125" calcext:value-type="float">
            <text:p>0,3125</text:p>
          </table:table-cell>
          <table:table-cell table:formula="of:=([.J86]-1)/64-1" office:value-type="float" office:value="0.3125" calcext:value-type="float">
            <text:p>0,3125</text:p>
          </table:table-cell>
          <table:table-cell table:formula="of:=64*[.K86]+65" office:value-type="float" office:value="85" calcext:value-type="float">
            <text:p>85</text:p>
          </table:table-cell>
          <table:table-cell table:formula="of:=440*2^((64*[.E86]-4)/12)" office:value-type="float" office:value="1108.73052390749" calcext:value-type="float">
            <text:p>1108,73052390749</text:p>
          </table:table-cell>
        </table:table-row>
        <table:table-row table:style-name="ro1">
          <table:table-cell table:number-columns-repeated="4"/>
          <table:table-cell table:formula="of:=([.F87]-0.5)*2" office:value-type="float" office:value="0.328125" calcext:value-type="float">
            <text:p>0,328125</text:p>
          </table:table-cell>
          <table:table-cell table:formula="of:=([.G87]-1)/128" office:value-type="float" office:value="0.6640625" calcext:value-type="float">
            <text:p>0,6640625</text:p>
          </table:table-cell>
          <table:table-cell table:formula="of:=[.G86]+1" office:value-type="float" office:value="86" calcext:value-type="float">
            <text:p>86</text:p>
          </table:table-cell>
          <table:table-cell table:formula="of:=440*2^(([.G87] - 69)/12)" office:value-type="float" office:value="1174.65907166963" calcext:value-type="float">
            <text:p>1174,65907166963</text:p>
          </table:table-cell>
          <table:table-cell/>
          <table:table-cell table:formula="of:=[.J86]+1" office:value-type="float" office:value="86" calcext:value-type="float">
            <text:p>86</text:p>
          </table:table-cell>
          <table:table-cell table:formula="of:=((([.J87]-1)/128)-0.5)*2" office:value-type="float" office:value="0.328125" calcext:value-type="float">
            <text:p>0,328125</text:p>
          </table:table-cell>
          <table:table-cell table:formula="of:=([.J87]-1)/64-1" office:value-type="float" office:value="0.328125" calcext:value-type="float">
            <text:p>0,328125</text:p>
          </table:table-cell>
          <table:table-cell table:formula="of:=64*[.K87]+65" office:value-type="float" office:value="86" calcext:value-type="float">
            <text:p>86</text:p>
          </table:table-cell>
          <table:table-cell table:formula="of:=440*2^((64*[.E87]-4)/12)" office:value-type="float" office:value="1174.65907166963" calcext:value-type="float">
            <text:p>1174,65907166963</text:p>
          </table:table-cell>
        </table:table-row>
        <table:table-row table:style-name="ro1">
          <table:table-cell table:number-columns-repeated="4"/>
          <table:table-cell table:formula="of:=([.F88]-0.5)*2" office:value-type="float" office:value="0.34375" calcext:value-type="float">
            <text:p>0,34375</text:p>
          </table:table-cell>
          <table:table-cell table:formula="of:=([.G88]-1)/128" office:value-type="float" office:value="0.671875" calcext:value-type="float">
            <text:p>0,671875</text:p>
          </table:table-cell>
          <table:table-cell table:formula="of:=[.G87]+1" office:value-type="float" office:value="87" calcext:value-type="float">
            <text:p>87</text:p>
          </table:table-cell>
          <table:table-cell table:formula="of:=440*2^(([.G88] - 69)/12)" office:value-type="float" office:value="1244.50793488832" calcext:value-type="float">
            <text:p>1244,50793488832</text:p>
          </table:table-cell>
          <table:table-cell/>
          <table:table-cell table:formula="of:=[.J87]+1" office:value-type="float" office:value="87" calcext:value-type="float">
            <text:p>87</text:p>
          </table:table-cell>
          <table:table-cell table:formula="of:=((([.J88]-1)/128)-0.5)*2" office:value-type="float" office:value="0.34375" calcext:value-type="float">
            <text:p>0,34375</text:p>
          </table:table-cell>
          <table:table-cell table:formula="of:=([.J88]-1)/64-1" office:value-type="float" office:value="0.34375" calcext:value-type="float">
            <text:p>0,34375</text:p>
          </table:table-cell>
          <table:table-cell table:formula="of:=64*[.K88]+65" office:value-type="float" office:value="87" calcext:value-type="float">
            <text:p>87</text:p>
          </table:table-cell>
          <table:table-cell table:formula="of:=440*2^((64*[.E88]-4)/12)" office:value-type="float" office:value="1244.50793488832" calcext:value-type="float">
            <text:p>1244,50793488832</text:p>
          </table:table-cell>
        </table:table-row>
        <table:table-row table:style-name="ro1">
          <table:table-cell table:number-columns-repeated="4"/>
          <table:table-cell table:formula="of:=([.F89]-0.5)*2" office:value-type="float" office:value="0.359375" calcext:value-type="float">
            <text:p>0,359375</text:p>
          </table:table-cell>
          <table:table-cell table:formula="of:=([.G89]-1)/128" office:value-type="float" office:value="0.6796875" calcext:value-type="float">
            <text:p>0,6796875</text:p>
          </table:table-cell>
          <table:table-cell table:formula="of:=[.G88]+1" office:value-type="float" office:value="88" calcext:value-type="float">
            <text:p>88</text:p>
          </table:table-cell>
          <table:table-cell table:formula="of:=440*2^(([.G89] - 69)/12)" office:value-type="float" office:value="1318.51022765148" calcext:value-type="float">
            <text:p>1318,51022765148</text:p>
          </table:table-cell>
          <table:table-cell/>
          <table:table-cell table:formula="of:=[.J88]+1" office:value-type="float" office:value="88" calcext:value-type="float">
            <text:p>88</text:p>
          </table:table-cell>
          <table:table-cell table:formula="of:=((([.J89]-1)/128)-0.5)*2" office:value-type="float" office:value="0.359375" calcext:value-type="float">
            <text:p>0,359375</text:p>
          </table:table-cell>
          <table:table-cell table:formula="of:=([.J89]-1)/64-1" office:value-type="float" office:value="0.359375" calcext:value-type="float">
            <text:p>0,359375</text:p>
          </table:table-cell>
          <table:table-cell table:formula="of:=64*[.K89]+65" office:value-type="float" office:value="88" calcext:value-type="float">
            <text:p>88</text:p>
          </table:table-cell>
          <table:table-cell table:formula="of:=440*2^((64*[.E89]-4)/12)" office:value-type="float" office:value="1318.51022765148" calcext:value-type="float">
            <text:p>1318,51022765148</text:p>
          </table:table-cell>
        </table:table-row>
        <table:table-row table:style-name="ro1">
          <table:table-cell table:number-columns-repeated="4"/>
          <table:table-cell table:formula="of:=([.F90]-0.5)*2" office:value-type="float" office:value="0.375" calcext:value-type="float">
            <text:p>0,375</text:p>
          </table:table-cell>
          <table:table-cell table:formula="of:=([.G90]-1)/128" office:value-type="float" office:value="0.6875" calcext:value-type="float">
            <text:p>0,6875</text:p>
          </table:table-cell>
          <table:table-cell table:formula="of:=[.G89]+1" office:value-type="float" office:value="89" calcext:value-type="float">
            <text:p>89</text:p>
          </table:table-cell>
          <table:table-cell table:formula="of:=440*2^(([.G90] - 69)/12)" office:value-type="float" office:value="1396.91292573202" calcext:value-type="float">
            <text:p>1396,91292573202</text:p>
          </table:table-cell>
          <table:table-cell/>
          <table:table-cell table:formula="of:=[.J89]+1" office:value-type="float" office:value="89" calcext:value-type="float">
            <text:p>89</text:p>
          </table:table-cell>
          <table:table-cell table:formula="of:=((([.J90]-1)/128)-0.5)*2" office:value-type="float" office:value="0.375" calcext:value-type="float">
            <text:p>0,375</text:p>
          </table:table-cell>
          <table:table-cell table:formula="of:=([.J90]-1)/64-1" office:value-type="float" office:value="0.375" calcext:value-type="float">
            <text:p>0,375</text:p>
          </table:table-cell>
          <table:table-cell table:formula="of:=64*[.K90]+65" office:value-type="float" office:value="89" calcext:value-type="float">
            <text:p>89</text:p>
          </table:table-cell>
          <table:table-cell table:formula="of:=440*2^((64*[.E90]-4)/12)" office:value-type="float" office:value="1396.91292573202" calcext:value-type="float">
            <text:p>1396,91292573202</text:p>
          </table:table-cell>
        </table:table-row>
        <table:table-row table:style-name="ro1">
          <table:table-cell table:number-columns-repeated="4"/>
          <table:table-cell table:formula="of:=([.F91]-0.5)*2" office:value-type="float" office:value="0.390625" calcext:value-type="float">
            <text:p>0,390625</text:p>
          </table:table-cell>
          <table:table-cell table:formula="of:=([.G91]-1)/128" office:value-type="float" office:value="0.6953125" calcext:value-type="float">
            <text:p>0,6953125</text:p>
          </table:table-cell>
          <table:table-cell table:formula="of:=[.G90]+1" office:value-type="float" office:value="90" calcext:value-type="float">
            <text:p>90</text:p>
          </table:table-cell>
          <table:table-cell table:formula="of:=440*2^(([.G91] - 69)/12)" office:value-type="float" office:value="1479.97769084654" calcext:value-type="float">
            <text:p>1479,97769084654</text:p>
          </table:table-cell>
          <table:table-cell/>
          <table:table-cell table:formula="of:=[.J90]+1" office:value-type="float" office:value="90" calcext:value-type="float">
            <text:p>90</text:p>
          </table:table-cell>
          <table:table-cell table:formula="of:=((([.J91]-1)/128)-0.5)*2" office:value-type="float" office:value="0.390625" calcext:value-type="float">
            <text:p>0,390625</text:p>
          </table:table-cell>
          <table:table-cell table:formula="of:=([.J91]-1)/64-1" office:value-type="float" office:value="0.390625" calcext:value-type="float">
            <text:p>0,390625</text:p>
          </table:table-cell>
          <table:table-cell table:formula="of:=64*[.K91]+65" office:value-type="float" office:value="90" calcext:value-type="float">
            <text:p>90</text:p>
          </table:table-cell>
          <table:table-cell table:formula="of:=440*2^((64*[.E91]-4)/12)" office:value-type="float" office:value="1479.97769084654" calcext:value-type="float">
            <text:p>1479,97769084654</text:p>
          </table:table-cell>
        </table:table-row>
        <table:table-row table:style-name="ro1">
          <table:table-cell table:number-columns-repeated="4"/>
          <table:table-cell table:formula="of:=([.F92]-0.5)*2" office:value-type="float" office:value="0.40625" calcext:value-type="float">
            <text:p>0,40625</text:p>
          </table:table-cell>
          <table:table-cell table:formula="of:=([.G92]-1)/128" office:value-type="float" office:value="0.703125" calcext:value-type="float">
            <text:p>0,703125</text:p>
          </table:table-cell>
          <table:table-cell table:formula="of:=[.G91]+1" office:value-type="float" office:value="91" calcext:value-type="float">
            <text:p>91</text:p>
          </table:table-cell>
          <table:table-cell table:formula="of:=440*2^(([.G92] - 69)/12)" office:value-type="float" office:value="1567.981743927" calcext:value-type="float">
            <text:p>1567,981743927</text:p>
          </table:table-cell>
          <table:table-cell/>
          <table:table-cell table:formula="of:=[.J91]+1" office:value-type="float" office:value="91" calcext:value-type="float">
            <text:p>91</text:p>
          </table:table-cell>
          <table:table-cell table:formula="of:=((([.J92]-1)/128)-0.5)*2" office:value-type="float" office:value="0.40625" calcext:value-type="float">
            <text:p>0,40625</text:p>
          </table:table-cell>
          <table:table-cell table:formula="of:=([.J92]-1)/64-1" office:value-type="float" office:value="0.40625" calcext:value-type="float">
            <text:p>0,40625</text:p>
          </table:table-cell>
          <table:table-cell table:formula="of:=64*[.K92]+65" office:value-type="float" office:value="91" calcext:value-type="float">
            <text:p>91</text:p>
          </table:table-cell>
          <table:table-cell table:formula="of:=440*2^((64*[.E92]-4)/12)" office:value-type="float" office:value="1567.981743927" calcext:value-type="float">
            <text:p>1567,981743927</text:p>
          </table:table-cell>
        </table:table-row>
        <table:table-row table:style-name="ro1">
          <table:table-cell table:number-columns-repeated="4"/>
          <table:table-cell table:formula="of:=([.F93]-0.5)*2" office:value-type="float" office:value="0.421875" calcext:value-type="float">
            <text:p>0,421875</text:p>
          </table:table-cell>
          <table:table-cell table:formula="of:=([.G93]-1)/128" office:value-type="float" office:value="0.7109375" calcext:value-type="float">
            <text:p>0,7109375</text:p>
          </table:table-cell>
          <table:table-cell table:formula="of:=[.G92]+1" office:value-type="float" office:value="92" calcext:value-type="float">
            <text:p>92</text:p>
          </table:table-cell>
          <table:table-cell table:formula="of:=440*2^(([.G93] - 69)/12)" office:value-type="float" office:value="1661.21879031978" calcext:value-type="float">
            <text:p>1661,21879031978</text:p>
          </table:table-cell>
          <table:table-cell/>
          <table:table-cell table:formula="of:=[.J92]+1" office:value-type="float" office:value="92" calcext:value-type="float">
            <text:p>92</text:p>
          </table:table-cell>
          <table:table-cell table:formula="of:=((([.J93]-1)/128)-0.5)*2" office:value-type="float" office:value="0.421875" calcext:value-type="float">
            <text:p>0,421875</text:p>
          </table:table-cell>
          <table:table-cell table:formula="of:=([.J93]-1)/64-1" office:value-type="float" office:value="0.421875" calcext:value-type="float">
            <text:p>0,421875</text:p>
          </table:table-cell>
          <table:table-cell table:formula="of:=64*[.K93]+65" office:value-type="float" office:value="92" calcext:value-type="float">
            <text:p>92</text:p>
          </table:table-cell>
          <table:table-cell table:formula="of:=440*2^((64*[.E93]-4)/12)" office:value-type="float" office:value="1661.21879031978" calcext:value-type="float">
            <text:p>1661,21879031978</text:p>
          </table:table-cell>
        </table:table-row>
        <table:table-row table:style-name="ro1">
          <table:table-cell table:number-columns-repeated="4"/>
          <table:table-cell table:formula="of:=([.F94]-0.5)*2" office:value-type="float" office:value="0.4375" calcext:value-type="float">
            <text:p>0,4375</text:p>
          </table:table-cell>
          <table:table-cell table:formula="of:=([.G94]-1)/128" office:value-type="float" office:value="0.71875" calcext:value-type="float">
            <text:p>0,71875</text:p>
          </table:table-cell>
          <table:table-cell table:formula="of:=[.G93]+1" office:value-type="float" office:value="93" calcext:value-type="float">
            <text:p>93</text:p>
          </table:table-cell>
          <table:table-cell table:formula="of:=440*2^(([.G94] - 69)/12)" office:value-type="float" office:value="1760" calcext:value-type="float">
            <text:p>1760</text:p>
          </table:table-cell>
          <table:table-cell/>
          <table:table-cell table:formula="of:=[.J93]+1" office:value-type="float" office:value="93" calcext:value-type="float">
            <text:p>93</text:p>
          </table:table-cell>
          <table:table-cell table:formula="of:=((([.J94]-1)/128)-0.5)*2" office:value-type="float" office:value="0.4375" calcext:value-type="float">
            <text:p>0,4375</text:p>
          </table:table-cell>
          <table:table-cell table:formula="of:=([.J94]-1)/64-1" office:value-type="float" office:value="0.4375" calcext:value-type="float">
            <text:p>0,4375</text:p>
          </table:table-cell>
          <table:table-cell table:formula="of:=64*[.K94]+65" office:value-type="float" office:value="93" calcext:value-type="float">
            <text:p>93</text:p>
          </table:table-cell>
          <table:table-cell table:formula="of:=440*2^((64*[.E94]-4)/12)" office:value-type="float" office:value="1760" calcext:value-type="float">
            <text:p>1760</text:p>
          </table:table-cell>
        </table:table-row>
        <table:table-row table:style-name="ro1">
          <table:table-cell table:number-columns-repeated="4"/>
          <table:table-cell table:formula="of:=([.F95]-0.5)*2" office:value-type="float" office:value="0.453125" calcext:value-type="float">
            <text:p>0,453125</text:p>
          </table:table-cell>
          <table:table-cell table:formula="of:=([.G95]-1)/128" office:value-type="float" office:value="0.7265625" calcext:value-type="float">
            <text:p>0,7265625</text:p>
          </table:table-cell>
          <table:table-cell table:formula="of:=[.G94]+1" office:value-type="float" office:value="94" calcext:value-type="float">
            <text:p>94</text:p>
          </table:table-cell>
          <table:table-cell table:formula="of:=440*2^(([.G95] - 69)/12)" office:value-type="float" office:value="1864.65504607236" calcext:value-type="float">
            <text:p>1864,65504607236</text:p>
          </table:table-cell>
          <table:table-cell/>
          <table:table-cell table:formula="of:=[.J94]+1" office:value-type="float" office:value="94" calcext:value-type="float">
            <text:p>94</text:p>
          </table:table-cell>
          <table:table-cell table:formula="of:=((([.J95]-1)/128)-0.5)*2" office:value-type="float" office:value="0.453125" calcext:value-type="float">
            <text:p>0,453125</text:p>
          </table:table-cell>
          <table:table-cell table:formula="of:=([.J95]-1)/64-1" office:value-type="float" office:value="0.453125" calcext:value-type="float">
            <text:p>0,453125</text:p>
          </table:table-cell>
          <table:table-cell table:formula="of:=64*[.K95]+65" office:value-type="float" office:value="94" calcext:value-type="float">
            <text:p>94</text:p>
          </table:table-cell>
          <table:table-cell table:formula="of:=440*2^((64*[.E95]-4)/12)" office:value-type="float" office:value="1864.65504607236" calcext:value-type="float">
            <text:p>1864,65504607236</text:p>
          </table:table-cell>
        </table:table-row>
        <table:table-row table:style-name="ro1">
          <table:table-cell table:number-columns-repeated="4"/>
          <table:table-cell table:formula="of:=([.F96]-0.5)*2" office:value-type="float" office:value="0.46875" calcext:value-type="float">
            <text:p>0,46875</text:p>
          </table:table-cell>
          <table:table-cell table:formula="of:=([.G96]-1)/128" office:value-type="float" office:value="0.734375" calcext:value-type="float">
            <text:p>0,734375</text:p>
          </table:table-cell>
          <table:table-cell table:formula="of:=[.G95]+1" office:value-type="float" office:value="95" calcext:value-type="float">
            <text:p>95</text:p>
          </table:table-cell>
          <table:table-cell table:formula="of:=440*2^(([.G96] - 69)/12)" office:value-type="float" office:value="1975.5332050245" calcext:value-type="float">
            <text:p>1975,5332050245</text:p>
          </table:table-cell>
          <table:table-cell/>
          <table:table-cell table:formula="of:=[.J95]+1" office:value-type="float" office:value="95" calcext:value-type="float">
            <text:p>95</text:p>
          </table:table-cell>
          <table:table-cell table:formula="of:=((([.J96]-1)/128)-0.5)*2" office:value-type="float" office:value="0.46875" calcext:value-type="float">
            <text:p>0,46875</text:p>
          </table:table-cell>
          <table:table-cell table:formula="of:=([.J96]-1)/64-1" office:value-type="float" office:value="0.46875" calcext:value-type="float">
            <text:p>0,46875</text:p>
          </table:table-cell>
          <table:table-cell table:formula="of:=64*[.K96]+65" office:value-type="float" office:value="95" calcext:value-type="float">
            <text:p>95</text:p>
          </table:table-cell>
          <table:table-cell table:formula="of:=440*2^((64*[.E96]-4)/12)" office:value-type="float" office:value="1975.5332050245" calcext:value-type="float">
            <text:p>1975,5332050245</text:p>
          </table:table-cell>
        </table:table-row>
        <table:table-row table:style-name="ro1">
          <table:table-cell table:number-columns-repeated="4"/>
          <table:table-cell table:formula="of:=([.F97]-0.5)*2" office:value-type="float" office:value="0.484375" calcext:value-type="float">
            <text:p>0,484375</text:p>
          </table:table-cell>
          <table:table-cell table:formula="of:=([.G97]-1)/128" office:value-type="float" office:value="0.7421875" calcext:value-type="float">
            <text:p>0,7421875</text:p>
          </table:table-cell>
          <table:table-cell table:formula="of:=[.G96]+1" office:value-type="float" office:value="96" calcext:value-type="float">
            <text:p>96</text:p>
          </table:table-cell>
          <table:table-cell table:formula="of:=440*2^(([.G97] - 69)/12)" office:value-type="float" office:value="2093.00452240479" calcext:value-type="float">
            <text:p>2093,00452240479</text:p>
          </table:table-cell>
          <table:table-cell/>
          <table:table-cell table:formula="of:=[.J96]+1" office:value-type="float" office:value="96" calcext:value-type="float">
            <text:p>96</text:p>
          </table:table-cell>
          <table:table-cell table:formula="of:=((([.J97]-1)/128)-0.5)*2" office:value-type="float" office:value="0.484375" calcext:value-type="float">
            <text:p>0,484375</text:p>
          </table:table-cell>
          <table:table-cell table:formula="of:=([.J97]-1)/64-1" office:value-type="float" office:value="0.484375" calcext:value-type="float">
            <text:p>0,484375</text:p>
          </table:table-cell>
          <table:table-cell table:formula="of:=64*[.K97]+65" office:value-type="float" office:value="96" calcext:value-type="float">
            <text:p>96</text:p>
          </table:table-cell>
          <table:table-cell table:formula="of:=440*2^((64*[.E97]-4)/12)" office:value-type="float" office:value="2093.00452240479" calcext:value-type="float">
            <text:p>2093,00452240479</text:p>
          </table:table-cell>
        </table:table-row>
        <table:table-row table:style-name="ro1">
          <table:table-cell table:number-columns-repeated="4"/>
          <table:table-cell table:formula="of:=([.F98]-0.5)*2" office:value-type="float" office:value="0.5" calcext:value-type="float">
            <text:p>0,5</text:p>
          </table:table-cell>
          <table:table-cell table:formula="of:=([.G98]-1)/128" office:value-type="float" office:value="0.75" calcext:value-type="float">
            <text:p>0,75</text:p>
          </table:table-cell>
          <table:table-cell table:formula="of:=[.G97]+1" office:value-type="float" office:value="97" calcext:value-type="float">
            <text:p>97</text:p>
          </table:table-cell>
          <table:table-cell table:formula="of:=440*2^(([.G98] - 69)/12)" office:value-type="float" office:value="2217.46104781498" calcext:value-type="float">
            <text:p>2217,46104781498</text:p>
          </table:table-cell>
          <table:table-cell/>
          <table:table-cell table:formula="of:=[.J97]+1" office:value-type="float" office:value="97" calcext:value-type="float">
            <text:p>97</text:p>
          </table:table-cell>
          <table:table-cell table:formula="of:=((([.J98]-1)/128)-0.5)*2" office:value-type="float" office:value="0.5" calcext:value-type="float">
            <text:p>0,5</text:p>
          </table:table-cell>
          <table:table-cell table:formula="of:=([.J98]-1)/64-1" office:value-type="float" office:value="0.5" calcext:value-type="float">
            <text:p>0,5</text:p>
          </table:table-cell>
          <table:table-cell table:formula="of:=64*[.K98]+65" office:value-type="float" office:value="97" calcext:value-type="float">
            <text:p>97</text:p>
          </table:table-cell>
          <table:table-cell table:formula="of:=440*2^((64*[.E98]-4)/12)" office:value-type="float" office:value="2217.46104781498" calcext:value-type="float">
            <text:p>2217,46104781498</text:p>
          </table:table-cell>
        </table:table-row>
        <table:table-row table:style-name="ro1">
          <table:table-cell table:number-columns-repeated="4"/>
          <table:table-cell table:formula="of:=([.F99]-0.5)*2" office:value-type="float" office:value="0.515625" calcext:value-type="float">
            <text:p>0,515625</text:p>
          </table:table-cell>
          <table:table-cell table:formula="of:=([.G99]-1)/128" office:value-type="float" office:value="0.7578125" calcext:value-type="float">
            <text:p>0,7578125</text:p>
          </table:table-cell>
          <table:table-cell table:formula="of:=[.G98]+1" office:value-type="float" office:value="98" calcext:value-type="float">
            <text:p>98</text:p>
          </table:table-cell>
          <table:table-cell table:formula="of:=440*2^(([.G99] - 69)/12)" office:value-type="float" office:value="2349.31814333926" calcext:value-type="float">
            <text:p>2349,31814333926</text:p>
          </table:table-cell>
          <table:table-cell/>
          <table:table-cell table:formula="of:=[.J98]+1" office:value-type="float" office:value="98" calcext:value-type="float">
            <text:p>98</text:p>
          </table:table-cell>
          <table:table-cell table:formula="of:=((([.J99]-1)/128)-0.5)*2" office:value-type="float" office:value="0.515625" calcext:value-type="float">
            <text:p>0,515625</text:p>
          </table:table-cell>
          <table:table-cell table:formula="of:=([.J99]-1)/64-1" office:value-type="float" office:value="0.515625" calcext:value-type="float">
            <text:p>0,515625</text:p>
          </table:table-cell>
          <table:table-cell table:formula="of:=64*[.K99]+65" office:value-type="float" office:value="98" calcext:value-type="float">
            <text:p>98</text:p>
          </table:table-cell>
          <table:table-cell table:formula="of:=440*2^((64*[.E99]-4)/12)" office:value-type="float" office:value="2349.31814333926" calcext:value-type="float">
            <text:p>2349,31814333926</text:p>
          </table:table-cell>
        </table:table-row>
        <table:table-row table:style-name="ro1">
          <table:table-cell table:number-columns-repeated="4"/>
          <table:table-cell table:formula="of:=([.F100]-0.5)*2" office:value-type="float" office:value="0.53125" calcext:value-type="float">
            <text:p>0,53125</text:p>
          </table:table-cell>
          <table:table-cell table:formula="of:=([.G100]-1)/128" office:value-type="float" office:value="0.765625" calcext:value-type="float">
            <text:p>0,765625</text:p>
          </table:table-cell>
          <table:table-cell table:formula="of:=[.G99]+1" office:value-type="float" office:value="99" calcext:value-type="float">
            <text:p>99</text:p>
          </table:table-cell>
          <table:table-cell table:formula="of:=440*2^(([.G100] - 69)/12)" office:value-type="float" office:value="2489.01586977665" calcext:value-type="float">
            <text:p>2489,01586977665</text:p>
          </table:table-cell>
          <table:table-cell/>
          <table:table-cell table:formula="of:=[.J99]+1" office:value-type="float" office:value="99" calcext:value-type="float">
            <text:p>99</text:p>
          </table:table-cell>
          <table:table-cell table:formula="of:=((([.J100]-1)/128)-0.5)*2" office:value-type="float" office:value="0.53125" calcext:value-type="float">
            <text:p>0,53125</text:p>
          </table:table-cell>
          <table:table-cell table:formula="of:=([.J100]-1)/64-1" office:value-type="float" office:value="0.53125" calcext:value-type="float">
            <text:p>0,53125</text:p>
          </table:table-cell>
          <table:table-cell table:formula="of:=64*[.K100]+65" office:value-type="float" office:value="99" calcext:value-type="float">
            <text:p>99</text:p>
          </table:table-cell>
          <table:table-cell table:formula="of:=440*2^((64*[.E100]-4)/12)" office:value-type="float" office:value="2489.01586977665" calcext:value-type="float">
            <text:p>2489,01586977665</text:p>
          </table:table-cell>
        </table:table-row>
        <table:table-row table:style-name="ro1">
          <table:table-cell table:number-columns-repeated="4"/>
          <table:table-cell table:formula="of:=([.F101]-0.5)*2" office:value-type="float" office:value="0.546875" calcext:value-type="float">
            <text:p>0,546875</text:p>
          </table:table-cell>
          <table:table-cell table:formula="of:=([.G101]-1)/128" office:value-type="float" office:value="0.7734375" calcext:value-type="float">
            <text:p>0,7734375</text:p>
          </table:table-cell>
          <table:table-cell table:formula="of:=[.G100]+1" office:value-type="float" office:value="100" calcext:value-type="float">
            <text:p>100</text:p>
          </table:table-cell>
          <table:table-cell table:formula="of:=440*2^(([.G101] - 69)/12)" office:value-type="float" office:value="2637.02045530296" calcext:value-type="float">
            <text:p>2637,02045530296</text:p>
          </table:table-cell>
          <table:table-cell/>
          <table:table-cell table:formula="of:=[.J100]+1" office:value-type="float" office:value="100" calcext:value-type="float">
            <text:p>100</text:p>
          </table:table-cell>
          <table:table-cell table:formula="of:=((([.J101]-1)/128)-0.5)*2" office:value-type="float" office:value="0.546875" calcext:value-type="float">
            <text:p>0,546875</text:p>
          </table:table-cell>
          <table:table-cell table:formula="of:=([.J101]-1)/64-1" office:value-type="float" office:value="0.546875" calcext:value-type="float">
            <text:p>0,546875</text:p>
          </table:table-cell>
          <table:table-cell table:formula="of:=64*[.K101]+65" office:value-type="float" office:value="100" calcext:value-type="float">
            <text:p>100</text:p>
          </table:table-cell>
          <table:table-cell table:formula="of:=440*2^((64*[.E101]-4)/12)" office:value-type="float" office:value="2637.02045530296" calcext:value-type="float">
            <text:p>2637,02045530296</text:p>
          </table:table-cell>
        </table:table-row>
        <table:table-row table:style-name="ro1">
          <table:table-cell table:number-columns-repeated="4"/>
          <table:table-cell table:formula="of:=([.F102]-0.5)*2" office:value-type="float" office:value="0.5625" calcext:value-type="float">
            <text:p>0,5625</text:p>
          </table:table-cell>
          <table:table-cell table:formula="of:=([.G102]-1)/128" office:value-type="float" office:value="0.78125" calcext:value-type="float">
            <text:p>0,78125</text:p>
          </table:table-cell>
          <table:table-cell table:formula="of:=[.G101]+1" office:value-type="float" office:value="101" calcext:value-type="float">
            <text:p>101</text:p>
          </table:table-cell>
          <table:table-cell table:formula="of:=440*2^(([.G102] - 69)/12)" office:value-type="float" office:value="2793.82585146403" calcext:value-type="float">
            <text:p>2793,82585146403</text:p>
          </table:table-cell>
          <table:table-cell/>
          <table:table-cell table:formula="of:=[.J101]+1" office:value-type="float" office:value="101" calcext:value-type="float">
            <text:p>101</text:p>
          </table:table-cell>
          <table:table-cell table:formula="of:=((([.J102]-1)/128)-0.5)*2" office:value-type="float" office:value="0.5625" calcext:value-type="float">
            <text:p>0,5625</text:p>
          </table:table-cell>
          <table:table-cell table:formula="of:=([.J102]-1)/64-1" office:value-type="float" office:value="0.5625" calcext:value-type="float">
            <text:p>0,5625</text:p>
          </table:table-cell>
          <table:table-cell table:formula="of:=64*[.K102]+65" office:value-type="float" office:value="101" calcext:value-type="float">
            <text:p>101</text:p>
          </table:table-cell>
          <table:table-cell table:formula="of:=440*2^((64*[.E102]-4)/12)" office:value-type="float" office:value="2793.82585146403" calcext:value-type="float">
            <text:p>2793,82585146403</text:p>
          </table:table-cell>
        </table:table-row>
        <table:table-row table:style-name="ro1">
          <table:table-cell table:number-columns-repeated="4"/>
          <table:table-cell table:formula="of:=([.F103]-0.5)*2" office:value-type="float" office:value="0.578125" calcext:value-type="float">
            <text:p>0,578125</text:p>
          </table:table-cell>
          <table:table-cell table:formula="of:=([.G103]-1)/128" office:value-type="float" office:value="0.7890625" calcext:value-type="float">
            <text:p>0,7890625</text:p>
          </table:table-cell>
          <table:table-cell table:formula="of:=[.G102]+1" office:value-type="float" office:value="102" calcext:value-type="float">
            <text:p>102</text:p>
          </table:table-cell>
          <table:table-cell table:formula="of:=440*2^(([.G103] - 69)/12)" office:value-type="float" office:value="2959.95538169308" calcext:value-type="float">
            <text:p>2959,95538169308</text:p>
          </table:table-cell>
          <table:table-cell/>
          <table:table-cell table:formula="of:=[.J102]+1" office:value-type="float" office:value="102" calcext:value-type="float">
            <text:p>102</text:p>
          </table:table-cell>
          <table:table-cell table:formula="of:=((([.J103]-1)/128)-0.5)*2" office:value-type="float" office:value="0.578125" calcext:value-type="float">
            <text:p>0,578125</text:p>
          </table:table-cell>
          <table:table-cell table:formula="of:=([.J103]-1)/64-1" office:value-type="float" office:value="0.578125" calcext:value-type="float">
            <text:p>0,578125</text:p>
          </table:table-cell>
          <table:table-cell table:formula="of:=64*[.K103]+65" office:value-type="float" office:value="102" calcext:value-type="float">
            <text:p>102</text:p>
          </table:table-cell>
          <table:table-cell table:formula="of:=440*2^((64*[.E103]-4)/12)" office:value-type="float" office:value="2959.95538169308" calcext:value-type="float">
            <text:p>2959,95538169308</text:p>
          </table:table-cell>
        </table:table-row>
        <table:table-row table:style-name="ro1">
          <table:table-cell table:number-columns-repeated="4"/>
          <table:table-cell table:formula="of:=([.F104]-0.5)*2" office:value-type="float" office:value="0.59375" calcext:value-type="float">
            <text:p>0,59375</text:p>
          </table:table-cell>
          <table:table-cell table:formula="of:=([.G104]-1)/128" office:value-type="float" office:value="0.796875" calcext:value-type="float">
            <text:p>0,796875</text:p>
          </table:table-cell>
          <table:table-cell table:formula="of:=[.G103]+1" office:value-type="float" office:value="103" calcext:value-type="float">
            <text:p>103</text:p>
          </table:table-cell>
          <table:table-cell table:formula="of:=440*2^(([.G104] - 69)/12)" office:value-type="float" office:value="3135.96348785399" calcext:value-type="float">
            <text:p>3135,96348785399</text:p>
          </table:table-cell>
          <table:table-cell/>
          <table:table-cell table:formula="of:=[.J103]+1" office:value-type="float" office:value="103" calcext:value-type="float">
            <text:p>103</text:p>
          </table:table-cell>
          <table:table-cell table:formula="of:=((([.J104]-1)/128)-0.5)*2" office:value-type="float" office:value="0.59375" calcext:value-type="float">
            <text:p>0,59375</text:p>
          </table:table-cell>
          <table:table-cell table:formula="of:=([.J104]-1)/64-1" office:value-type="float" office:value="0.59375" calcext:value-type="float">
            <text:p>0,59375</text:p>
          </table:table-cell>
          <table:table-cell table:formula="of:=64*[.K104]+65" office:value-type="float" office:value="103" calcext:value-type="float">
            <text:p>103</text:p>
          </table:table-cell>
          <table:table-cell table:formula="of:=440*2^((64*[.E104]-4)/12)" office:value-type="float" office:value="3135.96348785399" calcext:value-type="float">
            <text:p>3135,96348785399</text:p>
          </table:table-cell>
        </table:table-row>
        <table:table-row table:style-name="ro1">
          <table:table-cell table:number-columns-repeated="4"/>
          <table:table-cell table:formula="of:=([.F105]-0.5)*2" office:value-type="float" office:value="0.609375" calcext:value-type="float">
            <text:p>0,609375</text:p>
          </table:table-cell>
          <table:table-cell table:formula="of:=([.G105]-1)/128" office:value-type="float" office:value="0.8046875" calcext:value-type="float">
            <text:p>0,8046875</text:p>
          </table:table-cell>
          <table:table-cell table:formula="of:=[.G104]+1" office:value-type="float" office:value="104" calcext:value-type="float">
            <text:p>104</text:p>
          </table:table-cell>
          <table:table-cell table:formula="of:=440*2^(([.G105] - 69)/12)" office:value-type="float" office:value="3322.43758063956" calcext:value-type="float">
            <text:p>3322,43758063956</text:p>
          </table:table-cell>
          <table:table-cell/>
          <table:table-cell table:formula="of:=[.J104]+1" office:value-type="float" office:value="104" calcext:value-type="float">
            <text:p>104</text:p>
          </table:table-cell>
          <table:table-cell table:formula="of:=((([.J105]-1)/128)-0.5)*2" office:value-type="float" office:value="0.609375" calcext:value-type="float">
            <text:p>0,609375</text:p>
          </table:table-cell>
          <table:table-cell table:formula="of:=([.J105]-1)/64-1" office:value-type="float" office:value="0.609375" calcext:value-type="float">
            <text:p>0,609375</text:p>
          </table:table-cell>
          <table:table-cell table:formula="of:=64*[.K105]+65" office:value-type="float" office:value="104" calcext:value-type="float">
            <text:p>104</text:p>
          </table:table-cell>
          <table:table-cell table:formula="of:=440*2^((64*[.E105]-4)/12)" office:value-type="float" office:value="3322.43758063956" calcext:value-type="float">
            <text:p>3322,43758063956</text:p>
          </table:table-cell>
        </table:table-row>
        <table:table-row table:style-name="ro1">
          <table:table-cell table:number-columns-repeated="4"/>
          <table:table-cell table:formula="of:=([.F106]-0.5)*2" office:value-type="float" office:value="0.625" calcext:value-type="float">
            <text:p>0,625</text:p>
          </table:table-cell>
          <table:table-cell table:formula="of:=([.G106]-1)/128" office:value-type="float" office:value="0.8125" calcext:value-type="float">
            <text:p>0,8125</text:p>
          </table:table-cell>
          <table:table-cell table:formula="of:=[.G105]+1" office:value-type="float" office:value="105" calcext:value-type="float">
            <text:p>105</text:p>
          </table:table-cell>
          <table:table-cell table:formula="of:=440*2^(([.G106] - 69)/12)" office:value-type="float" office:value="3520" calcext:value-type="float">
            <text:p>3520</text:p>
          </table:table-cell>
          <table:table-cell/>
          <table:table-cell table:formula="of:=[.J105]+1" office:value-type="float" office:value="105" calcext:value-type="float">
            <text:p>105</text:p>
          </table:table-cell>
          <table:table-cell table:formula="of:=((([.J106]-1)/128)-0.5)*2" office:value-type="float" office:value="0.625" calcext:value-type="float">
            <text:p>0,625</text:p>
          </table:table-cell>
          <table:table-cell table:formula="of:=([.J106]-1)/64-1" office:value-type="float" office:value="0.625" calcext:value-type="float">
            <text:p>0,625</text:p>
          </table:table-cell>
          <table:table-cell table:formula="of:=64*[.K106]+65" office:value-type="float" office:value="105" calcext:value-type="float">
            <text:p>105</text:p>
          </table:table-cell>
          <table:table-cell table:formula="of:=440*2^((64*[.E106]-4)/12)" office:value-type="float" office:value="3520" calcext:value-type="float">
            <text:p>3520</text:p>
          </table:table-cell>
        </table:table-row>
        <table:table-row table:style-name="ro1">
          <table:table-cell table:number-columns-repeated="4"/>
          <table:table-cell table:formula="of:=([.F107]-0.5)*2" office:value-type="float" office:value="0.640625" calcext:value-type="float">
            <text:p>0,640625</text:p>
          </table:table-cell>
          <table:table-cell table:formula="of:=([.G107]-1)/128" office:value-type="float" office:value="0.8203125" calcext:value-type="float">
            <text:p>0,8203125</text:p>
          </table:table-cell>
          <table:table-cell table:formula="of:=[.G106]+1" office:value-type="float" office:value="106" calcext:value-type="float">
            <text:p>106</text:p>
          </table:table-cell>
          <table:table-cell table:formula="of:=440*2^(([.G107] - 69)/12)" office:value-type="float" office:value="3729.31009214472" calcext:value-type="float">
            <text:p>3729,31009214472</text:p>
          </table:table-cell>
          <table:table-cell/>
          <table:table-cell table:formula="of:=[.J106]+1" office:value-type="float" office:value="106" calcext:value-type="float">
            <text:p>106</text:p>
          </table:table-cell>
          <table:table-cell table:formula="of:=((([.J107]-1)/128)-0.5)*2" office:value-type="float" office:value="0.640625" calcext:value-type="float">
            <text:p>0,640625</text:p>
          </table:table-cell>
          <table:table-cell table:formula="of:=([.J107]-1)/64-1" office:value-type="float" office:value="0.640625" calcext:value-type="float">
            <text:p>0,640625</text:p>
          </table:table-cell>
          <table:table-cell table:formula="of:=64*[.K107]+65" office:value-type="float" office:value="106" calcext:value-type="float">
            <text:p>106</text:p>
          </table:table-cell>
          <table:table-cell table:formula="of:=440*2^((64*[.E107]-4)/12)" office:value-type="float" office:value="3729.31009214472" calcext:value-type="float">
            <text:p>3729,31009214472</text:p>
          </table:table-cell>
        </table:table-row>
        <table:table-row table:style-name="ro1">
          <table:table-cell table:number-columns-repeated="4"/>
          <table:table-cell table:formula="of:=([.F108]-0.5)*2" office:value-type="float" office:value="0.65625" calcext:value-type="float">
            <text:p>0,65625</text:p>
          </table:table-cell>
          <table:table-cell table:formula="of:=([.G108]-1)/128" office:value-type="float" office:value="0.828125" calcext:value-type="float">
            <text:p>0,828125</text:p>
          </table:table-cell>
          <table:table-cell table:formula="of:=[.G107]+1" office:value-type="float" office:value="107" calcext:value-type="float">
            <text:p>107</text:p>
          </table:table-cell>
          <table:table-cell table:formula="of:=440*2^(([.G108] - 69)/12)" office:value-type="float" office:value="3951.06641004899" calcext:value-type="float">
            <text:p>3951,06641004899</text:p>
          </table:table-cell>
          <table:table-cell/>
          <table:table-cell table:formula="of:=[.J107]+1" office:value-type="float" office:value="107" calcext:value-type="float">
            <text:p>107</text:p>
          </table:table-cell>
          <table:table-cell table:formula="of:=((([.J108]-1)/128)-0.5)*2" office:value-type="float" office:value="0.65625" calcext:value-type="float">
            <text:p>0,65625</text:p>
          </table:table-cell>
          <table:table-cell table:formula="of:=([.J108]-1)/64-1" office:value-type="float" office:value="0.65625" calcext:value-type="float">
            <text:p>0,65625</text:p>
          </table:table-cell>
          <table:table-cell table:formula="of:=64*[.K108]+65" office:value-type="float" office:value="107" calcext:value-type="float">
            <text:p>107</text:p>
          </table:table-cell>
          <table:table-cell table:formula="of:=440*2^((64*[.E108]-4)/12)" office:value-type="float" office:value="3951.06641004899" calcext:value-type="float">
            <text:p>3951,06641004899</text:p>
          </table:table-cell>
        </table:table-row>
        <table:table-row table:style-name="ro1">
          <table:table-cell table:number-columns-repeated="4"/>
          <table:table-cell table:formula="of:=([.F109]-0.5)*2" office:value-type="float" office:value="0.671875" calcext:value-type="float">
            <text:p>0,671875</text:p>
          </table:table-cell>
          <table:table-cell table:formula="of:=([.G109]-1)/128" office:value-type="float" office:value="0.8359375" calcext:value-type="float">
            <text:p>0,8359375</text:p>
          </table:table-cell>
          <table:table-cell table:formula="of:=[.G108]+1" office:value-type="float" office:value="108" calcext:value-type="float">
            <text:p>108</text:p>
          </table:table-cell>
          <table:table-cell table:formula="of:=440*2^(([.G109] - 69)/12)" office:value-type="float" office:value="4186.00904480958" calcext:value-type="float">
            <text:p>4186,00904480958</text:p>
          </table:table-cell>
          <table:table-cell/>
          <table:table-cell table:formula="of:=[.J108]+1" office:value-type="float" office:value="108" calcext:value-type="float">
            <text:p>108</text:p>
          </table:table-cell>
          <table:table-cell table:formula="of:=((([.J109]-1)/128)-0.5)*2" office:value-type="float" office:value="0.671875" calcext:value-type="float">
            <text:p>0,671875</text:p>
          </table:table-cell>
          <table:table-cell table:formula="of:=([.J109]-1)/64-1" office:value-type="float" office:value="0.671875" calcext:value-type="float">
            <text:p>0,671875</text:p>
          </table:table-cell>
          <table:table-cell table:formula="of:=64*[.K109]+65" office:value-type="float" office:value="108" calcext:value-type="float">
            <text:p>108</text:p>
          </table:table-cell>
          <table:table-cell table:formula="of:=440*2^((64*[.E109]-4)/12)" office:value-type="float" office:value="4186.00904480958" calcext:value-type="float">
            <text:p>4186,00904480958</text:p>
          </table:table-cell>
        </table:table-row>
        <table:table-row table:style-name="ro1">
          <table:table-cell table:number-columns-repeated="4"/>
          <table:table-cell table:formula="of:=([.F110]-0.5)*2" office:value-type="float" office:value="0.6875" calcext:value-type="float">
            <text:p>0,6875</text:p>
          </table:table-cell>
          <table:table-cell table:formula="of:=([.G110]-1)/128" office:value-type="float" office:value="0.84375" calcext:value-type="float">
            <text:p>0,84375</text:p>
          </table:table-cell>
          <table:table-cell table:formula="of:=[.G109]+1" office:value-type="float" office:value="109" calcext:value-type="float">
            <text:p>109</text:p>
          </table:table-cell>
          <table:table-cell table:formula="of:=440*2^(([.G110] - 69)/12)" office:value-type="float" office:value="4434.92209562995" calcext:value-type="float">
            <text:p>4434,92209562995</text:p>
          </table:table-cell>
          <table:table-cell/>
          <table:table-cell table:formula="of:=[.J109]+1" office:value-type="float" office:value="109" calcext:value-type="float">
            <text:p>109</text:p>
          </table:table-cell>
          <table:table-cell table:formula="of:=((([.J110]-1)/128)-0.5)*2" office:value-type="float" office:value="0.6875" calcext:value-type="float">
            <text:p>0,6875</text:p>
          </table:table-cell>
          <table:table-cell table:formula="of:=([.J110]-1)/64-1" office:value-type="float" office:value="0.6875" calcext:value-type="float">
            <text:p>0,6875</text:p>
          </table:table-cell>
          <table:table-cell table:formula="of:=64*[.K110]+65" office:value-type="float" office:value="109" calcext:value-type="float">
            <text:p>109</text:p>
          </table:table-cell>
          <table:table-cell table:formula="of:=440*2^((64*[.E110]-4)/12)" office:value-type="float" office:value="4434.92209562995" calcext:value-type="float">
            <text:p>4434,92209562995</text:p>
          </table:table-cell>
        </table:table-row>
        <table:table-row table:style-name="ro1">
          <table:table-cell table:number-columns-repeated="4"/>
          <table:table-cell table:formula="of:=([.F111]-0.5)*2" office:value-type="float" office:value="0.703125" calcext:value-type="float">
            <text:p>0,703125</text:p>
          </table:table-cell>
          <table:table-cell table:formula="of:=([.G111]-1)/128" office:value-type="float" office:value="0.8515625" calcext:value-type="float">
            <text:p>0,8515625</text:p>
          </table:table-cell>
          <table:table-cell table:formula="of:=[.G110]+1" office:value-type="float" office:value="110" calcext:value-type="float">
            <text:p>110</text:p>
          </table:table-cell>
          <table:table-cell table:formula="of:=440*2^(([.G111] - 69)/12)" office:value-type="float" office:value="4698.63628667852" calcext:value-type="float">
            <text:p>4698,63628667852</text:p>
          </table:table-cell>
          <table:table-cell/>
          <table:table-cell table:formula="of:=[.J110]+1" office:value-type="float" office:value="110" calcext:value-type="float">
            <text:p>110</text:p>
          </table:table-cell>
          <table:table-cell table:formula="of:=((([.J111]-1)/128)-0.5)*2" office:value-type="float" office:value="0.703125" calcext:value-type="float">
            <text:p>0,703125</text:p>
          </table:table-cell>
          <table:table-cell table:formula="of:=([.J111]-1)/64-1" office:value-type="float" office:value="0.703125" calcext:value-type="float">
            <text:p>0,703125</text:p>
          </table:table-cell>
          <table:table-cell table:formula="of:=64*[.K111]+65" office:value-type="float" office:value="110" calcext:value-type="float">
            <text:p>110</text:p>
          </table:table-cell>
          <table:table-cell table:formula="of:=440*2^((64*[.E111]-4)/12)" office:value-type="float" office:value="4698.63628667852" calcext:value-type="float">
            <text:p>4698,63628667852</text:p>
          </table:table-cell>
        </table:table-row>
        <table:table-row table:style-name="ro1">
          <table:table-cell table:number-columns-repeated="4"/>
          <table:table-cell table:formula="of:=([.F112]-0.5)*2" office:value-type="float" office:value="0.71875" calcext:value-type="float">
            <text:p>0,71875</text:p>
          </table:table-cell>
          <table:table-cell table:formula="of:=([.G112]-1)/128" office:value-type="float" office:value="0.859375" calcext:value-type="float">
            <text:p>0,859375</text:p>
          </table:table-cell>
          <table:table-cell table:formula="of:=[.G111]+1" office:value-type="float" office:value="111" calcext:value-type="float">
            <text:p>111</text:p>
          </table:table-cell>
          <table:table-cell table:formula="of:=440*2^(([.G112] - 69)/12)" office:value-type="float" office:value="4978.0317395533" calcext:value-type="float">
            <text:p>4978,0317395533</text:p>
          </table:table-cell>
          <table:table-cell/>
          <table:table-cell table:formula="of:=[.J111]+1" office:value-type="float" office:value="111" calcext:value-type="float">
            <text:p>111</text:p>
          </table:table-cell>
          <table:table-cell table:formula="of:=((([.J112]-1)/128)-0.5)*2" office:value-type="float" office:value="0.71875" calcext:value-type="float">
            <text:p>0,71875</text:p>
          </table:table-cell>
          <table:table-cell table:formula="of:=([.J112]-1)/64-1" office:value-type="float" office:value="0.71875" calcext:value-type="float">
            <text:p>0,71875</text:p>
          </table:table-cell>
          <table:table-cell table:formula="of:=64*[.K112]+65" office:value-type="float" office:value="111" calcext:value-type="float">
            <text:p>111</text:p>
          </table:table-cell>
          <table:table-cell table:formula="of:=440*2^((64*[.E112]-4)/12)" office:value-type="float" office:value="4978.0317395533" calcext:value-type="float">
            <text:p>4978,0317395533</text:p>
          </table:table-cell>
        </table:table-row>
        <table:table-row table:style-name="ro1">
          <table:table-cell table:number-columns-repeated="4"/>
          <table:table-cell table:formula="of:=([.F113]-0.5)*2" office:value-type="float" office:value="0.734375" calcext:value-type="float">
            <text:p>0,734375</text:p>
          </table:table-cell>
          <table:table-cell table:formula="of:=([.G113]-1)/128" office:value-type="float" office:value="0.8671875" calcext:value-type="float">
            <text:p>0,8671875</text:p>
          </table:table-cell>
          <table:table-cell table:formula="of:=[.G112]+1" office:value-type="float" office:value="112" calcext:value-type="float">
            <text:p>112</text:p>
          </table:table-cell>
          <table:table-cell table:formula="of:=440*2^(([.G113] - 69)/12)" office:value-type="float" office:value="5274.04091060592" calcext:value-type="float">
            <text:p>5274,04091060592</text:p>
          </table:table-cell>
          <table:table-cell/>
          <table:table-cell table:formula="of:=[.J112]+1" office:value-type="float" office:value="112" calcext:value-type="float">
            <text:p>112</text:p>
          </table:table-cell>
          <table:table-cell table:formula="of:=((([.J113]-1)/128)-0.5)*2" office:value-type="float" office:value="0.734375" calcext:value-type="float">
            <text:p>0,734375</text:p>
          </table:table-cell>
          <table:table-cell table:formula="of:=([.J113]-1)/64-1" office:value-type="float" office:value="0.734375" calcext:value-type="float">
            <text:p>0,734375</text:p>
          </table:table-cell>
          <table:table-cell table:formula="of:=64*[.K113]+65" office:value-type="float" office:value="112" calcext:value-type="float">
            <text:p>112</text:p>
          </table:table-cell>
          <table:table-cell table:formula="of:=440*2^((64*[.E113]-4)/12)" office:value-type="float" office:value="5274.04091060592" calcext:value-type="float">
            <text:p>5274,04091060592</text:p>
          </table:table-cell>
        </table:table-row>
        <table:table-row table:style-name="ro1">
          <table:table-cell table:number-columns-repeated="4"/>
          <table:table-cell table:formula="of:=([.F114]-0.5)*2" office:value-type="float" office:value="0.75" calcext:value-type="float">
            <text:p>0,75</text:p>
          </table:table-cell>
          <table:table-cell table:formula="of:=([.G114]-1)/128" office:value-type="float" office:value="0.875" calcext:value-type="float">
            <text:p>0,875</text:p>
          </table:table-cell>
          <table:table-cell table:formula="of:=[.G113]+1" office:value-type="float" office:value="113" calcext:value-type="float">
            <text:p>113</text:p>
          </table:table-cell>
          <table:table-cell table:formula="of:=440*2^(([.G114] - 69)/12)" office:value-type="float" office:value="5587.65170292806" calcext:value-type="float">
            <text:p>5587,65170292806</text:p>
          </table:table-cell>
          <table:table-cell/>
          <table:table-cell table:formula="of:=[.J113]+1" office:value-type="float" office:value="113" calcext:value-type="float">
            <text:p>113</text:p>
          </table:table-cell>
          <table:table-cell table:formula="of:=((([.J114]-1)/128)-0.5)*2" office:value-type="float" office:value="0.75" calcext:value-type="float">
            <text:p>0,75</text:p>
          </table:table-cell>
          <table:table-cell table:formula="of:=([.J114]-1)/64-1" office:value-type="float" office:value="0.75" calcext:value-type="float">
            <text:p>0,75</text:p>
          </table:table-cell>
          <table:table-cell table:formula="of:=64*[.K114]+65" office:value-type="float" office:value="113" calcext:value-type="float">
            <text:p>113</text:p>
          </table:table-cell>
          <table:table-cell table:formula="of:=440*2^((64*[.E114]-4)/12)" office:value-type="float" office:value="5587.65170292806" calcext:value-type="float">
            <text:p>5587,65170292806</text:p>
          </table:table-cell>
        </table:table-row>
        <table:table-row table:style-name="ro1">
          <table:table-cell table:number-columns-repeated="4"/>
          <table:table-cell table:formula="of:=([.F115]-0.5)*2" office:value-type="float" office:value="0.765625" calcext:value-type="float">
            <text:p>0,765625</text:p>
          </table:table-cell>
          <table:table-cell table:formula="of:=([.G115]-1)/128" office:value-type="float" office:value="0.8828125" calcext:value-type="float">
            <text:p>0,8828125</text:p>
          </table:table-cell>
          <table:table-cell table:formula="of:=[.G114]+1" office:value-type="float" office:value="114" calcext:value-type="float">
            <text:p>114</text:p>
          </table:table-cell>
          <table:table-cell table:formula="of:=440*2^(([.G115] - 69)/12)" office:value-type="float" office:value="5919.91076338615" calcext:value-type="float">
            <text:p>5919,91076338615</text:p>
          </table:table-cell>
          <table:table-cell/>
          <table:table-cell table:formula="of:=[.J114]+1" office:value-type="float" office:value="114" calcext:value-type="float">
            <text:p>114</text:p>
          </table:table-cell>
          <table:table-cell table:formula="of:=((([.J115]-1)/128)-0.5)*2" office:value-type="float" office:value="0.765625" calcext:value-type="float">
            <text:p>0,765625</text:p>
          </table:table-cell>
          <table:table-cell table:formula="of:=([.J115]-1)/64-1" office:value-type="float" office:value="0.765625" calcext:value-type="float">
            <text:p>0,765625</text:p>
          </table:table-cell>
          <table:table-cell table:formula="of:=64*[.K115]+65" office:value-type="float" office:value="114" calcext:value-type="float">
            <text:p>114</text:p>
          </table:table-cell>
          <table:table-cell table:formula="of:=440*2^((64*[.E115]-4)/12)" office:value-type="float" office:value="5919.91076338615" calcext:value-type="float">
            <text:p>5919,91076338615</text:p>
          </table:table-cell>
        </table:table-row>
        <table:table-row table:style-name="ro1">
          <table:table-cell table:number-columns-repeated="4"/>
          <table:table-cell table:formula="of:=([.F116]-0.5)*2" office:value-type="float" office:value="0.78125" calcext:value-type="float">
            <text:p>0,78125</text:p>
          </table:table-cell>
          <table:table-cell table:formula="of:=([.G116]-1)/128" office:value-type="float" office:value="0.890625" calcext:value-type="float">
            <text:p>0,890625</text:p>
          </table:table-cell>
          <table:table-cell table:formula="of:=[.G115]+1" office:value-type="float" office:value="115" calcext:value-type="float">
            <text:p>115</text:p>
          </table:table-cell>
          <table:table-cell table:formula="of:=440*2^(([.G116] - 69)/12)" office:value-type="float" office:value="6271.92697570799" calcext:value-type="float">
            <text:p>6271,92697570799</text:p>
          </table:table-cell>
          <table:table-cell/>
          <table:table-cell table:formula="of:=[.J115]+1" office:value-type="float" office:value="115" calcext:value-type="float">
            <text:p>115</text:p>
          </table:table-cell>
          <table:table-cell table:formula="of:=((([.J116]-1)/128)-0.5)*2" office:value-type="float" office:value="0.78125" calcext:value-type="float">
            <text:p>0,78125</text:p>
          </table:table-cell>
          <table:table-cell table:formula="of:=([.J116]-1)/64-1" office:value-type="float" office:value="0.78125" calcext:value-type="float">
            <text:p>0,78125</text:p>
          </table:table-cell>
          <table:table-cell table:formula="of:=64*[.K116]+65" office:value-type="float" office:value="115" calcext:value-type="float">
            <text:p>115</text:p>
          </table:table-cell>
          <table:table-cell table:formula="of:=440*2^((64*[.E116]-4)/12)" office:value-type="float" office:value="6271.92697570799" calcext:value-type="float">
            <text:p>6271,92697570799</text:p>
          </table:table-cell>
        </table:table-row>
        <table:table-row table:style-name="ro1">
          <table:table-cell table:number-columns-repeated="4"/>
          <table:table-cell table:formula="of:=([.F117]-0.5)*2" office:value-type="float" office:value="0.796875" calcext:value-type="float">
            <text:p>0,796875</text:p>
          </table:table-cell>
          <table:table-cell table:formula="of:=([.G117]-1)/128" office:value-type="float" office:value="0.8984375" calcext:value-type="float">
            <text:p>0,8984375</text:p>
          </table:table-cell>
          <table:table-cell table:formula="of:=[.G116]+1" office:value-type="float" office:value="116" calcext:value-type="float">
            <text:p>116</text:p>
          </table:table-cell>
          <table:table-cell table:formula="of:=440*2^(([.G117] - 69)/12)" office:value-type="float" office:value="6644.87516127912" calcext:value-type="float">
            <text:p>6644,87516127912</text:p>
          </table:table-cell>
          <table:table-cell/>
          <table:table-cell table:formula="of:=[.J116]+1" office:value-type="float" office:value="116" calcext:value-type="float">
            <text:p>116</text:p>
          </table:table-cell>
          <table:table-cell table:formula="of:=((([.J117]-1)/128)-0.5)*2" office:value-type="float" office:value="0.796875" calcext:value-type="float">
            <text:p>0,796875</text:p>
          </table:table-cell>
          <table:table-cell table:formula="of:=([.J117]-1)/64-1" office:value-type="float" office:value="0.796875" calcext:value-type="float">
            <text:p>0,796875</text:p>
          </table:table-cell>
          <table:table-cell table:formula="of:=64*[.K117]+65" office:value-type="float" office:value="116" calcext:value-type="float">
            <text:p>116</text:p>
          </table:table-cell>
          <table:table-cell table:formula="of:=440*2^((64*[.E117]-4)/12)" office:value-type="float" office:value="6644.87516127912" calcext:value-type="float">
            <text:p>6644,87516127912</text:p>
          </table:table-cell>
        </table:table-row>
        <table:table-row table:style-name="ro1">
          <table:table-cell table:number-columns-repeated="4"/>
          <table:table-cell table:formula="of:=([.F118]-0.5)*2" office:value-type="float" office:value="0.8125" calcext:value-type="float">
            <text:p>0,8125</text:p>
          </table:table-cell>
          <table:table-cell table:formula="of:=([.G118]-1)/128" office:value-type="float" office:value="0.90625" calcext:value-type="float">
            <text:p>0,90625</text:p>
          </table:table-cell>
          <table:table-cell table:formula="of:=[.G117]+1" office:value-type="float" office:value="117" calcext:value-type="float">
            <text:p>117</text:p>
          </table:table-cell>
          <table:table-cell table:formula="of:=440*2^(([.G118] - 69)/12)" office:value-type="float" office:value="7040" calcext:value-type="float">
            <text:p>7040</text:p>
          </table:table-cell>
          <table:table-cell/>
          <table:table-cell table:formula="of:=[.J117]+1" office:value-type="float" office:value="117" calcext:value-type="float">
            <text:p>117</text:p>
          </table:table-cell>
          <table:table-cell table:formula="of:=((([.J118]-1)/128)-0.5)*2" office:value-type="float" office:value="0.8125" calcext:value-type="float">
            <text:p>0,8125</text:p>
          </table:table-cell>
          <table:table-cell table:formula="of:=([.J118]-1)/64-1" office:value-type="float" office:value="0.8125" calcext:value-type="float">
            <text:p>0,8125</text:p>
          </table:table-cell>
          <table:table-cell table:formula="of:=64*[.K118]+65" office:value-type="float" office:value="117" calcext:value-type="float">
            <text:p>117</text:p>
          </table:table-cell>
          <table:table-cell table:formula="of:=440*2^((64*[.E118]-4)/12)" office:value-type="float" office:value="7040" calcext:value-type="float">
            <text:p>7040</text:p>
          </table:table-cell>
        </table:table-row>
        <table:table-row table:style-name="ro1">
          <table:table-cell table:number-columns-repeated="4"/>
          <table:table-cell table:formula="of:=([.F119]-0.5)*2" office:value-type="float" office:value="0.828125" calcext:value-type="float">
            <text:p>0,828125</text:p>
          </table:table-cell>
          <table:table-cell table:formula="of:=([.G119]-1)/128" office:value-type="float" office:value="0.9140625" calcext:value-type="float">
            <text:p>0,9140625</text:p>
          </table:table-cell>
          <table:table-cell table:formula="of:=[.G118]+1" office:value-type="float" office:value="118" calcext:value-type="float">
            <text:p>118</text:p>
          </table:table-cell>
          <table:table-cell table:formula="of:=440*2^(([.G119] - 69)/12)" office:value-type="float" office:value="7458.62018428944" calcext:value-type="float">
            <text:p>7458,62018428944</text:p>
          </table:table-cell>
          <table:table-cell/>
          <table:table-cell table:formula="of:=[.J118]+1" office:value-type="float" office:value="118" calcext:value-type="float">
            <text:p>118</text:p>
          </table:table-cell>
          <table:table-cell table:formula="of:=((([.J119]-1)/128)-0.5)*2" office:value-type="float" office:value="0.828125" calcext:value-type="float">
            <text:p>0,828125</text:p>
          </table:table-cell>
          <table:table-cell table:formula="of:=([.J119]-1)/64-1" office:value-type="float" office:value="0.828125" calcext:value-type="float">
            <text:p>0,828125</text:p>
          </table:table-cell>
          <table:table-cell table:formula="of:=64*[.K119]+65" office:value-type="float" office:value="118" calcext:value-type="float">
            <text:p>118</text:p>
          </table:table-cell>
          <table:table-cell table:formula="of:=440*2^((64*[.E119]-4)/12)" office:value-type="float" office:value="7458.62018428944" calcext:value-type="float">
            <text:p>7458,62018428944</text:p>
          </table:table-cell>
        </table:table-row>
        <table:table-row table:style-name="ro1">
          <table:table-cell table:number-columns-repeated="4"/>
          <table:table-cell table:formula="of:=([.F120]-0.5)*2" office:value-type="float" office:value="0.84375" calcext:value-type="float">
            <text:p>0,84375</text:p>
          </table:table-cell>
          <table:table-cell table:formula="of:=([.G120]-1)/128" office:value-type="float" office:value="0.921875" calcext:value-type="float">
            <text:p>0,921875</text:p>
          </table:table-cell>
          <table:table-cell table:formula="of:=[.G119]+1" office:value-type="float" office:value="119" calcext:value-type="float">
            <text:p>119</text:p>
          </table:table-cell>
          <table:table-cell table:formula="of:=440*2^(([.G120] - 69)/12)" office:value-type="float" office:value="7902.13282009799" calcext:value-type="float">
            <text:p>7902,13282009799</text:p>
          </table:table-cell>
          <table:table-cell/>
          <table:table-cell table:formula="of:=[.J119]+1" office:value-type="float" office:value="119" calcext:value-type="float">
            <text:p>119</text:p>
          </table:table-cell>
          <table:table-cell table:formula="of:=((([.J120]-1)/128)-0.5)*2" office:value-type="float" office:value="0.84375" calcext:value-type="float">
            <text:p>0,84375</text:p>
          </table:table-cell>
          <table:table-cell table:formula="of:=([.J120]-1)/64-1" office:value-type="float" office:value="0.84375" calcext:value-type="float">
            <text:p>0,84375</text:p>
          </table:table-cell>
          <table:table-cell table:formula="of:=64*[.K120]+65" office:value-type="float" office:value="119" calcext:value-type="float">
            <text:p>119</text:p>
          </table:table-cell>
          <table:table-cell table:formula="of:=440*2^((64*[.E120]-4)/12)" office:value-type="float" office:value="7902.13282009799" calcext:value-type="float">
            <text:p>7902,13282009799</text:p>
          </table:table-cell>
        </table:table-row>
        <table:table-row table:style-name="ro1">
          <table:table-cell table:number-columns-repeated="4"/>
          <table:table-cell table:formula="of:=([.F121]-0.5)*2" office:value-type="float" office:value="0.859375" calcext:value-type="float">
            <text:p>0,859375</text:p>
          </table:table-cell>
          <table:table-cell table:formula="of:=([.G121]-1)/128" office:value-type="float" office:value="0.9296875" calcext:value-type="float">
            <text:p>0,9296875</text:p>
          </table:table-cell>
          <table:table-cell table:formula="of:=[.G120]+1" office:value-type="float" office:value="120" calcext:value-type="float">
            <text:p>120</text:p>
          </table:table-cell>
          <table:table-cell table:formula="of:=440*2^(([.G121] - 69)/12)" office:value-type="float" office:value="8372.01808961916" calcext:value-type="float">
            <text:p>8372,01808961916</text:p>
          </table:table-cell>
          <table:table-cell/>
          <table:table-cell table:formula="of:=[.J120]+1" office:value-type="float" office:value="120" calcext:value-type="float">
            <text:p>120</text:p>
          </table:table-cell>
          <table:table-cell table:formula="of:=((([.J121]-1)/128)-0.5)*2" office:value-type="float" office:value="0.859375" calcext:value-type="float">
            <text:p>0,859375</text:p>
          </table:table-cell>
          <table:table-cell table:formula="of:=([.J121]-1)/64-1" office:value-type="float" office:value="0.859375" calcext:value-type="float">
            <text:p>0,859375</text:p>
          </table:table-cell>
          <table:table-cell table:formula="of:=64*[.K121]+65" office:value-type="float" office:value="120" calcext:value-type="float">
            <text:p>120</text:p>
          </table:table-cell>
          <table:table-cell table:formula="of:=440*2^((64*[.E121]-4)/12)" office:value-type="float" office:value="8372.01808961916" calcext:value-type="float">
            <text:p>8372,01808961916</text:p>
          </table:table-cell>
        </table:table-row>
        <table:table-row table:style-name="ro1">
          <table:table-cell table:number-columns-repeated="4"/>
          <table:table-cell table:formula="of:=([.F122]-0.5)*2" office:value-type="float" office:value="0.875" calcext:value-type="float">
            <text:p>0,875</text:p>
          </table:table-cell>
          <table:table-cell table:formula="of:=([.G122]-1)/128" office:value-type="float" office:value="0.9375" calcext:value-type="float">
            <text:p>0,9375</text:p>
          </table:table-cell>
          <table:table-cell table:formula="of:=[.G121]+1" office:value-type="float" office:value="121" calcext:value-type="float">
            <text:p>121</text:p>
          </table:table-cell>
          <table:table-cell table:formula="of:=440*2^(([.G122] - 69)/12)" office:value-type="float" office:value="8869.84419125991" calcext:value-type="float">
            <text:p>8869,84419125991</text:p>
          </table:table-cell>
          <table:table-cell/>
          <table:table-cell table:formula="of:=[.J121]+1" office:value-type="float" office:value="121" calcext:value-type="float">
            <text:p>121</text:p>
          </table:table-cell>
          <table:table-cell table:formula="of:=((([.J122]-1)/128)-0.5)*2" office:value-type="float" office:value="0.875" calcext:value-type="float">
            <text:p>0,875</text:p>
          </table:table-cell>
          <table:table-cell table:formula="of:=([.J122]-1)/64-1" office:value-type="float" office:value="0.875" calcext:value-type="float">
            <text:p>0,875</text:p>
          </table:table-cell>
          <table:table-cell table:formula="of:=64*[.K122]+65" office:value-type="float" office:value="121" calcext:value-type="float">
            <text:p>121</text:p>
          </table:table-cell>
          <table:table-cell table:formula="of:=440*2^((64*[.E122]-4)/12)" office:value-type="float" office:value="8869.84419125991" calcext:value-type="float">
            <text:p>8869,84419125991</text:p>
          </table:table-cell>
        </table:table-row>
        <table:table-row table:style-name="ro1">
          <table:table-cell table:number-columns-repeated="4"/>
          <table:table-cell table:formula="of:=([.F123]-0.5)*2" office:value-type="float" office:value="0.890625" calcext:value-type="float">
            <text:p>0,890625</text:p>
          </table:table-cell>
          <table:table-cell table:formula="of:=([.G123]-1)/128" office:value-type="float" office:value="0.9453125" calcext:value-type="float">
            <text:p>0,9453125</text:p>
          </table:table-cell>
          <table:table-cell table:formula="of:=[.G122]+1" office:value-type="float" office:value="122" calcext:value-type="float">
            <text:p>122</text:p>
          </table:table-cell>
          <table:table-cell table:formula="of:=440*2^(([.G123] - 69)/12)" office:value-type="float" office:value="9397.27257335704" calcext:value-type="float">
            <text:p>9397,27257335704</text:p>
          </table:table-cell>
          <table:table-cell/>
          <table:table-cell table:formula="of:=[.J122]+1" office:value-type="float" office:value="122" calcext:value-type="float">
            <text:p>122</text:p>
          </table:table-cell>
          <table:table-cell table:formula="of:=((([.J123]-1)/128)-0.5)*2" office:value-type="float" office:value="0.890625" calcext:value-type="float">
            <text:p>0,890625</text:p>
          </table:table-cell>
          <table:table-cell table:formula="of:=([.J123]-1)/64-1" office:value-type="float" office:value="0.890625" calcext:value-type="float">
            <text:p>0,890625</text:p>
          </table:table-cell>
          <table:table-cell table:formula="of:=64*[.K123]+65" office:value-type="float" office:value="122" calcext:value-type="float">
            <text:p>122</text:p>
          </table:table-cell>
          <table:table-cell table:formula="of:=440*2^((64*[.E123]-4)/12)" office:value-type="float" office:value="9397.27257335704" calcext:value-type="float">
            <text:p>9397,27257335704</text:p>
          </table:table-cell>
        </table:table-row>
        <table:table-row table:style-name="ro1">
          <table:table-cell table:number-columns-repeated="4"/>
          <table:table-cell table:formula="of:=([.F124]-0.5)*2" office:value-type="float" office:value="0.90625" calcext:value-type="float">
            <text:p>0,90625</text:p>
          </table:table-cell>
          <table:table-cell table:formula="of:=([.G124]-1)/128" office:value-type="float" office:value="0.953125" calcext:value-type="float">
            <text:p>0,953125</text:p>
          </table:table-cell>
          <table:table-cell table:formula="of:=[.G123]+1" office:value-type="float" office:value="123" calcext:value-type="float">
            <text:p>123</text:p>
          </table:table-cell>
          <table:table-cell table:formula="of:=440*2^(([.G124] - 69)/12)" office:value-type="float" office:value="9956.06347910659" calcext:value-type="float">
            <text:p>9956,06347910659</text:p>
          </table:table-cell>
          <table:table-cell/>
          <table:table-cell table:formula="of:=[.J123]+1" office:value-type="float" office:value="123" calcext:value-type="float">
            <text:p>123</text:p>
          </table:table-cell>
          <table:table-cell table:formula="of:=((([.J124]-1)/128)-0.5)*2" office:value-type="float" office:value="0.90625" calcext:value-type="float">
            <text:p>0,90625</text:p>
          </table:table-cell>
          <table:table-cell table:formula="of:=([.J124]-1)/64-1" office:value-type="float" office:value="0.90625" calcext:value-type="float">
            <text:p>0,90625</text:p>
          </table:table-cell>
          <table:table-cell table:formula="of:=64*[.K124]+65" office:value-type="float" office:value="123" calcext:value-type="float">
            <text:p>123</text:p>
          </table:table-cell>
          <table:table-cell table:formula="of:=440*2^((64*[.E124]-4)/12)" office:value-type="float" office:value="9956.06347910659" calcext:value-type="float">
            <text:p>9956,06347910659</text:p>
          </table:table-cell>
        </table:table-row>
        <table:table-row table:style-name="ro1">
          <table:table-cell table:number-columns-repeated="4"/>
          <table:table-cell table:formula="of:=([.F125]-0.5)*2" office:value-type="float" office:value="0.921875" calcext:value-type="float">
            <text:p>0,921875</text:p>
          </table:table-cell>
          <table:table-cell table:formula="of:=([.G125]-1)/128" office:value-type="float" office:value="0.9609375" calcext:value-type="float">
            <text:p>0,9609375</text:p>
          </table:table-cell>
          <table:table-cell table:formula="of:=[.G124]+1" office:value-type="float" office:value="124" calcext:value-type="float">
            <text:p>124</text:p>
          </table:table-cell>
          <table:table-cell table:formula="of:=440*2^(([.G125] - 69)/12)" office:value-type="float" office:value="10548.0818212118" calcext:value-type="float">
            <text:p>10548,0818212118</text:p>
          </table:table-cell>
          <table:table-cell/>
          <table:table-cell table:formula="of:=[.J124]+1" office:value-type="float" office:value="124" calcext:value-type="float">
            <text:p>124</text:p>
          </table:table-cell>
          <table:table-cell table:formula="of:=((([.J125]-1)/128)-0.5)*2" office:value-type="float" office:value="0.921875" calcext:value-type="float">
            <text:p>0,921875</text:p>
          </table:table-cell>
          <table:table-cell table:formula="of:=([.J125]-1)/64-1" office:value-type="float" office:value="0.921875" calcext:value-type="float">
            <text:p>0,921875</text:p>
          </table:table-cell>
          <table:table-cell table:formula="of:=64*[.K125]+65" office:value-type="float" office:value="124" calcext:value-type="float">
            <text:p>124</text:p>
          </table:table-cell>
          <table:table-cell table:formula="of:=440*2^((64*[.E125]-4)/12)" office:value-type="float" office:value="10548.0818212118" calcext:value-type="float">
            <text:p>10548,0818212118</text:p>
          </table:table-cell>
        </table:table-row>
        <table:table-row table:style-name="ro1">
          <table:table-cell table:number-columns-repeated="4"/>
          <table:table-cell table:formula="of:=([.F126]-0.5)*2" office:value-type="float" office:value="0.9375" calcext:value-type="float">
            <text:p>0,9375</text:p>
          </table:table-cell>
          <table:table-cell table:formula="of:=([.G126]-1)/128" office:value-type="float" office:value="0.96875" calcext:value-type="float">
            <text:p>0,96875</text:p>
          </table:table-cell>
          <table:table-cell table:formula="of:=[.G125]+1" office:value-type="float" office:value="125" calcext:value-type="float">
            <text:p>125</text:p>
          </table:table-cell>
          <table:table-cell table:formula="of:=440*2^(([.G126] - 69)/12)" office:value-type="float" office:value="11175.3034058561" calcext:value-type="float">
            <text:p>11175,3034058561</text:p>
          </table:table-cell>
          <table:table-cell/>
          <table:table-cell table:formula="of:=[.J125]+1" office:value-type="float" office:value="125" calcext:value-type="float">
            <text:p>125</text:p>
          </table:table-cell>
          <table:table-cell table:formula="of:=((([.J126]-1)/128)-0.5)*2" office:value-type="float" office:value="0.9375" calcext:value-type="float">
            <text:p>0,9375</text:p>
          </table:table-cell>
          <table:table-cell table:formula="of:=([.J126]-1)/64-1" office:value-type="float" office:value="0.9375" calcext:value-type="float">
            <text:p>0,9375</text:p>
          </table:table-cell>
          <table:table-cell table:formula="of:=64*[.K126]+65" office:value-type="float" office:value="125" calcext:value-type="float">
            <text:p>125</text:p>
          </table:table-cell>
          <table:table-cell table:formula="of:=440*2^((64*[.E126]-4)/12)" office:value-type="float" office:value="11175.3034058561" calcext:value-type="float">
            <text:p>11175,3034058561</text:p>
          </table:table-cell>
        </table:table-row>
        <table:table-row table:style-name="ro1">
          <table:table-cell table:number-columns-repeated="4"/>
          <table:table-cell table:formula="of:=([.F127]-0.5)*2" office:value-type="float" office:value="0.953125" calcext:value-type="float">
            <text:p>0,953125</text:p>
          </table:table-cell>
          <table:table-cell table:formula="of:=([.G127]-1)/128" office:value-type="float" office:value="0.9765625" calcext:value-type="float">
            <text:p>0,9765625</text:p>
          </table:table-cell>
          <table:table-cell table:formula="of:=[.G126]+1" office:value-type="float" office:value="126" calcext:value-type="float">
            <text:p>126</text:p>
          </table:table-cell>
          <table:table-cell table:formula="of:=440*2^(([.G127] - 69)/12)" office:value-type="float" office:value="11839.8215267723" calcext:value-type="float">
            <text:p>11839,8215267723</text:p>
          </table:table-cell>
          <table:table-cell/>
          <table:table-cell table:formula="of:=[.J126]+1" office:value-type="float" office:value="126" calcext:value-type="float">
            <text:p>126</text:p>
          </table:table-cell>
          <table:table-cell table:formula="of:=((([.J127]-1)/128)-0.5)*2" office:value-type="float" office:value="0.953125" calcext:value-type="float">
            <text:p>0,953125</text:p>
          </table:table-cell>
          <table:table-cell table:formula="of:=([.J127]-1)/64-1" office:value-type="float" office:value="0.953125" calcext:value-type="float">
            <text:p>0,953125</text:p>
          </table:table-cell>
          <table:table-cell table:formula="of:=64*[.K127]+65" office:value-type="float" office:value="126" calcext:value-type="float">
            <text:p>126</text:p>
          </table:table-cell>
          <table:table-cell table:formula="of:=440*2^((64*[.E127]-4)/12)" office:value-type="float" office:value="11839.8215267723" calcext:value-type="float">
            <text:p>11839,8215267723</text:p>
          </table:table-cell>
        </table:table-row>
        <table:table-row table:style-name="ro1">
          <table:table-cell table:number-columns-repeated="4"/>
          <table:table-cell table:formula="of:=([.F128]-0.5)*2" office:value-type="float" office:value="0.96875" calcext:value-type="float">
            <text:p>0,96875</text:p>
          </table:table-cell>
          <table:table-cell table:formula="of:=([.G128]-1)/128" office:value-type="float" office:value="0.984375" calcext:value-type="float">
            <text:p>0,984375</text:p>
          </table:table-cell>
          <table:table-cell table:formula="of:=[.G127]+1" office:value-type="float" office:value="127" calcext:value-type="float">
            <text:p>127</text:p>
          </table:table-cell>
          <table:table-cell table:formula="of:=440*2^(([.G128] - 69)/12)" office:value-type="float" office:value="12543.853951416" calcext:value-type="float">
            <text:p>12543,853951416</text:p>
          </table:table-cell>
          <table:table-cell/>
          <table:table-cell table:formula="of:=[.J127]+1" office:value-type="float" office:value="127" calcext:value-type="float">
            <text:p>127</text:p>
          </table:table-cell>
          <table:table-cell table:formula="of:=((([.J128]-1)/128)-0.5)*2" office:value-type="float" office:value="0.96875" calcext:value-type="float">
            <text:p>0,96875</text:p>
          </table:table-cell>
          <table:table-cell table:formula="of:=([.J128]-1)/64-1" office:value-type="float" office:value="0.96875" calcext:value-type="float">
            <text:p>0,96875</text:p>
          </table:table-cell>
          <table:table-cell table:formula="of:=64*[.K128]+65" office:value-type="float" office:value="127" calcext:value-type="float">
            <text:p>127</text:p>
          </table:table-cell>
          <table:table-cell table:formula="of:=440*2^((64*[.E128]-4)/12)" office:value-type="float" office:value="12543.853951416" calcext:value-type="float">
            <text:p>12543,853951416</text:p>
          </table:table-cell>
        </table:table-row>
        <table:table-row table:style-name="ro1">
          <table:table-cell table:number-columns-repeated="4"/>
          <table:table-cell table:formula="of:=([.F129]-0.5)*2" office:value-type="float" office:value="0.984375" calcext:value-type="float">
            <text:p>0,984375</text:p>
          </table:table-cell>
          <table:table-cell table:formula="of:=([.G129]-1)/128" office:value-type="float" office:value="0.9921875" calcext:value-type="float">
            <text:p>0,9921875</text:p>
          </table:table-cell>
          <table:table-cell table:formula="of:=[.G128]+1" office:value-type="float" office:value="128" calcext:value-type="float">
            <text:p>128</text:p>
          </table:table-cell>
          <table:table-cell table:formula="of:=440*2^(([.G129] - 69)/12)" office:value-type="float" office:value="13289.7503225582" calcext:value-type="float">
            <text:p>13289,7503225582</text:p>
          </table:table-cell>
          <table:table-cell/>
          <table:table-cell table:formula="of:=[.J128]+1" office:value-type="float" office:value="128" calcext:value-type="float">
            <text:p>128</text:p>
          </table:table-cell>
          <table:table-cell table:formula="of:=((([.J129]-1)/128)-0.5)*2" office:value-type="float" office:value="0.984375" calcext:value-type="float">
            <text:p>0,984375</text:p>
          </table:table-cell>
          <table:table-cell table:formula="of:=([.J129]-1)/64-1" office:value-type="float" office:value="0.984375" calcext:value-type="float">
            <text:p>0,984375</text:p>
          </table:table-cell>
          <table:table-cell table:formula="of:=64*[.K129]+65" office:value-type="float" office:value="128" calcext:value-type="float">
            <text:p>128</text:p>
          </table:table-cell>
          <table:table-cell table:formula="of:=440*2^((64*[.E129]-4)/12)" office:value-type="float" office:value="13289.7503225582" calcext:value-type="float">
            <text:p>13289,7503225582</text:p>
          </table:table-cell>
        </table:table-row>
        <table:table-row table:style-name="ro1">
          <table:table-cell table:number-columns-repeated="4"/>
          <table:table-cell table:formula="of:=([.F130]-0.5)*2" office:value-type="float" office:value="1" calcext:value-type="float">
            <text:p>1</text:p>
          </table:table-cell>
          <table:table-cell table:formula="of:=([.G130]-1)/128" office:value-type="float" office:value="1" calcext:value-type="float">
            <text:p>1</text:p>
          </table:table-cell>
          <table:table-cell table:formula="of:=[.G129]+1" office:value-type="float" office:value="129" calcext:value-type="float">
            <text:p>129</text:p>
          </table:table-cell>
          <table:table-cell table:formula="of:=440*2^(([.G130] - 69)/12)" office:value-type="float" office:value="14080" calcext:value-type="float">
            <text:p>14080</text:p>
          </table:table-cell>
          <table:table-cell/>
          <table:table-cell table:formula="of:=[.J129]+1" office:value-type="float" office:value="129" calcext:value-type="float">
            <text:p>129</text:p>
          </table:table-cell>
          <table:table-cell table:formula="of:=((([.J130]-1)/128)-0.5)*2" office:value-type="float" office:value="1" calcext:value-type="float">
            <text:p>1</text:p>
          </table:table-cell>
          <table:table-cell table:formula="of:=([.J130]-1)/64-1" office:value-type="float" office:value="1" calcext:value-type="float">
            <text:p>1</text:p>
          </table:table-cell>
          <table:table-cell table:formula="of:=64*[.K130]+65" office:value-type="float" office:value="129" calcext:value-type="float">
            <text:p>129</text:p>
          </table:table-cell>
          <table:table-cell table:formula="of:=440*2^((64*[.E130]-4)/12)" office:value-type="float" office:value="14080" calcext:value-type="float">
            <text:p>14080</text:p>
          </table:table-cell>
        </table:table-row>
      </table:table>
      <table:table table:name="Feuille2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DO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 : Frequency</text:p>
          </table:table-cell>
          <table:table-cell/>
        </table:table-row>
        <table:table-row table:style-name="ro1">
          <table:table-cell office:value-type="string" calcext:value-type="string">
            <text:p>M : Midi no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pan text:style-name="T1">F = 440*2^((</text:span><text:span text:style-name="T2">M</text:span><text:span text:style-name="T1"> - 69)/12)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span text:style-name="T3">V =(((</text:span><text:span text:style-name="T4">M</text:span><text:span text:style-name="T3">-1)/128)-0,5)*2</text:span></text:p>
            <text:p><text:span text:style-name="T5">V = (M-1)/64 -1</text:span></text:p>
          </table:table-cell>
          <table:table-cell/>
        </table:table-row>
        <table:table-row table:style-name="ro1">
          <table:table-cell office:value-type="string" calcext:value-type="string">
            <text:p>M = 64 * (V+1)+1</text:p>
          </table:table-cell>
          <table:table-cell/>
        </table:table-row>
        <table:table-row table:style-name="ro1">
          <table:table-cell office:value-type="string" calcext:value-type="string">
            <text:p>M = 64*V+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= 440*2^((M – 69)/12)</text:p>
          </table:table-cell>
          <table:table-cell/>
        </table:table-row>
        <table:table-row table:style-name="ro1">
          <table:table-cell office:value-type="string" calcext:value-type="string">
            <text:p><text:span text:style-name="T6">F = 440*2^((64*V-4</text:span>)/1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45:02.519948095</meta:creation-date>
    <dc:date>2019-09-05T14:01:23.994231617</dc:date>
    <meta:editing-duration>PT3H13M17S</meta:editing-duration>
    <meta:editing-cycles>9</meta:editing-cycles>
    <meta:generator>LibreOffice/6.2.6.2$Linux_X86_64 LibreOffice_project/20$Build-2</meta:generator>
    <meta:document-statistic meta:table-count="2" meta:cell-count="1181" meta:object-count="0"/>
  </office:meta>
</office:document-meta>
</file>